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22.357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RTUALIZER_direct_time_regist_resource(2)_08_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.27420568466186523</text:p>
          </table:table-cell>
          <table:table-cell office:value-type="string" calcext:value-type="string">
            <text:p>2021-07-08 12:35:46.045038</text:p>
          </table:table-cell>
          <table:table-cell office:value-type="string" calcext:value-type="string">
            <text:p>{"data":{"id":387,"uri":null,"created_at":"2021-07-08T15:35:45.973Z","updated_at":"2021-07-08T15:35:45.973Z","lat":9.0,"lon":29.0,"status":"active","collect_interval":null,"description":"Recurso para testes","uuid":"66c1c73f-c02b-4638-94f4-0337e7951e1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920395851135254</text:p>
          </table:table-cell>
          <table:table-cell office:value-type="string" calcext:value-type="string">
            <text:p>2021-07-08 12:36:16.429500</text:p>
          </table:table-cell>
          <table:table-cell office:value-type="string" calcext:value-type="string">
            <text:p>{"data":{"id":388,"uri":null,"created_at":"2021-07-08T15:36:16.376Z","updated_at":"2021-07-08T15:36:16.376Z","lat":14.0,"lon":31.0,"status":"active","collect_interval":null,"description":"TESTE de Recurso","uuid":"d35dacec-86ab-4050-957c-d78a800639e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691872596740723</text:p>
          </table:table-cell>
          <table:table-cell office:value-type="string" calcext:value-type="string">
            <text:p>2021-07-08 12:36:46.775052</text:p>
          </table:table-cell>
          <table:table-cell office:value-type="string" calcext:value-type="string">
            <text:p>{"data":{"id":389,"uri":null,"created_at":"2021-07-08T15:36:46.721Z","updated_at":"2021-07-08T15:36:46.721Z","lat":0.0,"lon":16.0,"status":"active","collect_interval":null,"description":"teste de Recurso","uuid":"a04a2329-292c-4f74-b79b-767fd4e86be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621846199035645</text:p>
          </table:table-cell>
          <table:table-cell office:value-type="string" calcext:value-type="string">
            <text:p>2021-07-08 12:37:17.140534</text:p>
          </table:table-cell>
          <table:table-cell office:value-type="string" calcext:value-type="string">
            <text:p>{"data":{"id":390,"uri":null,"created_at":"2021-07-08T15:37:17.075Z","updated_at":"2021-07-08T15:37:17.075Z","lat":1.0,"lon":34.0,"status":"active","collect_interval":null,"description":"Recurso para testes","uuid":"0db12dea-467b-4494-89b6-766302d5bb6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5124669075012207</text:p>
          </table:table-cell>
          <table:table-cell office:value-type="string" calcext:value-type="string">
            <text:p>2021-07-08 12:37:47.568243</text:p>
          </table:table-cell>
          <table:table-cell office:value-type="string" calcext:value-type="string">
            <text:p>{"data":{"id":391,"uri":null,"created_at":"2021-07-08T15:37:47.515Z","updated_at":"2021-07-08T15:37:47.515Z","lat":33.0,"lon":48.0,"status":"active","collect_interval":null,"description":"TESTE de Recurso","uuid":"db58f02c-2d31-46f4-8c5d-725728d3c73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376206398010254</text:p>
          </table:table-cell>
          <table:table-cell office:value-type="string" calcext:value-type="string">
            <text:p>2021-07-08 12:38:17.909713</text:p>
          </table:table-cell>
          <table:table-cell office:value-type="string" calcext:value-type="string">
            <text:p>{"data":{"id":392,"uri":null,"created_at":"2021-07-08T15:38:17.857Z","updated_at":"2021-07-08T15:38:17.857Z","lat":22.0,"lon":35.0,"status":"active","collect_interval":null,"description":"teste de Recurso","uuid":"e211e709-b4dd-4872-96c3-593cb1b2343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625399589538574</text:p>
          </table:table-cell>
          <table:table-cell office:value-type="string" calcext:value-type="string">
            <text:p>2021-07-08 12:38:48.284013</text:p>
          </table:table-cell>
          <table:table-cell office:value-type="string" calcext:value-type="string">
            <text:p>{"data":{"id":393,"uri":null,"created_at":"2021-07-08T15:38:48.217Z","updated_at":"2021-07-08T15:38:48.217Z","lat":9.0,"lon":45.0,"status":"active","collect_interval":null,"description":"Recurso para testes","uuid":"c1aafb8b-6ee6-47a6-8202-d8cbc393122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90354061126709</text:p>
          </table:table-cell>
          <table:table-cell office:value-type="string" calcext:value-type="string">
            <text:p>2021-07-08 12:39:18.653937</text:p>
          </table:table-cell>
          <table:table-cell office:value-type="string" calcext:value-type="string">
            <text:p>{"data":{"id":394,"uri":null,"created_at":"2021-07-08T15:39:18.602Z","updated_at":"2021-07-08T15:39:18.602Z","lat":10.0,"lon":2.0,"status":"active","collect_interval":null,"description":"TESTE de Recurso","uuid":"565ced5a-6ea7-42a2-8d14-e28045a334da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25437927246094</text:p>
          </table:table-cell>
          <table:table-cell office:value-type="string" calcext:value-type="string">
            <text:p>2021-07-08 12:39:49.015743</text:p>
          </table:table-cell>
          <table:table-cell office:value-type="string" calcext:value-type="string">
            <text:p>{"data":{"id":395,"uri":null,"created_at":"2021-07-08T15:39:48.958Z","updated_at":"2021-07-08T15:39:48.958Z","lat":45.0,"lon":3.0,"status":"active","collect_interval":null,"description":"teste de Recurso","uuid":"0bccb065-a678-45c1-820e-f20c2e3c12b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289825439453125</text:p>
          </table:table-cell>
          <table:table-cell office:value-type="string" calcext:value-type="string">
            <text:p>2021-07-08 12:40:19.380204</text:p>
          </table:table-cell>
          <table:table-cell office:value-type="string" calcext:value-type="string">
            <text:p>{"data":{"id":396,"uri":null,"created_at":"2021-07-08T15:40:19.319Z","updated_at":"2021-07-08T15:40:19.319Z","lat":0.0,"lon":21.0,"status":"active","collect_interval":null,"description":"Recurso para testes","uuid":"11e36869-9588-487e-9bfd-3ec1d80c61b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11713981628418</text:p>
          </table:table-cell>
          <table:table-cell office:value-type="string" calcext:value-type="string">
            <text:p>2021-07-08 12:40:49.750243</text:p>
          </table:table-cell>
          <table:table-cell office:value-type="string" calcext:value-type="string">
            <text:p>{"data":{"id":397,"uri":null,"created_at":"2021-07-08T15:40:49.699Z","updated_at":"2021-07-08T15:40:49.699Z","lat":27.0,"lon":39.0,"status":"active","collect_interval":null,"description":"TESTE de Recurso","uuid":"c10db9d3-6249-48cb-8336-8b9462ae36a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195674896240234</text:p>
          </table:table-cell>
          <table:table-cell office:value-type="string" calcext:value-type="string">
            <text:p>2021-07-08 12:41:20.139381</text:p>
          </table:table-cell>
          <table:table-cell office:value-type="string" calcext:value-type="string">
            <text:p>{"data":{"id":398,"uri":null,"created_at":"2021-07-08T15:41:20.092Z","updated_at":"2021-07-08T15:41:20.092Z","lat":10.0,"lon":0.0,"status":"active","collect_interval":null,"description":"teste de Recurso","uuid":"c8fbd7d6-8e0e-4967-8b93-18dd425e7b4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390652656555176</text:p>
          </table:table-cell>
          <table:table-cell office:value-type="string" calcext:value-type="string">
            <text:p>2021-07-08 12:41:50.481600</text:p>
          </table:table-cell>
          <table:table-cell office:value-type="string" calcext:value-type="string">
            <text:p>{"data":{"id":399,"uri":null,"created_at":"2021-07-08T15:41:50.419Z","updated_at":"2021-07-08T15:41:50.419Z","lat":36.0,"lon":6.0,"status":"active","collect_interval":null,"description":"Recurso para testes","uuid":"a960f988-b756-4bde-ada5-68867157b28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8465065956115723</text:p>
          </table:table-cell>
          <table:table-cell office:value-type="string" calcext:value-type="string">
            <text:p>2021-07-08 12:42:20.851064</text:p>
          </table:table-cell>
          <table:table-cell office:value-type="string" calcext:value-type="string">
            <text:p>{"data":{"id":400,"uri":null,"created_at":"2021-07-08T15:42:20.803Z","updated_at":"2021-07-08T15:42:20.803Z","lat":6.0,"lon":12.0,"status":"active","collect_interval":null,"description":"TESTE de Recurso","uuid":"20618c6e-368c-4702-8305-d9f5f24024c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882391929626465</text:p>
          </table:table-cell>
          <table:table-cell office:value-type="string" calcext:value-type="string">
            <text:p>2021-07-08 12:42:51.202271</text:p>
          </table:table-cell>
          <table:table-cell office:value-type="string" calcext:value-type="string">
            <text:p>{"data":{"id":401,"uri":null,"created_at":"2021-07-08T15:42:51.145Z","updated_at":"2021-07-08T15:42:51.145Z","lat":19.0,"lon":12.0,"status":"active","collect_interval":null,"description":"teste de Recurso","uuid":"7101653b-7de9-4486-9879-b9f80534cb2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76838874816895</text:p>
          </table:table-cell>
          <table:table-cell office:value-type="string" calcext:value-type="string">
            <text:p>2021-07-08 12:43:21.578987</text:p>
          </table:table-cell>
          <table:table-cell office:value-type="string" calcext:value-type="string">
            <text:p>{"data":{"id":402,"uri":null,"created_at":"2021-07-08T15:43:21.523Z","updated_at":"2021-07-08T15:43:21.523Z","lat":12.0,"lon":24.0,"status":"active","collect_interval":null,"description":"Recurso para testes","uuid":"29197678-4674-4920-a3ff-dc02631e019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135568618774414</text:p>
          </table:table-cell>
          <table:table-cell office:value-type="string" calcext:value-type="string">
            <text:p>2021-07-08 12:43:51.998893</text:p>
          </table:table-cell>
          <table:table-cell office:value-type="string" calcext:value-type="string">
            <text:p>{"data":{"id":403,"uri":null,"created_at":"2021-07-08T15:43:51.940Z","updated_at":"2021-07-08T15:43:51.940Z","lat":25.0,"lon":46.0,"status":"active","collect_interval":null,"description":"TESTE de Recurso","uuid":"fe67b897-0669-4e03-91c0-e70f1f6886f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990944862365723</text:p>
          </table:table-cell>
          <table:table-cell office:value-type="string" calcext:value-type="string">
            <text:p>2021-07-08 12:44:22.317325</text:p>
          </table:table-cell>
          <table:table-cell office:value-type="string" calcext:value-type="string">
            <text:p>{"data":{"id":404,"uri":null,"created_at":"2021-07-08T15:44:22.264Z","updated_at":"2021-07-08T15:44:22.264Z","lat":20.0,"lon":41.0,"status":"active","collect_interval":null,"description":"teste de Recurso","uuid":"c15e5714-c2f0-40a1-8f7c-81d746556fd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4955859184265137</text:p>
          </table:table-cell>
          <table:table-cell office:value-type="string" calcext:value-type="string">
            <text:p>2021-07-08 12:44:52.808917</text:p>
          </table:table-cell>
          <table:table-cell office:value-type="string" calcext:value-type="string">
            <text:p>{"data":{"id":405,"uri":null,"created_at":"2021-07-08T15:44:52.742Z","updated_at":"2021-07-08T15:44:52.742Z","lat":14.0,"lon":3.0,"status":"active","collect_interval":null,"description":"Recurso para testes","uuid":"8efd7144-4d7a-4e83-b7cb-9593fe4dc35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554922103881836</text:p>
          </table:table-cell>
          <table:table-cell office:value-type="string" calcext:value-type="string">
            <text:p>2021-07-08 12:45:23.241651</text:p>
          </table:table-cell>
          <table:table-cell office:value-type="string" calcext:value-type="string">
            <text:p>{"data":{"id":406,"uri":null,"created_at":"2021-07-08T15:45:23.183Z","updated_at":"2021-07-08T15:45:23.183Z","lat":41.0,"lon":22.0,"status":"active","collect_interval":null,"description":"TESTE de Recurso","uuid":"73325685-707a-40fd-895d-cfdb85dc6a6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880769729614258</text:p>
          </table:table-cell>
          <table:table-cell office:value-type="string" calcext:value-type="string">
            <text:p>2021-07-08 12:45:53.586252</text:p>
          </table:table-cell>
          <table:table-cell office:value-type="string" calcext:value-type="string">
            <text:p>{"data":{"id":407,"uri":null,"created_at":"2021-07-08T15:45:53.526Z","updated_at":"2021-07-08T15:45:53.526Z","lat":40.0,"lon":16.0,"status":"active","collect_interval":null,"description":"teste de Recurso","uuid":"bb87a803-e143-4b45-bf1e-7836a570dc9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614836692810059</text:p>
          </table:table-cell>
          <table:table-cell office:value-type="string" calcext:value-type="string">
            <text:p>2021-07-08 12:46:23.962389</text:p>
          </table:table-cell>
          <table:table-cell office:value-type="string" calcext:value-type="string">
            <text:p>{"data":{"id":408,"uri":null,"created_at":"2021-07-08T15:46:23.903Z","updated_at":"2021-07-08T15:46:23.903Z","lat":35.0,"lon":14.0,"status":"active","collect_interval":null,"description":"Recurso para testes","uuid":"2e0ce766-bf3a-4b50-8d51-4e872c11247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203351974487305</text:p>
          </table:table-cell>
          <table:table-cell office:value-type="string" calcext:value-type="string">
            <text:p>2021-07-08 12:46:54.318997</text:p>
          </table:table-cell>
          <table:table-cell office:value-type="string" calcext:value-type="string">
            <text:p>{"data":{"id":409,"uri":null,"created_at":"2021-07-08T15:46:54.271Z","updated_at":"2021-07-08T15:46:54.271Z","lat":22.0,"lon":7.0,"status":"active","collect_interval":null,"description":"TESTE de Recurso","uuid":"21c584e5-d12d-4d59-8e32-6f07a18f5b6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8579530715942383</text:p>
          </table:table-cell>
          <table:table-cell office:value-type="string" calcext:value-type="string">
            <text:p>2021-07-08 12:47:24.641621</text:p>
          </table:table-cell>
          <table:table-cell office:value-type="string" calcext:value-type="string">
            <text:p>{"data":{"id":410,"uri":null,"created_at":"2021-07-08T15:47:24.596Z","updated_at":"2021-07-08T15:47:24.596Z","lat":30.0,"lon":13.0,"status":"active","collect_interval":null,"description":"teste de Recurso","uuid":"42f923a9-01b9-4be9-a4cd-92c9a32bf3e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935343742370605</text:p>
          </table:table-cell>
          <table:table-cell office:value-type="string" calcext:value-type="string">
            <text:p>2021-07-08 12:47:55.002228</text:p>
          </table:table-cell>
          <table:table-cell office:value-type="string" calcext:value-type="string">
            <text:p>{"data":{"id":411,"uri":null,"created_at":"2021-07-08T15:47:54.942Z","updated_at":"2021-07-08T15:47:54.942Z","lat":47.0,"lon":3.0,"status":"active","collect_interval":null,"description":"Recurso para testes","uuid":"e60a02bb-cf42-4cf9-aa9b-a3c636d5c43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721077919006348</text:p>
          </table:table-cell>
          <table:table-cell office:value-type="string" calcext:value-type="string">
            <text:p>2021-07-08 12:48:25.353962</text:p>
          </table:table-cell>
          <table:table-cell office:value-type="string" calcext:value-type="string">
            <text:p>{"data":{"id":412,"uri":null,"created_at":"2021-07-08T15:48:25.301Z","updated_at":"2021-07-08T15:48:25.301Z","lat":13.0,"lon":42.0,"status":"active","collect_interval":null,"description":"TESTE de Recurso","uuid":"5bf1cc69-e749-42c8-be40-ac0688e1b850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743847846984863</text:p>
          </table:table-cell>
          <table:table-cell office:value-type="string" calcext:value-type="string">
            <text:p>2021-07-08 12:48:55.761160</text:p>
          </table:table-cell>
          <table:table-cell office:value-type="string" calcext:value-type="string">
            <text:p>{"data":{"id":413,"uri":null,"created_at":"2021-07-08T15:48:55.710Z","updated_at":"2021-07-08T15:48:55.710Z","lat":38.0,"lon":12.0,"status":"active","collect_interval":null,"description":"teste de Recurso","uuid":"6591cefd-d0b2-4fdc-9f03-c13b3910ab4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443580627441406</text:p>
          </table:table-cell>
          <table:table-cell office:value-type="string" calcext:value-type="string">
            <text:p>2021-07-08 12:49:26.179493</text:p>
          </table:table-cell>
          <table:table-cell office:value-type="string" calcext:value-type="string">
            <text:p>{"data":{"id":414,"uri":null,"created_at":"2021-07-08T15:49:26.118Z","updated_at":"2021-07-08T15:49:26.118Z","lat":3.0,"lon":2.0,"status":"active","collect_interval":null,"description":"Recurso para testes","uuid":"5ceb724f-c88a-4157-87fb-159e8b5eb64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168209075927734</text:p>
          </table:table-cell>
          <table:table-cell office:value-type="string" calcext:value-type="string">
            <text:p>2021-07-08 12:49:56.558017</text:p>
          </table:table-cell>
          <table:table-cell office:value-type="string" calcext:value-type="string">
            <text:p>{"data":{"id":415,"uri":null,"created_at":"2021-07-08T15:49:56.508Z","updated_at":"2021-07-08T15:49:56.508Z","lat":10.0,"lon":40.0,"status":"active","collect_interval":null,"description":"TESTE de Recurso","uuid":"953eb2f2-b816-47bc-97c6-26133330a1ea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3986735343933105</text:p>
          </table:table-cell>
          <table:table-cell office:value-type="string" calcext:value-type="string">
            <text:p>2021-07-08 12:50:27.080765</text:p>
          </table:table-cell>
          <table:table-cell office:value-type="string" calcext:value-type="string">
            <text:p>{"data":{"id":416,"uri":null,"created_at":"2021-07-08T15:50:27.021Z","updated_at":"2021-07-08T15:50:27.021Z","lat":24.0,"lon":39.0,"status":"active","collect_interval":null,"description":"teste de Recurso","uuid":"75f09499-58a8-458f-a6b3-bb05c7f29a1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545766830444336</text:p>
          </table:table-cell>
          <table:table-cell office:value-type="string" calcext:value-type="string">
            <text:p>2021-07-08 12:50:57.461005</text:p>
          </table:table-cell>
          <table:table-cell office:value-type="string" calcext:value-type="string">
            <text:p>{"data":{"id":417,"uri":null,"created_at":"2021-07-08T15:50:57.391Z","updated_at":"2021-07-08T15:50:57.391Z","lat":44.0,"lon":30.0,"status":"active","collect_interval":null,"description":"Recurso para testes","uuid":"3f42d06e-4620-4e0e-bcd9-be8a8ff63c2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7066922187805176</text:p>
          </table:table-cell>
          <table:table-cell office:value-type="string" calcext:value-type="string">
            <text:p>2021-07-08 12:51:27.888224</text:p>
          </table:table-cell>
          <table:table-cell office:value-type="string" calcext:value-type="string">
            <text:p>{"data":{"id":418,"uri":null,"created_at":"2021-07-08T15:51:27.828Z","updated_at":"2021-07-08T15:51:27.828Z","lat":21.0,"lon":1.0,"status":"active","collect_interval":null,"description":"TESTE de Recurso","uuid":"f0308782-32a7-4819-9f1b-bdf49af948f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5610804557800293</text:p>
          </table:table-cell>
          <table:table-cell office:value-type="string" calcext:value-type="string">
            <text:p>2021-07-08 12:51:58.317386</text:p>
          </table:table-cell>
          <table:table-cell office:value-type="string" calcext:value-type="string">
            <text:p>{"data":{"id":419,"uri":null,"created_at":"2021-07-08T15:51:58.258Z","updated_at":"2021-07-08T15:51:58.258Z","lat":42.0,"lon":20.0,"status":"active","collect_interval":null,"description":"teste de Recurso","uuid":"f02660a1-21a8-4935-985d-8809207c5fa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341991424560547</text:p>
          </table:table-cell>
          <table:table-cell office:value-type="string" calcext:value-type="string">
            <text:p>2021-07-08 12:52:28.683162</text:p>
          </table:table-cell>
          <table:table-cell office:value-type="string" calcext:value-type="string">
            <text:p>{"data":{"id":420,"uri":null,"created_at":"2021-07-08T15:52:28.622Z","updated_at":"2021-07-08T15:52:28.622Z","lat":21.0,"lon":43.0,"status":"active","collect_interval":null,"description":"Recurso para testes","uuid":"0badb36c-5e0e-496e-b7c8-7a82f53a35e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751572608947754</text:p>
          </table:table-cell>
          <table:table-cell office:value-type="string" calcext:value-type="string">
            <text:p>2021-07-08 12:52:59.062953</text:p>
          </table:table-cell>
          <table:table-cell office:value-type="string" calcext:value-type="string">
            <text:p>{"data":{"id":421,"uri":null,"created_at":"2021-07-08T15:52:59.015Z","updated_at":"2021-07-08T15:52:59.015Z","lat":20.0,"lon":14.0,"status":"active","collect_interval":null,"description":"TESTE de Recurso","uuid":"b8907828-9765-4ec6-aa66-f6a6644302d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329474449157715</text:p>
          </table:table-cell>
          <table:table-cell office:value-type="string" calcext:value-type="string">
            <text:p>2021-07-08 12:53:29.421294</text:p>
          </table:table-cell>
          <table:table-cell office:value-type="string" calcext:value-type="string">
            <text:p>{"data":{"id":422,"uri":null,"created_at":"2021-07-08T15:53:29.360Z","updated_at":"2021-07-08T15:53:29.360Z","lat":25.0,"lon":15.0,"status":"active","collect_interval":null,"description":"teste de Recurso","uuid":"334d2009-c4a4-4e3d-98ad-50b97d87ce9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352767944335938</text:p>
          </table:table-cell>
          <table:table-cell office:value-type="string" calcext:value-type="string">
            <text:p>2021-07-08 12:53:59.774597</text:p>
          </table:table-cell>
          <table:table-cell office:value-type="string" calcext:value-type="string">
            <text:p>{"data":{"id":423,"uri":null,"created_at":"2021-07-08T15:53:59.710Z","updated_at":"2021-07-08T15:53:59.710Z","lat":45.0,"lon":5.0,"status":"active","collect_interval":null,"description":"Recurso para testes","uuid":"b8b792f2-df89-48ab-9537-b620baa4ba7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07381820678711</text:p>
          </table:table-cell>
          <table:table-cell office:value-type="string" calcext:value-type="string">
            <text:p>2021-07-08 12:54:30.170521</text:p>
          </table:table-cell>
          <table:table-cell office:value-type="string" calcext:value-type="string">
            <text:p>{"data":{"id":424,"uri":null,"created_at":"2021-07-08T15:54:30.113Z","updated_at":"2021-07-08T15:54:30.113Z","lat":3.0,"lon":33.0,"status":"active","collect_interval":null,"description":"TESTE de Recurso","uuid":"59433fd1-bf7d-4a5a-ad6f-654ba611dde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881730556488037</text:p>
          </table:table-cell>
          <table:table-cell office:value-type="string" calcext:value-type="string">
            <text:p>2021-07-08 12:55:00.586663</text:p>
          </table:table-cell>
          <table:table-cell office:value-type="string" calcext:value-type="string">
            <text:p>{"data":{"id":425,"uri":null,"created_at":"2021-07-08T15:55:00.539Z","updated_at":"2021-07-08T15:55:00.539Z","lat":26.0,"lon":39.0,"status":"active","collect_interval":null,"description":"teste de Recurso","uuid":"213a28e6-0d36-4cd5-86a2-dd7ab95415b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749521255493164</text:p>
          </table:table-cell>
          <table:table-cell office:value-type="string" calcext:value-type="string">
            <text:p>2021-07-08 12:55:30.958959</text:p>
          </table:table-cell>
          <table:table-cell office:value-type="string" calcext:value-type="string">
            <text:p>{"data":{"id":426,"uri":null,"created_at":"2021-07-08T15:55:30.899Z","updated_at":"2021-07-08T15:55:30.899Z","lat":2.0,"lon":10.0,"status":"active","collect_interval":null,"description":"Recurso para testes","uuid":"25bc394e-4e30-4375-b544-2305c4f81be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12743854522705</text:p>
          </table:table-cell>
          <table:table-cell office:value-type="string" calcext:value-type="string">
            <text:p>2021-07-08 12:56:01.431869</text:p>
          </table:table-cell>
          <table:table-cell office:value-type="string" calcext:value-type="string">
            <text:p>{"data":{"id":427,"uri":null,"created_at":"2021-07-08T15:56:01.375Z","updated_at":"2021-07-08T15:56:01.375Z","lat":33.0,"lon":20.0,"status":"active","collect_interval":null,"description":"TESTE de Recurso","uuid":"5b704070-e92e-47ed-bb10-afe0fac4144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356938362121582</text:p>
          </table:table-cell>
          <table:table-cell office:value-type="string" calcext:value-type="string">
            <text:p>2021-07-08 12:56:31.993405</text:p>
          </table:table-cell>
          <table:table-cell office:value-type="string" calcext:value-type="string">
            <text:p>{"data":{"id":428,"uri":null,"created_at":"2021-07-08T15:56:31.935Z","updated_at":"2021-07-08T15:56:31.935Z","lat":49.0,"lon":45.0,"status":"active","collect_interval":null,"description":"teste de Recurso","uuid":"e0eb46a1-77a2-48aa-95f3-f90478ce375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873688697814941</text:p>
          </table:table-cell>
          <table:table-cell office:value-type="string" calcext:value-type="string">
            <text:p>2021-07-08 12:57:02.408161</text:p>
          </table:table-cell>
          <table:table-cell office:value-type="string" calcext:value-type="string">
            <text:p>{"data":{"id":429,"uri":null,"created_at":"2021-07-08T15:57:02.350Z","updated_at":"2021-07-08T15:57:02.350Z","lat":40.0,"lon":28.0,"status":"active","collect_interval":null,"description":"Recurso para testes","uuid":"aaf55248-7dc8-4ea6-b6ec-1a5e6c24aa4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99056339263916</text:p>
          </table:table-cell>
          <table:table-cell office:value-type="string" calcext:value-type="string">
            <text:p>2021-07-08 12:57:32.815971</text:p>
          </table:table-cell>
          <table:table-cell office:value-type="string" calcext:value-type="string">
            <text:p>{"data":{"id":430,"uri":null,"created_at":"2021-07-08T15:57:32.763Z","updated_at":"2021-07-08T15:57:32.763Z","lat":34.0,"lon":38.0,"status":"active","collect_interval":null,"description":"TESTE de Recurso","uuid":"ef97a00b-e7d3-42e9-9d49-9cb2eff09e7a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878387451171875</text:p>
          </table:table-cell>
          <table:table-cell office:value-type="string" calcext:value-type="string">
            <text:p>2021-07-08 12:58:03.157045</text:p>
          </table:table-cell>
          <table:table-cell office:value-type="string" calcext:value-type="string">
            <text:p>{"data":{"id":431,"uri":null,"created_at":"2021-07-08T15:58:03.110Z","updated_at":"2021-07-08T15:58:03.110Z","lat":3.0,"lon":37.0,"status":"active","collect_interval":null,"description":"teste de Recurso","uuid":"f35db2fe-8926-4df5-accd-5f96061a8a8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3890628814697266</text:p>
          </table:table-cell>
          <table:table-cell office:value-type="string" calcext:value-type="string">
            <text:p>2021-07-08 12:58:33.706970</text:p>
          </table:table-cell>
          <table:table-cell office:value-type="string" calcext:value-type="string">
            <text:p>{"data":{"id":432,"uri":null,"created_at":"2021-07-08T15:58:33.641Z","updated_at":"2021-07-08T15:58:33.641Z","lat":49.0,"lon":41.0,"status":"active","collect_interval":null,"description":"Recurso para testes","uuid":"240114fd-0fd9-4170-a625-bb7c748d74d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288300514221191</text:p>
          </table:table-cell>
          <table:table-cell office:value-type="string" calcext:value-type="string">
            <text:p>2021-07-08 12:59:04.070830</text:p>
          </table:table-cell>
          <table:table-cell office:value-type="string" calcext:value-type="string">
            <text:p>{"data":{"id":433,"uri":null,"created_at":"2021-07-08T15:59:04.017Z","updated_at":"2021-07-08T15:59:04.017Z","lat":17.0,"lon":2.0,"status":"active","collect_interval":null,"description":"TESTE de Recurso","uuid":"73db7748-c72b-4fe9-b7b4-058c9c497ba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514558792114258</text:p>
          </table:table-cell>
          <table:table-cell office:value-type="string" calcext:value-type="string">
            <text:p>2021-07-08 12:59:34.427907</text:p>
          </table:table-cell>
          <table:table-cell office:value-type="string" calcext:value-type="string">
            <text:p>{"data":{"id":434,"uri":null,"created_at":"2021-07-08T15:59:34.375Z","updated_at":"2021-07-08T15:59:34.375Z","lat":45.0,"lon":17.0,"status":"active","collect_interval":null,"description":"teste de Recurso","uuid":"6731aa92-588a-400d-99a8-e7a86444ec0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184683799743652</text:p>
          </table:table-cell>
          <table:table-cell office:value-type="string" calcext:value-type="string">
            <text:p>2021-07-08 13:00:04.773213</text:p>
          </table:table-cell>
          <table:table-cell office:value-type="string" calcext:value-type="string">
            <text:p>{"data":{"id":435,"uri":null,"created_at":"2021-07-08T16:00:04.722Z","updated_at":"2021-07-08T16:00:04.722Z","lat":38.0,"lon":10.0,"status":"active","collect_interval":null,"description":"Recurso para testes","uuid":"e179390b-d034-49e8-86b8-27a0f52fe81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8896713256836</text:p>
          </table:table-cell>
          <table:table-cell office:value-type="string" calcext:value-type="string">
            <text:p>2021-07-08 13:00:35.170640</text:p>
          </table:table-cell>
          <table:table-cell office:value-type="string" calcext:value-type="string">
            <text:p>{"data":{"id":436,"uri":null,"created_at":"2021-07-08T16:00:35.109Z","updated_at":"2021-07-08T16:00:35.109Z","lat":18.0,"lon":10.0,"status":"active","collect_interval":null,"description":"TESTE de Recurso","uuid":"d658313c-51fd-42c0-a826-d9dae4e459e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345685958862305</text:p>
          </table:table-cell>
          <table:table-cell office:value-type="string" calcext:value-type="string">
            <text:p>2021-07-08 13:01:05.564875</text:p>
          </table:table-cell>
          <table:table-cell office:value-type="string" calcext:value-type="string">
            <text:p>{"data":{"id":437,"uri":null,"created_at":"2021-07-08T16:01:05.493Z","updated_at":"2021-07-08T16:01:05.493Z","lat":24.0,"lon":36.0,"status":"active","collect_interval":null,"description":"teste de Recurso","uuid":"5f628a5a-8c83-45fc-99ac-d486fa517f2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9822540283203125</text:p>
          </table:table-cell>
          <table:table-cell office:value-type="string" calcext:value-type="string">
            <text:p>2021-07-08 13:01:36.007443</text:p>
          </table:table-cell>
          <table:table-cell office:value-type="string" calcext:value-type="string">
            <text:p>{"data":{"id":438,"uri":null,"created_at":"2021-07-08T16:01:35.926Z","updated_at":"2021-07-08T16:01:35.926Z","lat":19.0,"lon":44.0,"status":"active","collect_interval":null,"description":"Recurso para testes","uuid":"6c61e62b-d6d2-4e5c-81da-dd8e7bb84c3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4085783958435059</text:p>
          </table:table-cell>
          <table:table-cell office:value-type="string" calcext:value-type="string">
            <text:p>2021-07-08 13:02:06.416024</text:p>
          </table:table-cell>
          <table:table-cell office:value-type="string" calcext:value-type="string">
            <text:p>{"data":{"id":439,"uri":null,"created_at":"2021-07-08T16:02:06.364Z","updated_at":"2021-07-08T16:02:06.364Z","lat":20.0,"lon":3.0,"status":"active","collect_interval":null,"description":"TESTE de Recurso","uuid":"76373995-cf62-4567-bedd-c7b8f88e497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78891372680664</text:p>
          </table:table-cell>
          <table:table-cell office:value-type="string" calcext:value-type="string">
            <text:p>2021-07-08 13:02:36.775599</text:p>
          </table:table-cell>
          <table:table-cell office:value-type="string" calcext:value-type="string">
            <text:p>{"data":{"id":440,"uri":null,"created_at":"2021-07-08T16:02:36.712Z","updated_at":"2021-07-08T16:02:36.712Z","lat":8.0,"lon":0.0,"status":"active","collect_interval":null,"description":"teste de Recurso","uuid":"96dda2ae-71bb-4435-8e8f-30e7ceda107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4603962898254395</text:p>
          </table:table-cell>
          <table:table-cell office:value-type="string" calcext:value-type="string">
            <text:p>2021-07-08 13:03:07.171121</text:p>
          </table:table-cell>
          <table:table-cell office:value-type="string" calcext:value-type="string">
            <text:p>{"data":{"id":441,"uri":null,"created_at":"2021-07-08T16:03:07.081Z","updated_at":"2021-07-08T16:03:07.081Z","lat":30.0,"lon":43.0,"status":"active","collect_interval":null,"description":"Recurso para testes","uuid":"9e586e89-13dc-435c-ab43-4990ab7f3ce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604228019714355</text:p>
          </table:table-cell>
          <table:table-cell office:value-type="string" calcext:value-type="string">
            <text:p>2021-07-08 13:03:37.569809</text:p>
          </table:table-cell>
          <table:table-cell office:value-type="string" calcext:value-type="string">
            <text:p>{"data":{"id":442,"uri":null,"created_at":"2021-07-08T16:03:37.506Z","updated_at":"2021-07-08T16:03:37.506Z","lat":10.0,"lon":20.0,"status":"active","collect_interval":null,"description":"TESTE de Recurso","uuid":"2a58009b-c7b8-47d9-adb4-49153f05a010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31546592712402</text:p>
          </table:table-cell>
          <table:table-cell office:value-type="string" calcext:value-type="string">
            <text:p>2021-07-08 13:04:07.926835</text:p>
          </table:table-cell>
          <table:table-cell office:value-type="string" calcext:value-type="string">
            <text:p>{"data":{"id":443,"uri":null,"created_at":"2021-07-08T16:04:07.862Z","updated_at":"2021-07-08T16:04:07.862Z","lat":18.0,"lon":20.0,"status":"active","collect_interval":null,"description":"teste de Recurso","uuid":"73c16874-19ca-42a5-b020-3b3ec10ca82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790675163269043</text:p>
          </table:table-cell>
          <table:table-cell office:value-type="string" calcext:value-type="string">
            <text:p>2021-07-08 13:04:38.372326</text:p>
          </table:table-cell>
          <table:table-cell office:value-type="string" calcext:value-type="string">
            <text:p>{"data":{"id":444,"uri":null,"created_at":"2021-07-08T16:04:38.303Z","updated_at":"2021-07-08T16:04:38.303Z","lat":23.0,"lon":9.0,"status":"active","collect_interval":null,"description":"Recurso para testes","uuid":"5736e12c-372b-41d6-9a9e-1c64c4cf0fe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3357057571411133</text:p>
          </table:table-cell>
          <table:table-cell office:value-type="string" calcext:value-type="string">
            <text:p>2021-07-08 13:05:08.787476</text:p>
          </table:table-cell>
          <table:table-cell office:value-type="string" calcext:value-type="string">
            <text:p>{"data":{"id":445,"uri":null,"created_at":"2021-07-08T16:05:08.739Z","updated_at":"2021-07-08T16:05:08.739Z","lat":33.0,"lon":45.0,"status":"active","collect_interval":null,"description":"TESTE de Recurso","uuid":"b5c81267-43a3-4a71-9234-e4d6dd7fcd3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2469882965088</text:p>
          </table:table-cell>
          <table:table-cell office:value-type="string" calcext:value-type="string">
            <text:p>2021-07-08 13:05:39.147795</text:p>
          </table:table-cell>
          <table:table-cell office:value-type="string" calcext:value-type="string">
            <text:p>{"data":{"id":446,"uri":null,"created_at":"2021-07-08T16:05:39.087Z","updated_at":"2021-07-08T16:05:39.087Z","lat":0.0,"lon":47.0,"status":"active","collect_interval":null,"description":"teste de Recurso","uuid":"bfa08411-f210-4e63-bfb7-c0c59a5b0b4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9367036819458</text:p>
          </table:table-cell>
          <table:table-cell office:value-type="string" calcext:value-type="string">
            <text:p>2021-07-08 13:06:09.502375</text:p>
          </table:table-cell>
          <table:table-cell office:value-type="string" calcext:value-type="string">
            <text:p>{"data":{"id":447,"uri":null,"created_at":"2021-07-08T16:06:09.441Z","updated_at":"2021-07-08T16:06:09.441Z","lat":34.0,"lon":41.0,"status":"active","collect_interval":null,"description":"Recurso para testes","uuid":"3573dd5d-2727-41d0-922b-827dbadafff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94771957397461</text:p>
          </table:table-cell>
          <table:table-cell office:value-type="string" calcext:value-type="string">
            <text:p>2021-07-08 13:06:39.880744</text:p>
          </table:table-cell>
          <table:table-cell office:value-type="string" calcext:value-type="string">
            <text:p>{"data":{"id":448,"uri":null,"created_at":"2021-07-08T16:06:39.833Z","updated_at":"2021-07-08T16:06:39.833Z","lat":17.0,"lon":45.0,"status":"active","collect_interval":null,"description":"TESTE de Recurso","uuid":"7c2cacc9-7b43-4980-a567-f3438c3dd40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268890380859375</text:p>
          </table:table-cell>
          <table:table-cell office:value-type="string" calcext:value-type="string">
            <text:p>2021-07-08 13:07:10.366761</text:p>
          </table:table-cell>
          <table:table-cell office:value-type="string" calcext:value-type="string">
            <text:p>{"data":{"id":449,"uri":null,"created_at":"2021-07-08T16:07:10.311Z","updated_at":"2021-07-08T16:07:10.311Z","lat":44.0,"lon":33.0,"status":"active","collect_interval":null,"description":"teste de Recurso","uuid":"6a3122af-23a6-4f60-b18b-788b46df5c0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324992179870605</text:p>
          </table:table-cell>
          <table:table-cell office:value-type="string" calcext:value-type="string">
            <text:p>2021-07-08 13:07:40.795647</text:p>
          </table:table-cell>
          <table:table-cell office:value-type="string" calcext:value-type="string">
            <text:p>{"data":{"id":450,"uri":null,"created_at":"2021-07-08T16:07:40.730Z","updated_at":"2021-07-08T16:07:40.730Z","lat":28.0,"lon":29.0,"status":"active","collect_interval":null,"description":"Recurso para testes","uuid":"23b0adda-58fd-4dba-bfc4-951c87a962e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435212135314941</text:p>
          </table:table-cell>
          <table:table-cell office:value-type="string" calcext:value-type="string">
            <text:p>2021-07-08 13:08:11.203991</text:p>
          </table:table-cell>
          <table:table-cell office:value-type="string" calcext:value-type="string">
            <text:p>{"data":{"id":451,"uri":null,"created_at":"2021-07-08T16:08:11.144Z","updated_at":"2021-07-08T16:08:11.144Z","lat":10.0,"lon":4.0,"status":"active","collect_interval":null,"description":"TESTE de Recurso","uuid":"785697f1-4b9c-4ed8-87db-7fd08380f20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93744850158691</text:p>
          </table:table-cell>
          <table:table-cell office:value-type="string" calcext:value-type="string">
            <text:p>2021-07-08 13:08:41.565685</text:p>
          </table:table-cell>
          <table:table-cell office:value-type="string" calcext:value-type="string">
            <text:p>{"data":{"id":452,"uri":null,"created_at":"2021-07-08T16:08:41.501Z","updated_at":"2021-07-08T16:08:41.501Z","lat":11.0,"lon":22.0,"status":"active","collect_interval":null,"description":"teste de Recurso","uuid":"156090de-a8a8-4f89-a516-71de96c906c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53212833404541</text:p>
          </table:table-cell>
          <table:table-cell office:value-type="string" calcext:value-type="string">
            <text:p>2021-07-08 13:09:11.971058</text:p>
          </table:table-cell>
          <table:table-cell office:value-type="string" calcext:value-type="string">
            <text:p>{"data":{"id":453,"uri":null,"created_at":"2021-07-08T16:09:11.910Z","updated_at":"2021-07-08T16:09:11.910Z","lat":10.0,"lon":41.0,"status":"active","collect_interval":null,"description":"Recurso para testes","uuid":"3ffbd070-513f-4f7e-a08d-ac596db546a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383261680603027</text:p>
          </table:table-cell>
          <table:table-cell office:value-type="string" calcext:value-type="string">
            <text:p>2021-07-08 13:09:42.381460</text:p>
          </table:table-cell>
          <table:table-cell office:value-type="string" calcext:value-type="string">
            <text:p>{"data":{"id":454,"uri":null,"created_at":"2021-07-08T16:09:42.322Z","updated_at":"2021-07-08T16:09:42.322Z","lat":47.0,"lon":2.0,"status":"active","collect_interval":null,"description":"TESTE de Recurso","uuid":"f64146e5-b082-4bcd-aa81-778c8cdd6f48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6514196395874023</text:p>
          </table:table-cell>
          <table:table-cell office:value-type="string" calcext:value-type="string">
            <text:p>2021-07-08 13:10:12.775591</text:p>
          </table:table-cell>
          <table:table-cell office:value-type="string" calcext:value-type="string">
            <text:p>{"data":{"id":455,"uri":null,"created_at":"2021-07-08T16:10:12.717Z","updated_at":"2021-07-08T16:10:12.717Z","lat":14.0,"lon":38.0,"status":"active","collect_interval":null,"description":"teste de Recurso","uuid":"c0e12936-ea6d-4783-977f-d7b7cdbfeab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390271186828613</text:p>
          </table:table-cell>
          <table:table-cell office:value-type="string" calcext:value-type="string">
            <text:p>2021-07-08 13:10:43.134529</text:p>
          </table:table-cell>
          <table:table-cell office:value-type="string" calcext:value-type="string">
            <text:p>{"data":{"id":456,"uri":null,"created_at":"2021-07-08T16:10:43.075Z","updated_at":"2021-07-08T16:10:43.075Z","lat":21.0,"lon":43.0,"status":"active","collect_interval":null,"description":"Recurso para testes","uuid":"f3d25a1a-f3f9-43c0-83b1-dabf8eaed76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3313798904418945</text:p>
          </table:table-cell>
          <table:table-cell office:value-type="string" calcext:value-type="string">
            <text:p>2021-07-08 13:11:13.659617</text:p>
          </table:table-cell>
          <table:table-cell office:value-type="string" calcext:value-type="string">
            <text:p>{"data":{"id":457,"uri":null,"created_at":"2021-07-08T16:11:13.599Z","updated_at":"2021-07-08T16:11:13.599Z","lat":45.0,"lon":31.0,"status":"active","collect_interval":null,"description":"TESTE de Recurso","uuid":"30a92dd6-0c3e-4ca1-8a05-0205d1eb6d6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630929946899414</text:p>
          </table:table-cell>
          <table:table-cell office:value-type="string" calcext:value-type="string">
            <text:p>2021-07-08 13:11:44.034332</text:p>
          </table:table-cell>
          <table:table-cell office:value-type="string" calcext:value-type="string">
            <text:p>{"data":{"id":458,"uri":null,"created_at":"2021-07-08T16:11:43.972Z","updated_at":"2021-07-08T16:11:43.972Z","lat":24.0,"lon":39.0,"status":"active","collect_interval":null,"description":"teste de Recurso","uuid":"263a1daf-2f51-4fdd-88a9-82dbdf50554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5285062789917</text:p>
          </table:table-cell>
          <table:table-cell office:value-type="string" calcext:value-type="string">
            <text:p>2021-07-08 13:12:14.405623</text:p>
          </table:table-cell>
          <table:table-cell office:value-type="string" calcext:value-type="string">
            <text:p>{"data":{"id":459,"uri":null,"created_at":"2021-07-08T16:12:14.343Z","updated_at":"2021-07-08T16:12:14.343Z","lat":14.0,"lon":31.0,"status":"active","collect_interval":null,"description":"Recurso para testes","uuid":"62387aa5-e88d-4f59-9066-d052db22f2f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961904525756836</text:p>
          </table:table-cell>
          <table:table-cell office:value-type="string" calcext:value-type="string">
            <text:p>2021-07-08 13:12:44.800327</text:p>
          </table:table-cell>
          <table:table-cell office:value-type="string" calcext:value-type="string">
            <text:p>{"data":{"id":460,"uri":null,"created_at":"2021-07-08T16:12:44.745Z","updated_at":"2021-07-08T16:12:44.745Z","lat":10.0,"lon":21.0,"status":"active","collect_interval":null,"description":"TESTE de Recurso","uuid":"9b8ba7b9-1a73-40ec-9eec-701410a0ac3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39394187927246</text:p>
          </table:table-cell>
          <table:table-cell office:value-type="string" calcext:value-type="string">
            <text:p>2021-07-08 13:13:15.189182</text:p>
          </table:table-cell>
          <table:table-cell office:value-type="string" calcext:value-type="string">
            <text:p>{"data":{"id":461,"uri":null,"created_at":"2021-07-08T16:13:15.129Z","updated_at":"2021-07-08T16:13:15.129Z","lat":3.0,"lon":40.0,"status":"active","collect_interval":null,"description":"teste de Recurso","uuid":"d26e3b7c-ae3f-47f4-a755-f564502a3c2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763082981109619</text:p>
          </table:table-cell>
          <table:table-cell office:value-type="string" calcext:value-type="string">
            <text:p>2021-07-08 13:13:45.608191</text:p>
          </table:table-cell>
          <table:table-cell office:value-type="string" calcext:value-type="string">
            <text:p>{"data":{"id":462,"uri":null,"created_at":"2021-07-08T16:13:45.537Z","updated_at":"2021-07-08T16:13:45.537Z","lat":45.0,"lon":12.0,"status":"active","collect_interval":null,"description":"Recurso para testes","uuid":"fc3fc53b-56cc-47ea-b1e2-1e3f45cd37e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572824954986572</text:p>
          </table:table-cell>
          <table:table-cell office:value-type="string" calcext:value-type="string">
            <text:p>2021-07-08 13:14:16.084532</text:p>
          </table:table-cell>
          <table:table-cell office:value-type="string" calcext:value-type="string">
            <text:p>{"data":{"id":463,"uri":null,"created_at":"2021-07-08T16:14:16.025Z","updated_at":"2021-07-08T16:14:16.025Z","lat":13.0,"lon":42.0,"status":"active","collect_interval":null,"description":"TESTE de Recurso","uuid":"b2863505-c60b-4870-b3e1-35c322a57ad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88127517700195</text:p>
          </table:table-cell>
          <table:table-cell office:value-type="string" calcext:value-type="string">
            <text:p>2021-07-08 13:14:46.519139</text:p>
          </table:table-cell>
          <table:table-cell office:value-type="string" calcext:value-type="string">
            <text:p>{"data":{"id":464,"uri":null,"created_at":"2021-07-08T16:14:46.461Z","updated_at":"2021-07-08T16:14:46.461Z","lat":26.0,"lon":16.0,"status":"active","collect_interval":null,"description":"teste de Recurso","uuid":"a3f1d98d-abca-482a-bbc0-f2230367e9e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358337879180908</text:p>
          </table:table-cell>
          <table:table-cell office:value-type="string" calcext:value-type="string">
            <text:p>2021-07-08 13:15:16.998276</text:p>
          </table:table-cell>
          <table:table-cell office:value-type="string" calcext:value-type="string">
            <text:p>{"data":{"id":465,"uri":null,"created_at":"2021-07-08T16:15:16.932Z","updated_at":"2021-07-08T16:15:16.932Z","lat":2.0,"lon":31.0,"status":"active","collect_interval":null,"description":"Recurso para testes","uuid":"818a7b4c-cef9-4120-a201-ecc14f0f082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4829316139221191</text:p>
          </table:table-cell>
          <table:table-cell office:value-type="string" calcext:value-type="string">
            <text:p>2021-07-08 13:15:47.494512</text:p>
          </table:table-cell>
          <table:table-cell office:value-type="string" calcext:value-type="string">
            <text:p>{"data":{"id":466,"uri":null,"created_at":"2021-07-08T16:15:47.445Z","updated_at":"2021-07-08T16:15:47.445Z","lat":10.0,"lon":31.0,"status":"active","collect_interval":null,"description":"TESTE de Recurso","uuid":"7adce8c3-cbb0-4acb-ac00-6d0a4aaca4a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768975257873535</text:p>
          </table:table-cell>
          <table:table-cell office:value-type="string" calcext:value-type="string">
            <text:p>2021-07-08 13:16:17.837733</text:p>
          </table:table-cell>
          <table:table-cell office:value-type="string" calcext:value-type="string">
            <text:p>{"data":{"id":467,"uri":null,"created_at":"2021-07-08T16:16:17.776Z","updated_at":"2021-07-08T16:16:17.776Z","lat":7.0,"lon":28.0,"status":"active","collect_interval":null,"description":"teste de Recurso","uuid":"052474b4-bdd8-4dae-a7a9-6ef2d1ba466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189067840576172</text:p>
          </table:table-cell>
          <table:table-cell office:value-type="string" calcext:value-type="string">
            <text:p>2021-07-08 13:16:48.215247</text:p>
          </table:table-cell>
          <table:table-cell office:value-type="string" calcext:value-type="string">
            <text:p>{"data":{"id":468,"uri":null,"created_at":"2021-07-08T16:16:48.151Z","updated_at":"2021-07-08T16:16:48.151Z","lat":10.0,"lon":32.0,"status":"active","collect_interval":null,"description":"Recurso para testes","uuid":"68815460-b8cd-49c3-af58-8fefcb09fca5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915913581848145</text:p>
          </table:table-cell>
          <table:table-cell office:value-type="string" calcext:value-type="string">
            <text:p>2021-07-08 13:17:18.579453</text:p>
          </table:table-cell>
          <table:table-cell office:value-type="string" calcext:value-type="string">
            <text:p>{"data":{"id":469,"uri":null,"created_at":"2021-07-08T16:17:18.518Z","updated_at":"2021-07-08T16:17:18.518Z","lat":46.0,"lon":45.0,"status":"active","collect_interval":null,"description":"TESTE de Recurso","uuid":"90d323cc-72ce-47e0-9b1c-159db988862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672882080078125</text:p>
          </table:table-cell>
          <table:table-cell office:value-type="string" calcext:value-type="string">
            <text:p>2021-07-08 13:17:49.002687</text:p>
          </table:table-cell>
          <table:table-cell office:value-type="string" calcext:value-type="string">
            <text:p>{"data":{"id":470,"uri":null,"created_at":"2021-07-08T16:17:48.937Z","updated_at":"2021-07-08T16:17:48.937Z","lat":47.0,"lon":9.0,"status":"active","collect_interval":null,"description":"teste de Recurso","uuid":"964473a0-6f14-4806-b007-f99d9dd8eba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27427864074707</text:p>
          </table:table-cell>
          <table:table-cell office:value-type="string" calcext:value-type="string">
            <text:p>2021-07-08 13:18:19.383166</text:p>
          </table:table-cell>
          <table:table-cell office:value-type="string" calcext:value-type="string">
            <text:p>{"data":{"id":471,"uri":null,"created_at":"2021-07-08T16:18:19.311Z","updated_at":"2021-07-08T16:18:19.311Z","lat":9.0,"lon":29.0,"status":"active","collect_interval":null,"description":"Recurso para testes","uuid":"79c8b769-dd1e-4079-b487-4755e524291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83692455291748</text:p>
          </table:table-cell>
          <table:table-cell office:value-type="string" calcext:value-type="string">
            <text:p>2021-07-08 13:23:46.616951</text:p>
          </table:table-cell>
          <table:table-cell office:value-type="string" calcext:value-type="string">
            <text:p>{"data":{"id":472,"uri":null,"created_at":"2021-07-08T16:23:46.563Z","updated_at":"2021-07-08T16:23:46.563Z","lat":9.0,"lon":7.0,"status":"active","collect_interval":null,"description":"Recurso para testes","uuid":"c7ac87d5-84d0-469a-a345-495618683bf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767783164978027</text:p>
          </table:table-cell>
          <table:table-cell office:value-type="string" calcext:value-type="string">
            <text:p>2021-07-08 13:24:17.081107</text:p>
          </table:table-cell>
          <table:table-cell office:value-type="string" calcext:value-type="string">
            <text:p>{"data":{"id":473,"uri":null,"created_at":"2021-07-08T16:24:17.032Z","updated_at":"2021-07-08T16:24:17.032Z","lat":40.0,"lon":44.0,"status":"active","collect_interval":null,"description":"TESTE de Recurso","uuid":"10d4bdad-645a-474d-9348-8ad7606fda5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749998092651367</text:p>
          </table:table-cell>
          <table:table-cell office:value-type="string" calcext:value-type="string">
            <text:p>2021-07-08 13:24:47.524871</text:p>
          </table:table-cell>
          <table:table-cell office:value-type="string" calcext:value-type="string">
            <text:p>{"data":{"id":474,"uri":null,"created_at":"2021-07-08T16:24:47.469Z","updated_at":"2021-07-08T16:24:47.469Z","lat":30.0,"lon":39.0,"status":"active","collect_interval":null,"description":"teste de Recurso","uuid":"cb42f22d-f97d-4dec-acda-376efbdfd65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758986473083496</text:p>
          </table:table-cell>
          <table:table-cell office:value-type="string" calcext:value-type="string">
            <text:p>2021-07-08 13:25:17.870722</text:p>
          </table:table-cell>
          <table:table-cell office:value-type="string" calcext:value-type="string">
            <text:p>{"data":{"id":475,"uri":null,"created_at":"2021-07-08T16:25:17.810Z","updated_at":"2021-07-08T16:25:17.810Z","lat":25.0,"lon":18.0,"status":"active","collect_interval":null,"description":"Recurso para testes","uuid":"1dfb4f27-2a97-4c9b-90b6-d00fc709c34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951078414916992</text:p>
          </table:table-cell>
          <table:table-cell office:value-type="string" calcext:value-type="string">
            <text:p>2021-07-08 13:25:48.329280</text:p>
          </table:table-cell>
          <table:table-cell office:value-type="string" calcext:value-type="string">
            <text:p>{"data":{"id":476,"uri":null,"created_at":"2021-07-08T16:25:48.256Z","updated_at":"2021-07-08T16:25:48.256Z","lat":11.0,"lon":40.0,"status":"active","collect_interval":null,"description":"TESTE de Recurso","uuid":"f4cc551f-b143-4a35-9952-539a60e1c57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45494079589844</text:p>
          </table:table-cell>
          <table:table-cell office:value-type="string" calcext:value-type="string">
            <text:p>2021-07-08 13:26:18.688613</text:p>
          </table:table-cell>
          <table:table-cell office:value-type="string" calcext:value-type="string">
            <text:p>{"data":{"id":477,"uri":null,"created_at":"2021-07-08T16:26:18.615Z","updated_at":"2021-07-08T16:26:18.615Z","lat":39.0,"lon":43.0,"status":"active","collect_interval":null,"description":"teste de Recurso","uuid":"ee7180f0-33c1-4160-ae5b-70965330e0f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49772548675537</text:p>
          </table:table-cell>
          <table:table-cell office:value-type="string" calcext:value-type="string">
            <text:p>2021-07-08 13:26:49.071028</text:p>
          </table:table-cell>
          <table:table-cell office:value-type="string" calcext:value-type="string">
            <text:p>{"data":{"id":478,"uri":null,"created_at":"2021-07-08T16:26:48.985Z","updated_at":"2021-07-08T16:26:48.985Z","lat":42.0,"lon":7.0,"status":"active","collect_interval":null,"description":"Recurso para testes","uuid":"033c82b8-4e03-4c07-b467-e4218b127f8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366774082183838</text:p>
          </table:table-cell>
          <table:table-cell office:value-type="string" calcext:value-type="string">
            <text:p>2021-07-08 13:27:19.499131</text:p>
          </table:table-cell>
          <table:table-cell office:value-type="string" calcext:value-type="string">
            <text:p>{"data":{"id":479,"uri":null,"created_at":"2021-07-08T16:27:19.403Z","updated_at":"2021-07-08T16:27:19.403Z","lat":0.0,"lon":9.0,"status":"active","collect_interval":null,"description":"TESTE de Recurso","uuid":"41041793-4260-4152-8aa7-efad1f8f911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495424747467041</text:p>
          </table:table-cell>
          <table:table-cell office:value-type="string" calcext:value-type="string">
            <text:p>2021-07-08 13:27:49.890146</text:p>
          </table:table-cell>
          <table:table-cell office:value-type="string" calcext:value-type="string">
            <text:p>{"data":{"id":480,"uri":null,"created_at":"2021-07-08T16:27:49.818Z","updated_at":"2021-07-08T16:27:49.818Z","lat":0.0,"lon":18.0,"status":"active","collect_interval":null,"description":"teste de Recurso","uuid":"b8825c5c-1d99-4c7d-a486-a96236bc3826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44527530670166</text:p>
          </table:table-cell>
          <table:table-cell office:value-type="string" calcext:value-type="string">
            <text:p>2021-07-08 13:28:20.230667</text:p>
          </table:table-cell>
          <table:table-cell office:value-type="string" calcext:value-type="string">
            <text:p>{"data":{"id":481,"uri":null,"created_at":"2021-07-08T16:28:20.161Z","updated_at":"2021-07-08T16:28:20.161Z","lat":23.0,"lon":49.0,"status":"active","collect_interval":null,"description":"Recurso para testes","uuid":"5095f7de-7f6e-42ac-8632-afe0afbff4b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358466625213623</text:p>
          </table:table-cell>
          <table:table-cell office:value-type="string" calcext:value-type="string">
            <text:p>2021-07-08 13:28:50.718433</text:p>
          </table:table-cell>
          <table:table-cell office:value-type="string" calcext:value-type="string">
            <text:p>{"data":{"id":482,"uri":null,"created_at":"2021-07-08T16:28:50.648Z","updated_at":"2021-07-08T16:28:50.648Z","lat":14.0,"lon":25.0,"status":"active","collect_interval":null,"description":"TESTE de Recurso","uuid":"9c3a73f7-22db-4e16-9e9f-b8c784a54ac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07004451751709</text:p>
          </table:table-cell>
          <table:table-cell office:value-type="string" calcext:value-type="string">
            <text:p>2021-07-08 13:29:21.213511</text:p>
          </table:table-cell>
          <table:table-cell office:value-type="string" calcext:value-type="string">
            <text:p>{"data":{"id":483,"uri":null,"created_at":"2021-07-08T16:29:21.153Z","updated_at":"2021-07-08T16:29:21.153Z","lat":27.0,"lon":16.0,"status":"active","collect_interval":null,"description":"teste de Recurso","uuid":"a389407b-6fa3-4e22-999f-505380c1307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8987131118774414</text:p>
          </table:table-cell>
          <table:table-cell office:value-type="string" calcext:value-type="string">
            <text:p>2021-07-08 13:29:51.607802</text:p>
          </table:table-cell>
          <table:table-cell office:value-type="string" calcext:value-type="string">
            <text:p>{"data":{"id":484,"uri":null,"created_at":"2021-07-08T16:29:51.544Z","updated_at":"2021-07-08T16:29:51.544Z","lat":3.0,"lon":26.0,"status":"active","collect_interval":null,"description":"Recurso para testes","uuid":"9d42b814-a723-4bee-9bf3-c278b070b38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119617462158203</text:p>
          </table:table-cell>
          <table:table-cell office:value-type="string" calcext:value-type="string">
            <text:p>2021-07-08 13:30:22.064420</text:p>
          </table:table-cell>
          <table:table-cell office:value-type="string" calcext:value-type="string">
            <text:p>{"data":{"id":485,"uri":null,"created_at":"2021-07-08T16:30:21.997Z","updated_at":"2021-07-08T16:30:21.997Z","lat":17.0,"lon":35.0,"status":"active","collect_interval":null,"description":"TESTE de Recurso","uuid":"58cd1687-5b47-4f90-91ac-1d8da417974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88118171691895</text:p>
          </table:table-cell>
          <table:table-cell office:value-type="string" calcext:value-type="string">
            <text:p>2021-07-08 13:30:52.415928</text:p>
          </table:table-cell>
          <table:table-cell office:value-type="string" calcext:value-type="string">
            <text:p>{"data":{"id":486,"uri":null,"created_at":"2021-07-08T16:30:52.348Z","updated_at":"2021-07-08T16:30:52.348Z","lat":15.0,"lon":46.0,"status":"active","collect_interval":null,"description":"teste de Recurso","uuid":"17a3275c-9cff-43b8-8f2f-9bade0db2fa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152045249938965</text:p>
          </table:table-cell>
          <table:table-cell office:value-type="string" calcext:value-type="string">
            <text:p>2021-07-08 13:31:22.747040</text:p>
          </table:table-cell>
          <table:table-cell office:value-type="string" calcext:value-type="string">
            <text:p>{"data":{"id":487,"uri":null,"created_at":"2021-07-08T16:31:22.683Z","updated_at":"2021-07-08T16:31:22.683Z","lat":31.0,"lon":21.0,"status":"active","collect_interval":null,"description":"Recurso para testes","uuid":"5bac4581-041c-4fb7-8437-de007189701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287419319152832</text:p>
          </table:table-cell>
          <table:table-cell office:value-type="string" calcext:value-type="string">
            <text:p>2021-07-08 13:31:53.114522</text:p>
          </table:table-cell>
          <table:table-cell office:value-type="string" calcext:value-type="string">
            <text:p>{"data":{"id":488,"uri":null,"created_at":"2021-07-08T16:31:53.051Z","updated_at":"2021-07-08T16:31:53.051Z","lat":25.0,"lon":12.0,"status":"active","collect_interval":null,"description":"TESTE de Recurso","uuid":"89ecfc57-953e-4066-9a7d-8aeb3c49784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98821067810059</text:p>
          </table:table-cell>
          <table:table-cell office:value-type="string" calcext:value-type="string">
            <text:p>2021-07-08 13:32:23.471269</text:p>
          </table:table-cell>
          <table:table-cell office:value-type="string" calcext:value-type="string">
            <text:p>{"data":{"id":489,"uri":null,"created_at":"2021-07-08T16:32:23.399Z","updated_at":"2021-07-08T16:32:23.399Z","lat":1.0,"lon":31.0,"status":"active","collect_interval":null,"description":"teste de Recurso","uuid":"c30d513e-ac46-407a-8af4-239404c59ea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468273639678955</text:p>
          </table:table-cell>
          <table:table-cell office:value-type="string" calcext:value-type="string">
            <text:p>2021-07-08 13:32:53.853814</text:p>
          </table:table-cell>
          <table:table-cell office:value-type="string" calcext:value-type="string">
            <text:p>{"data":{"id":490,"uri":null,"created_at":"2021-07-08T16:32:53.792Z","updated_at":"2021-07-08T16:32:53.792Z","lat":45.0,"lon":23.0,"status":"active","collect_interval":null,"description":"Recurso para testes","uuid":"187c5e6b-cd05-472d-b747-aae322fe933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0367422103881836</text:p>
          </table:table-cell>
          <table:table-cell office:value-type="string" calcext:value-type="string">
            <text:p>2021-07-08 13:33:24.338231</text:p>
          </table:table-cell>
          <table:table-cell office:value-type="string" calcext:value-type="string">
            <text:p>{"data":{"id":491,"uri":null,"created_at":"2021-07-08T16:33:24.286Z","updated_at":"2021-07-08T16:33:24.286Z","lat":49.0,"lon":7.0,"status":"active","collect_interval":null,"description":"TESTE de Recurso","uuid":"ff47ab91-089e-4470-a208-17beef84484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868731498718262</text:p>
          </table:table-cell>
          <table:table-cell office:value-type="string" calcext:value-type="string">
            <text:p>2021-07-08 13:33:54.684422</text:p>
          </table:table-cell>
          <table:table-cell office:value-type="string" calcext:value-type="string">
            <text:p>{"data":{"id":492,"uri":null,"created_at":"2021-07-08T16:33:54.628Z","updated_at":"2021-07-08T16:33:54.628Z","lat":2.0,"lon":13.0,"status":"active","collect_interval":null,"description":"teste de Recurso","uuid":"ae2c17e6-e855-4eb3-872f-877acb436a2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52686309814453</text:p>
          </table:table-cell>
          <table:table-cell office:value-type="string" calcext:value-type="string">
            <text:p>2021-07-08 13:34:25.066229</text:p>
          </table:table-cell>
          <table:table-cell office:value-type="string" calcext:value-type="string">
            <text:p>{"data":{"id":493,"uri":null,"created_at":"2021-07-08T16:34:25.009Z","updated_at":"2021-07-08T16:34:25.009Z","lat":45.0,"lon":17.0,"status":"active","collect_interval":null,"description":"Recurso para testes","uuid":"0c37bbc1-0496-4e2e-8a2f-3b0b3495bd6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945693016052246</text:p>
          </table:table-cell>
          <table:table-cell office:value-type="string" calcext:value-type="string">
            <text:p>2021-07-08 13:34:55.494039</text:p>
          </table:table-cell>
          <table:table-cell office:value-type="string" calcext:value-type="string">
            <text:p>{"data":{"id":494,"uri":null,"created_at":"2021-07-08T16:34:55.445Z","updated_at":"2021-07-08T16:34:55.445Z","lat":27.0,"lon":33.0,"status":"active","collect_interval":null,"description":"TESTE de Recurso","uuid":"8a1750c2-565d-4d72-b244-06f95ae064e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34259414672852</text:p>
          </table:table-cell>
          <table:table-cell office:value-type="string" calcext:value-type="string">
            <text:p>2021-07-08 13:35:25.857856</text:p>
          </table:table-cell>
          <table:table-cell office:value-type="string" calcext:value-type="string">
            <text:p>{"data":{"id":495,"uri":null,"created_at":"2021-07-08T16:35:25.794Z","updated_at":"2021-07-08T16:35:25.794Z","lat":27.0,"lon":6.0,"status":"active","collect_interval":null,"description":"teste de Recurso","uuid":"7a712820-1843-4152-a0d3-485c1a1ce5c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679472923278809</text:p>
          </table:table-cell>
          <table:table-cell office:value-type="string" calcext:value-type="string">
            <text:p>2021-07-08 13:35:56.286039</text:p>
          </table:table-cell>
          <table:table-cell office:value-type="string" calcext:value-type="string">
            <text:p>{"data":{"id":496,"uri":null,"created_at":"2021-07-08T16:35:56.219Z","updated_at":"2021-07-08T16:35:56.219Z","lat":39.0,"lon":35.0,"status":"active","collect_interval":null,"description":"Recurso para testes","uuid":"ad88e61a-2a1a-4b26-b483-0af57309c94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718524932861328</text:p>
          </table:table-cell>
          <table:table-cell office:value-type="string" calcext:value-type="string">
            <text:p>2021-07-08 13:36:26.705983</text:p>
          </table:table-cell>
          <table:table-cell office:value-type="string" calcext:value-type="string">
            <text:p>{"data":{"id":497,"uri":null,"created_at":"2021-07-08T16:36:26.635Z","updated_at":"2021-07-08T16:36:26.635Z","lat":26.0,"lon":17.0,"status":"active","collect_interval":null,"description":"TESTE de Recurso","uuid":"9dc3c865-26b4-4249-859e-87b607372d7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2553529739379883</text:p>
          </table:table-cell>
          <table:table-cell office:value-type="string" calcext:value-type="string">
            <text:p>2021-07-08 13:36:57.240284</text:p>
          </table:table-cell>
          <table:table-cell office:value-type="string" calcext:value-type="string">
            <text:p>{"data":{"id":498,"uri":null,"created_at":"2021-07-08T16:36:57.181Z","updated_at":"2021-07-08T16:36:57.181Z","lat":25.0,"lon":8.0,"status":"active","collect_interval":null,"description":"teste de Recurso","uuid":"c39c5c46-f5d8-4a06-b46e-9a37fcd8569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645689010620117</text:p>
          </table:table-cell>
          <table:table-cell office:value-type="string" calcext:value-type="string">
            <text:p>2021-07-08 13:37:27.586059</text:p>
          </table:table-cell>
          <table:table-cell office:value-type="string" calcext:value-type="string">
            <text:p>{"data":{"id":499,"uri":null,"created_at":"2021-07-08T16:37:27.523Z","updated_at":"2021-07-08T16:37:27.523Z","lat":6.0,"lon":38.0,"status":"active","collect_interval":null,"description":"Recurso para testes","uuid":"c5d42a84-072c-47b7-9d33-dee501a680a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525935173034668</text:p>
          </table:table-cell>
          <table:table-cell office:value-type="string" calcext:value-type="string">
            <text:p>2021-07-08 13:37:58.081658</text:p>
          </table:table-cell>
          <table:table-cell office:value-type="string" calcext:value-type="string">
            <text:p>{"data":{"id":500,"uri":null,"created_at":"2021-07-08T16:37:58.028Z","updated_at":"2021-07-08T16:37:58.028Z","lat":2.0,"lon":28.0,"status":"active","collect_interval":null,"description":"TESTE de Recurso","uuid":"71896bc1-b561-4cf9-8024-6a001c74256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218111038208008</text:p>
          </table:table-cell>
          <table:table-cell office:value-type="string" calcext:value-type="string">
            <text:p>2021-07-08 13:38:28.484317</text:p>
          </table:table-cell>
          <table:table-cell office:value-type="string" calcext:value-type="string">
            <text:p>{"data":{"id":501,"uri":null,"created_at":"2021-07-08T16:38:28.435Z","updated_at":"2021-07-08T16:38:28.435Z","lat":32.0,"lon":39.0,"status":"active","collect_interval":null,"description":"teste de Recurso","uuid":"4fcf26c7-83a0-4ee9-bbbf-3b4e1e1f663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707192897796631</text:p>
          </table:table-cell>
          <table:table-cell office:value-type="string" calcext:value-type="string">
            <text:p>2021-07-08 13:38:58.890670</text:p>
          </table:table-cell>
          <table:table-cell office:value-type="string" calcext:value-type="string">
            <text:p>{"data":{"id":502,"uri":null,"created_at":"2021-07-08T16:38:58.818Z","updated_at":"2021-07-08T16:38:58.818Z","lat":18.0,"lon":39.0,"status":"active","collect_interval":null,"description":"Recurso para testes","uuid":"d6fc9bd1-3e49-4e77-950b-6ca1b1f5032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54849433898926</text:p>
          </table:table-cell>
          <table:table-cell office:value-type="string" calcext:value-type="string">
            <text:p>2021-07-08 13:39:29.283172</text:p>
          </table:table-cell>
          <table:table-cell office:value-type="string" calcext:value-type="string">
            <text:p>{"data":{"id":503,"uri":null,"created_at":"2021-07-08T16:39:29.224Z","updated_at":"2021-07-08T16:39:29.224Z","lat":3.0,"lon":27.0,"status":"active","collect_interval":null,"description":"TESTE de Recurso","uuid":"711ca679-17b9-4cab-9ade-9895bf36e01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511865615844727</text:p>
          </table:table-cell>
          <table:table-cell office:value-type="string" calcext:value-type="string">
            <text:p>2021-07-08 13:39:59.707096</text:p>
          </table:table-cell>
          <table:table-cell office:value-type="string" calcext:value-type="string">
            <text:p>{"data":{"id":504,"uri":null,"created_at":"2021-07-08T16:39:59.650Z","updated_at":"2021-07-08T16:39:59.650Z","lat":13.0,"lon":28.0,"status":"active","collect_interval":null,"description":"teste de Recurso","uuid":"defff94f-2b04-4576-b0fb-dcb69a87456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443842887878418</text:p>
          </table:table-cell>
          <table:table-cell office:value-type="string" calcext:value-type="string">
            <text:p>2021-07-08 13:40:30.164647</text:p>
          </table:table-cell>
          <table:table-cell office:value-type="string" calcext:value-type="string">
            <text:p>{"data":{"id":505,"uri":null,"created_at":"2021-07-08T16:40:30.087Z","updated_at":"2021-07-08T16:40:30.087Z","lat":8.0,"lon":9.0,"status":"active","collect_interval":null,"description":"Recurso para testes","uuid":"3178d8d0-f783-4aa2-95e9-c3a21875bb3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30908966064453</text:p>
          </table:table-cell>
          <table:table-cell office:value-type="string" calcext:value-type="string">
            <text:p>2021-07-08 13:41:00.674284</text:p>
          </table:table-cell>
          <table:table-cell office:value-type="string" calcext:value-type="string">
            <text:p>{"data":{"id":506,"uri":null,"created_at":"2021-07-08T16:41:00.613Z","updated_at":"2021-07-08T16:41:00.613Z","lat":33.0,"lon":20.0,"status":"active","collect_interval":null,"description":"TESTE de Recurso","uuid":"cf5cb420-e47b-47bc-97e9-2e3d330884c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29548072814941</text:p>
          </table:table-cell>
          <table:table-cell office:value-type="string" calcext:value-type="string">
            <text:p>2021-07-08 13:41:31.091329</text:p>
          </table:table-cell>
          <table:table-cell office:value-type="string" calcext:value-type="string">
            <text:p>{"data":{"id":507,"uri":null,"created_at":"2021-07-08T16:41:31.021Z","updated_at":"2021-07-08T16:41:31.021Z","lat":43.0,"lon":10.0,"status":"active","collect_interval":null,"description":"teste de Recurso","uuid":"aa062305-bf19-448d-a5ba-bec52a5d2e3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826529502868652</text:p>
          </table:table-cell>
          <table:table-cell office:value-type="string" calcext:value-type="string">
            <text:p>2021-07-08 13:42:01.468229</text:p>
          </table:table-cell>
          <table:table-cell office:value-type="string" calcext:value-type="string">
            <text:p>{"data":{"id":508,"uri":null,"created_at":"2021-07-08T16:42:01.400Z","updated_at":"2021-07-08T16:42:01.400Z","lat":24.0,"lon":21.0,"status":"active","collect_interval":null,"description":"Recurso para testes","uuid":"c225f50f-6d41-47fe-9e5f-3106bdc5acb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307134628295898</text:p>
          </table:table-cell>
          <table:table-cell office:value-type="string" calcext:value-type="string">
            <text:p>2021-07-08 13:42:31.840933</text:p>
          </table:table-cell>
          <table:table-cell office:value-type="string" calcext:value-type="string">
            <text:p>{"data":{"id":509,"uri":null,"created_at":"2021-07-08T16:42:31.777Z","updated_at":"2021-07-08T16:42:31.777Z","lat":28.0,"lon":39.0,"status":"active","collect_interval":null,"description":"TESTE de Recurso","uuid":"79401228-f8ee-4be9-8ea4-97571f3e76c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670342445373535</text:p>
          </table:table-cell>
          <table:table-cell office:value-type="string" calcext:value-type="string">
            <text:p>2021-07-08 13:43:02.210938</text:p>
          </table:table-cell>
          <table:table-cell office:value-type="string" calcext:value-type="string">
            <text:p>{"data":{"id":510,"uri":null,"created_at":"2021-07-08T16:43:02.144Z","updated_at":"2021-07-08T16:43:02.144Z","lat":22.0,"lon":33.0,"status":"active","collect_interval":null,"description":"teste de Recurso","uuid":"c590f6a4-0954-4402-90ca-b9a575a409c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84813117980957</text:p>
          </table:table-cell>
          <table:table-cell office:value-type="string" calcext:value-type="string">
            <text:p>2021-07-08 13:43:32.587003</text:p>
          </table:table-cell>
          <table:table-cell office:value-type="string" calcext:value-type="string">
            <text:p>{"data":{"id":511,"uri":null,"created_at":"2021-07-08T16:43:32.513Z","updated_at":"2021-07-08T16:43:32.513Z","lat":13.0,"lon":49.0,"status":"active","collect_interval":null,"description":"Recurso para testes","uuid":"e2d8e685-f250-457c-901d-0eedecbdd54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040583610534668</text:p>
          </table:table-cell>
          <table:table-cell office:value-type="string" calcext:value-type="string">
            <text:p>2021-07-08 13:44:03.017348</text:p>
          </table:table-cell>
          <table:table-cell office:value-type="string" calcext:value-type="string">
            <text:p>{"data":{"id":512,"uri":null,"created_at":"2021-07-08T16:44:02.951Z","updated_at":"2021-07-08T16:44:02.951Z","lat":16.0,"lon":7.0,"status":"active","collect_interval":null,"description":"TESTE de Recurso","uuid":"2def0f38-5f35-4bd8-9e9d-2c84a36a8120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98393440246582</text:p>
          </table:table-cell>
          <table:table-cell office:value-type="string" calcext:value-type="string">
            <text:p>2021-07-08 13:44:33.388184</text:p>
          </table:table-cell>
          <table:table-cell office:value-type="string" calcext:value-type="string">
            <text:p>{"data":{"id":513,"uri":null,"created_at":"2021-07-08T16:44:33.315Z","updated_at":"2021-07-08T16:44:33.315Z","lat":9.0,"lon":34.0,"status":"active","collect_interval":null,"description":"teste de Recurso","uuid":"11dfa0ae-bbfa-4637-ad88-a2917510441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672100067138672</text:p>
          </table:table-cell>
          <table:table-cell office:value-type="string" calcext:value-type="string">
            <text:p>2021-07-08 13:45:03.819765</text:p>
          </table:table-cell>
          <table:table-cell office:value-type="string" calcext:value-type="string">
            <text:p>{"data":{"id":514,"uri":null,"created_at":"2021-07-08T16:45:03.739Z","updated_at":"2021-07-08T16:45:03.739Z","lat":18.0,"lon":3.0,"status":"active","collect_interval":null,"description":"Recurso para testes","uuid":"f7f7d349-f93f-41ef-bd50-6fcd0360c7e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2342586517334</text:p>
          </table:table-cell>
          <table:table-cell office:value-type="string" calcext:value-type="string">
            <text:p>2021-07-08 13:45:34.217379</text:p>
          </table:table-cell>
          <table:table-cell office:value-type="string" calcext:value-type="string">
            <text:p>{"data":{"id":515,"uri":null,"created_at":"2021-07-08T16:45:34.146Z","updated_at":"2021-07-08T16:45:34.146Z","lat":43.0,"lon":20.0,"status":"active","collect_interval":null,"description":"TESTE de Recurso","uuid":"edbadbcd-a9b1-4745-bf23-59e799dc6a08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42698860168457</text:p>
          </table:table-cell>
          <table:table-cell office:value-type="string" calcext:value-type="string">
            <text:p>2021-07-08 13:46:04.625685</text:p>
          </table:table-cell>
          <table:table-cell office:value-type="string" calcext:value-type="string">
            <text:p>{"data":{"id":516,"uri":null,"created_at":"2021-07-08T16:46:04.552Z","updated_at":"2021-07-08T16:46:04.552Z","lat":3.0,"lon":35.0,"status":"active","collect_interval":null,"description":"teste de Recurso","uuid":"c0fc47f5-3096-4237-aea6-c12be5a2fe7a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47489547729492</text:p>
          </table:table-cell>
          <table:table-cell office:value-type="string" calcext:value-type="string">
            <text:p>2021-07-08 13:46:34.982807</text:p>
          </table:table-cell>
          <table:table-cell office:value-type="string" calcext:value-type="string">
            <text:p>{"data":{"id":517,"uri":null,"created_at":"2021-07-08T16:46:34.906Z","updated_at":"2021-07-08T16:46:34.906Z","lat":46.0,"lon":31.0,"status":"active","collect_interval":null,"description":"Recurso para testes","uuid":"8be5a293-57f5-4600-b7cd-559192ff5c9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669107913970947</text:p>
          </table:table-cell>
          <table:table-cell office:value-type="string" calcext:value-type="string">
            <text:p>2021-07-08 13:47:05.406338</text:p>
          </table:table-cell>
          <table:table-cell office:value-type="string" calcext:value-type="string">
            <text:p>{"data":{"id":518,"uri":null,"created_at":"2021-07-08T16:47:05.328Z","updated_at":"2021-07-08T16:47:05.328Z","lat":24.0,"lon":40.0,"status":"active","collect_interval":null,"description":"TESTE de Recurso","uuid":"7c47ebf9-c6b8-40e3-9868-c1b33482103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25824546813965</text:p>
          </table:table-cell>
          <table:table-cell office:value-type="string" calcext:value-type="string">
            <text:p>2021-07-08 13:47:35.784571</text:p>
          </table:table-cell>
          <table:table-cell office:value-type="string" calcext:value-type="string">
            <text:p>{"data":{"id":519,"uri":null,"created_at":"2021-07-08T16:47:35.711Z","updated_at":"2021-07-08T16:47:35.711Z","lat":16.0,"lon":2.0,"status":"active","collect_interval":null,"description":"teste de Recurso","uuid":"01ceffcf-40ce-410f-9b4a-fd8f256ae3b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60698986053467</text:p>
          </table:table-cell>
          <table:table-cell office:value-type="string" calcext:value-type="string">
            <text:p>2021-07-08 13:48:06.205541</text:p>
          </table:table-cell>
          <table:table-cell office:value-type="string" calcext:value-type="string">
            <text:p>{"data":{"id":520,"uri":null,"created_at":"2021-07-08T16:48:06.126Z","updated_at":"2021-07-08T16:48:06.126Z","lat":37.0,"lon":20.0,"status":"active","collect_interval":null,"description":"Recurso para testes","uuid":"e02430e7-a51c-4641-a0bb-0b26b5a2e0d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207382202148438</text:p>
          </table:table-cell>
          <table:table-cell office:value-type="string" calcext:value-type="string">
            <text:p>2021-07-08 13:48:36.632796</text:p>
          </table:table-cell>
          <table:table-cell office:value-type="string" calcext:value-type="string">
            <text:p>{"data":{"id":521,"uri":null,"created_at":"2021-07-08T16:48:36.563Z","updated_at":"2021-07-08T16:48:36.563Z","lat":43.0,"lon":2.0,"status":"active","collect_interval":null,"description":"TESTE de Recurso","uuid":"670710ae-19af-4186-afb9-4eebc3cbde5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299076080322266</text:p>
          </table:table-cell>
          <table:table-cell office:value-type="string" calcext:value-type="string">
            <text:p>2021-07-08 13:49:07.049556</text:p>
          </table:table-cell>
          <table:table-cell office:value-type="string" calcext:value-type="string">
            <text:p>{"data":{"id":522,"uri":null,"created_at":"2021-07-08T16:49:06.967Z","updated_at":"2021-07-08T16:49:06.967Z","lat":13.0,"lon":28.0,"status":"active","collect_interval":null,"description":"teste de Recurso","uuid":"ca784bc7-d6ef-4d2e-9489-ab45ba85438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61154842376709</text:p>
          </table:table-cell>
          <table:table-cell office:value-type="string" calcext:value-type="string">
            <text:p>2021-07-08 13:49:37.376738</text:p>
          </table:table-cell>
          <table:table-cell office:value-type="string" calcext:value-type="string">
            <text:p>{"data":{"id":523,"uri":null,"created_at":"2021-07-08T16:49:37.298Z","updated_at":"2021-07-08T16:49:37.298Z","lat":20.0,"lon":28.0,"status":"active","collect_interval":null,"description":"Recurso para testes","uuid":"61c3c2d9-bdd1-4f53-9928-522adbdbc71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839548110961914</text:p>
          </table:table-cell>
          <table:table-cell office:value-type="string" calcext:value-type="string">
            <text:p>2021-07-08 13:50:07.747469</text:p>
          </table:table-cell>
          <table:table-cell office:value-type="string" calcext:value-type="string">
            <text:p>{"data":{"id":524,"uri":null,"created_at":"2021-07-08T16:50:07.668Z","updated_at":"2021-07-08T16:50:07.668Z","lat":35.0,"lon":17.0,"status":"active","collect_interval":null,"description":"TESTE de Recurso","uuid":"8adeb5e1-9572-44f3-b527-eaa13b87746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47871017456055</text:p>
          </table:table-cell>
          <table:table-cell office:value-type="string" calcext:value-type="string">
            <text:p>2021-07-08 13:50:38.105409</text:p>
          </table:table-cell>
          <table:table-cell office:value-type="string" calcext:value-type="string">
            <text:p>{"data":{"id":525,"uri":null,"created_at":"2021-07-08T16:50:38.019Z","updated_at":"2021-07-08T16:50:38.019Z","lat":24.0,"lon":32.0,"status":"active","collect_interval":null,"description":"teste de Recurso","uuid":"4883dbf2-e7f2-432f-8bbc-e7db6d00fc0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77679443359375</text:p>
          </table:table-cell>
          <table:table-cell office:value-type="string" calcext:value-type="string">
            <text:p>2021-07-08 13:51:08.481386</text:p>
          </table:table-cell>
          <table:table-cell office:value-type="string" calcext:value-type="string">
            <text:p>{"data":{"id":526,"uri":null,"created_at":"2021-07-08T16:51:08.388Z","updated_at":"2021-07-08T16:51:08.388Z","lat":33.0,"lon":19.0,"status":"active","collect_interval":null,"description":"Recurso para testes","uuid":"b6a19c26-c4ba-43d9-81d7-8e4381190d9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593928337097168</text:p>
          </table:table-cell>
          <table:table-cell office:value-type="string" calcext:value-type="string">
            <text:p>2021-07-08 13:51:38.861613</text:p>
          </table:table-cell>
          <table:table-cell office:value-type="string" calcext:value-type="string">
            <text:p>{"data":{"id":527,"uri":null,"created_at":"2021-07-08T16:51:38.780Z","updated_at":"2021-07-08T16:51:38.780Z","lat":23.0,"lon":17.0,"status":"active","collect_interval":null,"description":"TESTE de Recurso","uuid":"6f9df956-bac1-4176-a8bd-32eb8f97934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827101707458496</text:p>
          </table:table-cell>
          <table:table-cell office:value-type="string" calcext:value-type="string">
            <text:p>2021-07-08 13:52:09.235518</text:p>
          </table:table-cell>
          <table:table-cell office:value-type="string" calcext:value-type="string">
            <text:p>{"data":{"id":528,"uri":null,"created_at":"2021-07-08T16:52:09.152Z","updated_at":"2021-07-08T16:52:09.152Z","lat":1.0,"lon":48.0,"status":"active","collect_interval":null,"description":"teste de Recurso","uuid":"4d509a9c-6758-4f7d-b778-54ba17ee561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311639785766602</text:p>
          </table:table-cell>
          <table:table-cell office:value-type="string" calcext:value-type="string">
            <text:p>2021-07-08 13:52:39.655253</text:p>
          </table:table-cell>
          <table:table-cell office:value-type="string" calcext:value-type="string">
            <text:p>{"data":{"id":529,"uri":null,"created_at":"2021-07-08T16:52:39.560Z","updated_at":"2021-07-08T16:52:39.560Z","lat":25.0,"lon":21.0,"status":"active","collect_interval":null,"description":"Recurso para testes","uuid":"b3bb6ddb-e6ec-44e1-bdfb-fbdd97ecaf3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58899450302124</text:p>
          </table:table-cell>
          <table:table-cell office:value-type="string" calcext:value-type="string">
            <text:p>2021-07-08 13:53:10.078358</text:p>
          </table:table-cell>
          <table:table-cell office:value-type="string" calcext:value-type="string">
            <text:p>{"data":{"id":530,"uri":null,"created_at":"2021-07-08T16:53:09.994Z","updated_at":"2021-07-08T16:53:09.994Z","lat":15.0,"lon":49.0,"status":"active","collect_interval":null,"description":"TESTE de Recurso","uuid":"45a17cf9-348a-473d-a1ba-466be2003b0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4078121185302734</text:p>
          </table:table-cell>
          <table:table-cell office:value-type="string" calcext:value-type="string">
            <text:p>2021-07-08 13:53:40.558909</text:p>
          </table:table-cell>
          <table:table-cell office:value-type="string" calcext:value-type="string">
            <text:p>{"data":{"id":531,"uri":null,"created_at":"2021-07-08T16:53:40.468Z","updated_at":"2021-07-08T16:53:40.468Z","lat":11.0,"lon":33.0,"status":"active","collect_interval":null,"description":"teste de Recurso","uuid":"9d57684a-c32c-4574-b2ba-8f32c02e7e16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633740425109863</text:p>
          </table:table-cell>
          <table:table-cell office:value-type="string" calcext:value-type="string">
            <text:p>2021-07-08 13:54:10.959919</text:p>
          </table:table-cell>
          <table:table-cell office:value-type="string" calcext:value-type="string">
            <text:p>{"data":{"id":532,"uri":null,"created_at":"2021-07-08T16:54:10.874Z","updated_at":"2021-07-08T16:54:10.874Z","lat":4.0,"lon":2.0,"status":"active","collect_interval":null,"description":"Recurso para testes","uuid":"eab64a1f-eab4-480e-bce5-111636bb587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530391693115234</text:p>
          </table:table-cell>
          <table:table-cell office:value-type="string" calcext:value-type="string">
            <text:p>2021-07-08 13:54:41.341052</text:p>
          </table:table-cell>
          <table:table-cell office:value-type="string" calcext:value-type="string">
            <text:p>{"data":{"id":533,"uri":null,"created_at":"2021-07-08T16:54:41.257Z","updated_at":"2021-07-08T16:54:41.257Z","lat":13.0,"lon":44.0,"status":"active","collect_interval":null,"description":"TESTE de Recurso","uuid":"9b92a930-3f09-4388-a869-755b626fc1a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293188095092773</text:p>
          </table:table-cell>
          <table:table-cell office:value-type="string" calcext:value-type="string">
            <text:p>2021-07-08 13:55:11.690921</text:p>
          </table:table-cell>
          <table:table-cell office:value-type="string" calcext:value-type="string">
            <text:p>{"data":{"id":534,"uri":null,"created_at":"2021-07-08T16:55:11.605Z","updated_at":"2021-07-08T16:55:11.605Z","lat":35.0,"lon":42.0,"status":"active","collect_interval":null,"description":"teste de Recurso","uuid":"802d5c7b-9385-477d-960b-915d7be9f32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457002639770508</text:p>
          </table:table-cell>
          <table:table-cell office:value-type="string" calcext:value-type="string">
            <text:p>2021-07-08 13:55:42.074665</text:p>
          </table:table-cell>
          <table:table-cell office:value-type="string" calcext:value-type="string">
            <text:p>{"data":{"id":535,"uri":null,"created_at":"2021-07-08T16:55:41.980Z","updated_at":"2021-07-08T16:55:41.980Z","lat":42.0,"lon":11.0,"status":"active","collect_interval":null,"description":"Recurso para testes","uuid":"9b7418da-9674-4406-bef7-e33b7d1a57b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58701515197754</text:p>
          </table:table-cell>
          <table:table-cell office:value-type="string" calcext:value-type="string">
            <text:p>2021-07-08 13:56:12.454709</text:p>
          </table:table-cell>
          <table:table-cell office:value-type="string" calcext:value-type="string">
            <text:p>{"data":{"id":536,"uri":null,"created_at":"2021-07-08T16:56:12.365Z","updated_at":"2021-07-08T16:56:12.365Z","lat":41.0,"lon":0.0,"status":"active","collect_interval":null,"description":"TESTE de Recurso","uuid":"c3cdaaf5-4c67-4803-bf92-1ee734ad386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824217796325684</text:p>
          </table:table-cell>
          <table:table-cell office:value-type="string" calcext:value-type="string">
            <text:p>2021-07-08 13:56:42.893215</text:p>
          </table:table-cell>
          <table:table-cell office:value-type="string" calcext:value-type="string">
            <text:p>{"data":{"id":537,"uri":null,"created_at":"2021-07-08T16:56:42.803Z","updated_at":"2021-07-08T16:56:42.803Z","lat":17.0,"lon":10.0,"status":"active","collect_interval":null,"description":"teste de Recurso","uuid":"6ef25269-e2f3-4a60-bc3b-ff3ea4fd38c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196224212646484</text:p>
          </table:table-cell>
          <table:table-cell office:value-type="string" calcext:value-type="string">
            <text:p>2021-07-08 13:57:13.213318</text:p>
          </table:table-cell>
          <table:table-cell office:value-type="string" calcext:value-type="string">
            <text:p>{"data":{"id":538,"uri":null,"created_at":"2021-07-08T16:57:13.130Z","updated_at":"2021-07-08T16:57:13.130Z","lat":31.0,"lon":0.0,"status":"active","collect_interval":null,"description":"Recurso para testes","uuid":"5f305590-b9ef-464c-833f-4065038fa86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945191383361816</text:p>
          </table:table-cell>
          <table:table-cell office:value-type="string" calcext:value-type="string">
            <text:p>2021-07-08 13:57:43.666509</text:p>
          </table:table-cell>
          <table:table-cell office:value-type="string" calcext:value-type="string">
            <text:p>{"data":{"id":539,"uri":null,"created_at":"2021-07-08T16:57:43.574Z","updated_at":"2021-07-08T16:57:43.574Z","lat":17.0,"lon":34.0,"status":"active","collect_interval":null,"description":"TESTE de Recurso","uuid":"020542b2-e648-49a8-935c-f535105b18a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99134922027588</text:p>
          </table:table-cell>
          <table:table-cell office:value-type="string" calcext:value-type="string">
            <text:p>2021-07-08 13:58:13.994313</text:p>
          </table:table-cell>
          <table:table-cell office:value-type="string" calcext:value-type="string">
            <text:p>{"data":{"id":540,"uri":null,"created_at":"2021-07-08T16:58:13.905Z","updated_at":"2021-07-08T16:58:13.905Z","lat":37.0,"lon":28.0,"status":"active","collect_interval":null,"description":"teste de Recurso","uuid":"3246cea4-2757-4348-8cec-42b9c2059fdd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11551856994629</text:p>
          </table:table-cell>
          <table:table-cell office:value-type="string" calcext:value-type="string">
            <text:p>2021-07-08 13:58:44.427117</text:p>
          </table:table-cell>
          <table:table-cell office:value-type="string" calcext:value-type="string">
            <text:p>{"data":{"id":541,"uri":null,"created_at":"2021-07-08T16:58:44.339Z","updated_at":"2021-07-08T16:58:44.339Z","lat":36.0,"lon":17.0,"status":"active","collect_interval":null,"description":"Recurso para testes","uuid":"20ccbd74-ea69-4da4-b587-2b62638bb1a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75711059570312</text:p>
          </table:table-cell>
          <table:table-cell office:value-type="string" calcext:value-type="string">
            <text:p>2021-07-08 13:59:14.833840</text:p>
          </table:table-cell>
          <table:table-cell office:value-type="string" calcext:value-type="string">
            <text:p>{"data":{"id":542,"uri":null,"created_at":"2021-07-08T16:59:14.749Z","updated_at":"2021-07-08T16:59:14.749Z","lat":37.0,"lon":34.0,"status":"active","collect_interval":null,"description":"TESTE de Recurso","uuid":"583bdc0c-0d57-4206-898e-0ee8262099a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365285873413086</text:p>
          </table:table-cell>
          <table:table-cell office:value-type="string" calcext:value-type="string">
            <text:p>2021-07-08 13:59:45.187197</text:p>
          </table:table-cell>
          <table:table-cell office:value-type="string" calcext:value-type="string">
            <text:p>{"data":{"id":543,"uri":null,"created_at":"2021-07-08T16:59:45.105Z","updated_at":"2021-07-08T16:59:45.105Z","lat":34.0,"lon":0.0,"status":"active","collect_interval":null,"description":"teste de Recurso","uuid":"5bba0ff0-2a86-44c4-9016-d4c87732674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117303848266602</text:p>
          </table:table-cell>
          <table:table-cell office:value-type="string" calcext:value-type="string">
            <text:p>2021-07-08 14:00:15.560063</text:p>
          </table:table-cell>
          <table:table-cell office:value-type="string" calcext:value-type="string">
            <text:p>{"data":{"id":544,"uri":null,"created_at":"2021-07-08T17:00:15.447Z","updated_at":"2021-07-08T17:00:15.447Z","lat":3.0,"lon":18.0,"status":"active","collect_interval":null,"description":"Recurso para testes","uuid":"3a3a82fc-4306-40aa-93f9-1ec070c8cdc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445990562438965</text:p>
          </table:table-cell>
          <table:table-cell office:value-type="string" calcext:value-type="string">
            <text:p>2021-07-08 14:00:46.065523</text:p>
          </table:table-cell>
          <table:table-cell office:value-type="string" calcext:value-type="string">
            <text:p>{"data":{"id":545,"uri":null,"created_at":"2021-07-08T17:00:45.989Z","updated_at":"2021-07-08T17:00:45.989Z","lat":44.0,"lon":40.0,"status":"active","collect_interval":null,"description":"TESTE de Recurso","uuid":"5ef1e9c4-cd08-47ad-880b-44ddb48ec22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396662712097168</text:p>
          </table:table-cell>
          <table:table-cell office:value-type="string" calcext:value-type="string">
            <text:p>2021-07-08 14:01:16.409146</text:p>
          </table:table-cell>
          <table:table-cell office:value-type="string" calcext:value-type="string">
            <text:p>{"data":{"id":546,"uri":null,"created_at":"2021-07-08T17:01:16.338Z","updated_at":"2021-07-08T17:01:16.338Z","lat":45.0,"lon":34.0,"status":"active","collect_interval":null,"description":"teste de Recurso","uuid":"923637f6-db5c-4626-b250-dbe79f4f147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45987510681152</text:p>
          </table:table-cell>
          <table:table-cell office:value-type="string" calcext:value-type="string">
            <text:p>2021-07-08 14:01:46.744885</text:p>
          </table:table-cell>
          <table:table-cell office:value-type="string" calcext:value-type="string">
            <text:p>{"data":{"id":547,"uri":null,"created_at":"2021-07-08T17:01:46.655Z","updated_at":"2021-07-08T17:01:46.655Z","lat":0.0,"lon":14.0,"status":"active","collect_interval":null,"description":"Recurso para testes","uuid":"0cd6b6e0-1eb7-4aa9-a3dd-e3e1bcc0ab43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39185333251953</text:p>
          </table:table-cell>
          <table:table-cell office:value-type="string" calcext:value-type="string">
            <text:p>2021-07-08 14:02:17.139645</text:p>
          </table:table-cell>
          <table:table-cell office:value-type="string" calcext:value-type="string">
            <text:p>{"data":{"id":548,"uri":null,"created_at":"2021-07-08T17:02:17.058Z","updated_at":"2021-07-08T17:02:17.058Z","lat":32.0,"lon":44.0,"status":"active","collect_interval":null,"description":"TESTE de Recurso","uuid":"768538fd-f4b0-4bf6-a46e-2a7e960bc1e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831989288330078</text:p>
          </table:table-cell>
          <table:table-cell office:value-type="string" calcext:value-type="string">
            <text:p>2021-07-08 14:02:47.520292</text:p>
          </table:table-cell>
          <table:table-cell office:value-type="string" calcext:value-type="string">
            <text:p>{"data":{"id":549,"uri":null,"created_at":"2021-07-08T17:02:47.436Z","updated_at":"2021-07-08T17:02:47.436Z","lat":8.0,"lon":42.0,"status":"active","collect_interval":null,"description":"teste de Recurso","uuid":"9564ff97-d425-491e-896c-b5665645a6c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282769203186035</text:p>
          </table:table-cell>
          <table:table-cell office:value-type="string" calcext:value-type="string">
            <text:p>2021-07-08 14:03:17.918793</text:p>
          </table:table-cell>
          <table:table-cell office:value-type="string" calcext:value-type="string">
            <text:p>{"data":{"id":550,"uri":null,"created_at":"2021-07-08T17:03:17.841Z","updated_at":"2021-07-08T17:03:17.841Z","lat":1.0,"lon":12.0,"status":"active","collect_interval":null,"description":"Recurso para testes","uuid":"7db938bc-89dd-4d3f-991a-401b148cdf71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58091926574707</text:p>
          </table:table-cell>
          <table:table-cell office:value-type="string" calcext:value-type="string">
            <text:p>2021-07-08 14:03:48.303374</text:p>
          </table:table-cell>
          <table:table-cell office:value-type="string" calcext:value-type="string">
            <text:p>{"data":{"id":551,"uri":null,"created_at":"2021-07-08T17:03:48.229Z","updated_at":"2021-07-08T17:03:48.229Z","lat":31.0,"lon":5.0,"status":"active","collect_interval":null,"description":"TESTE de Recurso","uuid":"35335bdc-e8d3-440e-adc4-f195dfb7b91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613718032836914</text:p>
          </table:table-cell>
          <table:table-cell office:value-type="string" calcext:value-type="string">
            <text:p>2021-07-08 14:04:18.656664</text:p>
          </table:table-cell>
          <table:table-cell office:value-type="string" calcext:value-type="string">
            <text:p>{"data":{"id":552,"uri":null,"created_at":"2021-07-08T17:04:18.580Z","updated_at":"2021-07-08T17:04:18.580Z","lat":47.0,"lon":31.0,"status":"active","collect_interval":null,"description":"teste de Recurso","uuid":"02b194de-6b9b-43e0-8552-ba9274802d5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744680404663086</text:p>
          </table:table-cell>
          <table:table-cell office:value-type="string" calcext:value-type="string">
            <text:p>2021-07-08 14:04:49.031853</text:p>
          </table:table-cell>
          <table:table-cell office:value-type="string" calcext:value-type="string">
            <text:p>{"data":{"id":553,"uri":null,"created_at":"2021-07-08T17:04:48.951Z","updated_at":"2021-07-08T17:04:48.951Z","lat":23.0,"lon":5.0,"status":"active","collect_interval":null,"description":"Recurso para testes","uuid":"8af62af3-8102-4e16-9779-6ed79ab7263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028398513793945</text:p>
          </table:table-cell>
          <table:table-cell office:value-type="string" calcext:value-type="string">
            <text:p>2021-07-08 14:05:19.389318</text:p>
          </table:table-cell>
          <table:table-cell office:value-type="string" calcext:value-type="string">
            <text:p>{"data":{"id":554,"uri":null,"created_at":"2021-07-08T17:05:19.312Z","updated_at":"2021-07-08T17:05:19.312Z","lat":7.0,"lon":29.0,"status":"active","collect_interval":null,"description":"TESTE de Recurso","uuid":"c409aeb6-45ba-4edf-aa20-609b31a7e51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13526344299316</text:p>
          </table:table-cell>
          <table:table-cell office:value-type="string" calcext:value-type="string">
            <text:p>2021-07-08 14:05:49.746558</text:p>
          </table:table-cell>
          <table:table-cell office:value-type="string" calcext:value-type="string">
            <text:p>{"data":{"id":555,"uri":null,"created_at":"2021-07-08T17:05:49.658Z","updated_at":"2021-07-08T17:05:49.658Z","lat":33.0,"lon":9.0,"status":"active","collect_interval":null,"description":"teste de Recurso","uuid":"f84b9bce-3a8b-4591-a768-498b4256354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697808265686035</text:p>
          </table:table-cell>
          <table:table-cell office:value-type="string" calcext:value-type="string">
            <text:p>2021-07-08 14:06:20.094437</text:p>
          </table:table-cell>
          <table:table-cell office:value-type="string" calcext:value-type="string">
            <text:p>{"data":{"id":556,"uri":null,"created_at":"2021-07-08T17:06:20.017Z","updated_at":"2021-07-08T17:06:20.017Z","lat":15.0,"lon":49.0,"status":"active","collect_interval":null,"description":"Recurso para testes","uuid":"da46b852-69f1-405c-beb3-db36f50dccd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3983120918273926</text:p>
          </table:table-cell>
          <table:table-cell office:value-type="string" calcext:value-type="string">
            <text:p>2021-07-08 14:06:50.511447</text:p>
          </table:table-cell>
          <table:table-cell office:value-type="string" calcext:value-type="string">
            <text:p>{"data":{"id":557,"uri":null,"created_at":"2021-07-08T17:06:50.409Z","updated_at":"2021-07-08T17:06:50.409Z","lat":23.0,"lon":36.0,"status":"active","collect_interval":null,"description":"TESTE de Recurso","uuid":"fb1c6fb5-1994-460e-81d2-527621956b5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78351879119873</text:p>
          </table:table-cell>
          <table:table-cell office:value-type="string" calcext:value-type="string">
            <text:p>2021-07-08 14:07:20.854494</text:p>
          </table:table-cell>
          <table:table-cell office:value-type="string" calcext:value-type="string">
            <text:p>{"data":{"id":558,"uri":null,"created_at":"2021-07-08T17:07:20.780Z","updated_at":"2021-07-08T17:07:20.780Z","lat":35.0,"lon":7.0,"status":"active","collect_interval":null,"description":"teste de Recurso","uuid":"82999bd8-b6cf-42e6-b23b-d8be5196c74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28535270690918</text:p>
          </table:table-cell>
          <table:table-cell office:value-type="string" calcext:value-type="string">
            <text:p>2021-07-08 14:07:51.202391</text:p>
          </table:table-cell>
          <table:table-cell office:value-type="string" calcext:value-type="string">
            <text:p>{"data":{"id":559,"uri":null,"created_at":"2021-07-08T17:07:51.116Z","updated_at":"2021-07-08T17:07:51.116Z","lat":43.0,"lon":7.0,"status":"active","collect_interval":null,"description":"Recurso para testes","uuid":"23da293b-c142-4f29-8695-2372a4810ef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641613960266113</text:p>
          </table:table-cell>
          <table:table-cell office:value-type="string" calcext:value-type="string">
            <text:p>2021-07-08 14:08:21.636200</text:p>
          </table:table-cell>
          <table:table-cell office:value-type="string" calcext:value-type="string">
            <text:p>{"data":{"id":560,"uri":null,"created_at":"2021-07-08T17:08:21.565Z","updated_at":"2021-07-08T17:08:21.565Z","lat":22.0,"lon":34.0,"status":"active","collect_interval":null,"description":"TESTE de Recurso","uuid":"1cbbee6b-8e32-4cf0-8965-93b91f287d1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27104759216309</text:p>
          </table:table-cell>
          <table:table-cell office:value-type="string" calcext:value-type="string">
            <text:p>2021-07-08 14:08:51.980371</text:p>
          </table:table-cell>
          <table:table-cell office:value-type="string" calcext:value-type="string">
            <text:p>{"data":{"id":561,"uri":null,"created_at":"2021-07-08T17:08:51.909Z","updated_at":"2021-07-08T17:08:51.909Z","lat":3.0,"lon":34.0,"status":"active","collect_interval":null,"description":"teste de Recurso","uuid":"609842a5-0619-41da-b607-b50965c91dc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9505467414855957</text:p>
          </table:table-cell>
          <table:table-cell office:value-type="string" calcext:value-type="string">
            <text:p>2021-07-08 14:09:22.426728</text:p>
          </table:table-cell>
          <table:table-cell office:value-type="string" calcext:value-type="string">
            <text:p>{"data":{"id":562,"uri":null,"created_at":"2021-07-08T17:09:22.345Z","updated_at":"2021-07-08T17:09:22.345Z","lat":1.0,"lon":29.0,"status":"active","collect_interval":null,"description":"Recurso para testes","uuid":"5b7d054d-8584-4f4e-af03-e3f6f10212f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963574409484863</text:p>
          </table:table-cell>
          <table:table-cell office:value-type="string" calcext:value-type="string">
            <text:p>2021-07-08 14:09:52.797421</text:p>
          </table:table-cell>
          <table:table-cell office:value-type="string" calcext:value-type="string">
            <text:p>{"data":{"id":563,"uri":null,"created_at":"2021-07-08T17:09:52.726Z","updated_at":"2021-07-08T17:09:52.726Z","lat":28.0,"lon":22.0,"status":"active","collect_interval":null,"description":"TESTE de Recurso","uuid":"2b1481b2-6e6d-46c5-8657-a2f9ae93522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437908172607422</text:p>
          </table:table-cell>
          <table:table-cell office:value-type="string" calcext:value-type="string">
            <text:p>2021-07-08 14:10:23.141976</text:p>
          </table:table-cell>
          <table:table-cell office:value-type="string" calcext:value-type="string">
            <text:p>{"data":{"id":564,"uri":null,"created_at":"2021-07-08T17:10:23.068Z","updated_at":"2021-07-08T17:10:23.068Z","lat":29.0,"lon":35.0,"status":"active","collect_interval":null,"description":"teste de Recurso","uuid":"f5481b02-7bd7-4f0d-9653-5ca9b520453b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945929527282715</text:p>
          </table:table-cell>
          <table:table-cell office:value-type="string" calcext:value-type="string">
            <text:p>2021-07-08 14:10:53.576511</text:p>
          </table:table-cell>
          <table:table-cell office:value-type="string" calcext:value-type="string">
            <text:p>{"data":{"id":565,"uri":null,"created_at":"2021-07-08T17:10:53.499Z","updated_at":"2021-07-08T17:10:53.499Z","lat":33.0,"lon":9.0,"status":"active","collect_interval":null,"description":"Recurso para testes","uuid":"833296d6-60ed-4bbd-b3fd-2d98d3906e8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239377975463867</text:p>
          </table:table-cell>
          <table:table-cell office:value-type="string" calcext:value-type="string">
            <text:p>2021-07-08 14:11:23.950573</text:p>
          </table:table-cell>
          <table:table-cell office:value-type="string" calcext:value-type="string">
            <text:p>{"data":{"id":566,"uri":null,"created_at":"2021-07-08T17:11:23.881Z","updated_at":"2021-07-08T17:11:23.881Z","lat":43.0,"lon":36.0,"status":"active","collect_interval":null,"description":"TESTE de Recurso","uuid":"eb6772d9-571a-4df1-a6a8-e3922cc7b35d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749063968658447</text:p>
          </table:table-cell>
          <table:table-cell office:value-type="string" calcext:value-type="string">
            <text:p>2021-07-08 14:11:54.364793</text:p>
          </table:table-cell>
          <table:table-cell office:value-type="string" calcext:value-type="string">
            <text:p>{"data":{"id":567,"uri":null,"created_at":"2021-07-08T17:11:54.284Z","updated_at":"2021-07-08T17:11:54.284Z","lat":6.0,"lon":25.0,"status":"active","collect_interval":null,"description":"teste de Recurso","uuid":"e618c1b6-e73d-4994-9243-4a61aa44e9fb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47717571258545</text:p>
          </table:table-cell>
          <table:table-cell office:value-type="string" calcext:value-type="string">
            <text:p>2021-07-08 14:12:24.767237</text:p>
          </table:table-cell>
          <table:table-cell office:value-type="string" calcext:value-type="string">
            <text:p>{"data":{"id":568,"uri":null,"created_at":"2021-07-08T17:12:24.693Z","updated_at":"2021-07-08T17:12:24.693Z","lat":42.0,"lon":21.0,"status":"active","collect_interval":null,"description":"Recurso para testes","uuid":"fae1a1aa-e0ac-430d-96aa-00f414f0098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68018913269043</text:p>
          </table:table-cell>
          <table:table-cell office:value-type="string" calcext:value-type="string">
            <text:p>2021-07-08 14:12:55.207044</text:p>
          </table:table-cell>
          <table:table-cell office:value-type="string" calcext:value-type="string">
            <text:p>{"data":{"id":569,"uri":null,"created_at":"2021-07-08T17:12:55.137Z","updated_at":"2021-07-08T17:12:55.137Z","lat":15.0,"lon":20.0,"status":"active","collect_interval":null,"description":"TESTE de Recurso","uuid":"40b356f9-f594-4d52-a2fb-646ec63ddee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385215759277344</text:p>
          </table:table-cell>
          <table:table-cell office:value-type="string" calcext:value-type="string">
            <text:p>2021-07-08 14:13:25.574046</text:p>
          </table:table-cell>
          <table:table-cell office:value-type="string" calcext:value-type="string">
            <text:p>{"data":{"id":570,"uri":null,"created_at":"2021-07-08T17:13:25.492Z","updated_at":"2021-07-08T17:13:25.492Z","lat":13.0,"lon":10.0,"status":"active","collect_interval":null,"description":"teste de Recurso","uuid":"c3cd6ed7-7a68-4d94-a0c0-a1e2445f3966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156857490539551</text:p>
          </table:table-cell>
          <table:table-cell office:value-type="string" calcext:value-type="string">
            <text:p>2021-07-08 14:13:56.083913</text:p>
          </table:table-cell>
          <table:table-cell office:value-type="string" calcext:value-type="string">
            <text:p>{"data":{"id":571,"uri":null,"created_at":"2021-07-08T17:13:56.014Z","updated_at":"2021-07-08T17:13:56.014Z","lat":2.0,"lon":38.0,"status":"active","collect_interval":null,"description":"Recurso para testes","uuid":"6e6de90e-3884-4ad3-a048-d68c9947717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316972255706787</text:p>
          </table:table-cell>
          <table:table-cell office:value-type="string" calcext:value-type="string">
            <text:p>2021-07-08 14:14:26.668531</text:p>
          </table:table-cell>
          <table:table-cell office:value-type="string" calcext:value-type="string">
            <text:p>{"data":{"id":572,"uri":null,"created_at":"2021-07-08T17:14:26.595Z","updated_at":"2021-07-08T17:14:26.595Z","lat":6.0,"lon":48.0,"status":"active","collect_interval":null,"description":"TESTE de Recurso","uuid":"720a9bf0-9d20-4f72-9ad8-09060cd28f6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243380546569824</text:p>
          </table:table-cell>
          <table:table-cell office:value-type="string" calcext:value-type="string">
            <text:p>2021-07-08 14:14:57.062053</text:p>
          </table:table-cell>
          <table:table-cell office:value-type="string" calcext:value-type="string">
            <text:p>{"data":{"id":573,"uri":null,"created_at":"2021-07-08T17:14:56.988Z","updated_at":"2021-07-08T17:14:56.988Z","lat":10.0,"lon":37.0,"status":"active","collect_interval":null,"description":"teste de Recurso","uuid":"6ac3375a-58c7-4df9-90c3-35ba1a5983d2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775485038757324</text:p>
          </table:table-cell>
          <table:table-cell office:value-type="string" calcext:value-type="string">
            <text:p>2021-07-08 14:15:27.416888</text:p>
          </table:table-cell>
          <table:table-cell office:value-type="string" calcext:value-type="string">
            <text:p>{"data":{"id":574,"uri":null,"created_at":"2021-07-08T17:15:27.341Z","updated_at":"2021-07-08T17:15:27.341Z","lat":44.0,"lon":36.0,"status":"active","collect_interval":null,"description":"Recurso para testes","uuid":"630dba20-507a-4c05-abd7-1ec9974b5995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416451454162598</text:p>
          </table:table-cell>
          <table:table-cell office:value-type="string" calcext:value-type="string">
            <text:p>2021-07-08 14:15:57.806122</text:p>
          </table:table-cell>
          <table:table-cell office:value-type="string" calcext:value-type="string">
            <text:p>{"data":{"id":575,"uri":null,"created_at":"2021-07-08T17:15:57.744Z","updated_at":"2021-07-08T17:15:57.744Z","lat":4.0,"lon":28.0,"status":"active","collect_interval":null,"description":"TESTE de Recurso","uuid":"ded51cee-856f-40e5-93ed-376a6352e83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72320365905762</text:p>
          </table:table-cell>
          <table:table-cell office:value-type="string" calcext:value-type="string">
            <text:p>2021-07-08 14:16:28.171960</text:p>
          </table:table-cell>
          <table:table-cell office:value-type="string" calcext:value-type="string">
            <text:p>{"data":{"id":576,"uri":null,"created_at":"2021-07-08T17:16:28.094Z","updated_at":"2021-07-08T17:16:28.094Z","lat":36.0,"lon":0.0,"status":"active","collect_interval":null,"description":"teste de Recurso","uuid":"6b0d3297-6a1c-467e-b6c2-9e3530b3554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651939392089844</text:p>
          </table:table-cell>
          <table:table-cell office:value-type="string" calcext:value-type="string">
            <text:p>2021-07-08 14:16:58.580808</text:p>
          </table:table-cell>
          <table:table-cell office:value-type="string" calcext:value-type="string">
            <text:p>{"data":{"id":577,"uri":null,"created_at":"2021-07-08T17:16:58.505Z","updated_at":"2021-07-08T17:16:58.505Z","lat":12.0,"lon":21.0,"status":"active","collect_interval":null,"description":"Recurso para testes","uuid":"a60b7ec5-fbbc-4417-b45e-377b96355269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170639991760254</text:p>
          </table:table-cell>
          <table:table-cell office:value-type="string" calcext:value-type="string">
            <text:p>2021-07-08 14:17:28.970515</text:p>
          </table:table-cell>
          <table:table-cell office:value-type="string" calcext:value-type="string">
            <text:p>{"data":{"id":578,"uri":null,"created_at":"2021-07-08T17:17:28.896Z","updated_at":"2021-07-08T17:17:28.896Z","lat":18.0,"lon":35.0,"status":"active","collect_interval":null,"description":"TESTE de Recurso","uuid":"2352993b-dc58-4c9a-a521-b1c932434b6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69435214996338</text:p>
          </table:table-cell>
          <table:table-cell office:value-type="string" calcext:value-type="string">
            <text:p>2021-07-08 14:17:59.333068</text:p>
          </table:table-cell>
          <table:table-cell office:value-type="string" calcext:value-type="string">
            <text:p>{"data":{"id":579,"uri":null,"created_at":"2021-07-08T17:17:59.267Z","updated_at":"2021-07-08T17:17:59.267Z","lat":34.0,"lon":5.0,"status":"active","collect_interval":null,"description":"teste de Recurso","uuid":"edca4414-3a79-4879-bd70-dbc80ffa6be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4198734760284424</text:p>
          </table:table-cell>
          <table:table-cell office:value-type="string" calcext:value-type="string">
            <text:p>2021-07-08 14:18:29.897641</text:p>
          </table:table-cell>
          <table:table-cell office:value-type="string" calcext:value-type="string">
            <text:p>{"data":{"id":580,"uri":null,"created_at":"2021-07-08T17:18:29.821Z","updated_at":"2021-07-08T17:18:29.821Z","lat":41.0,"lon":43.0,"status":"active","collect_interval":null,"description":"Recurso para testes","uuid":"21fe9acf-9901-4397-9fb0-5e56d771995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925783157348633</text:p>
          </table:table-cell>
          <table:table-cell office:value-type="string" calcext:value-type="string">
            <text:p>2021-07-08 14:19:00.291250</text:p>
          </table:table-cell>
          <table:table-cell office:value-type="string" calcext:value-type="string">
            <text:p>{"data":{"id":581,"uri":null,"created_at":"2021-07-08T17:19:00.217Z","updated_at":"2021-07-08T17:19:00.217Z","lat":15.0,"lon":11.0,"status":"active","collect_interval":null,"description":"TESTE de Recurso","uuid":"8f1be4b2-8b54-4f24-9cea-251eaba32f2a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11571311950684</text:p>
          </table:table-cell>
          <table:table-cell office:value-type="string" calcext:value-type="string">
            <text:p>2021-07-08 14:19:30.655189</text:p>
          </table:table-cell>
          <table:table-cell office:value-type="string" calcext:value-type="string">
            <text:p>{"data":{"id":582,"uri":null,"created_at":"2021-07-08T17:19:30.577Z","updated_at":"2021-07-08T17:19:30.577Z","lat":44.0,"lon":46.0,"status":"active","collect_interval":null,"description":"teste de Recurso","uuid":"d197f0ac-d043-49d4-b165-02333adc08ba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44091033935547</text:p>
          </table:table-cell>
          <table:table-cell office:value-type="string" calcext:value-type="string">
            <text:p>2021-07-08 14:20:01.028338</text:p>
          </table:table-cell>
          <table:table-cell office:value-type="string" calcext:value-type="string">
            <text:p>{"data":{"id":583,"uri":null,"created_at":"2021-07-08T17:20:00.941Z","updated_at":"2021-07-08T17:20:00.941Z","lat":2.0,"lon":49.0,"status":"active","collect_interval":null,"description":"Recurso para testes","uuid":"6396363f-af5d-4bb5-94f2-062820b272c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701289176940918</text:p>
          </table:table-cell>
          <table:table-cell office:value-type="string" calcext:value-type="string">
            <text:p>2021-07-08 14:20:31.419295</text:p>
          </table:table-cell>
          <table:table-cell office:value-type="string" calcext:value-type="string">
            <text:p>{"data":{"id":584,"uri":null,"created_at":"2021-07-08T17:20:31.340Z","updated_at":"2021-07-08T17:20:31.340Z","lat":44.0,"lon":40.0,"status":"active","collect_interval":null,"description":"TESTE de Recurso","uuid":"0975fc4a-e287-4302-9a45-9eae1303865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551941871643066</text:p>
          </table:table-cell>
          <table:table-cell office:value-type="string" calcext:value-type="string">
            <text:p>2021-07-08 14:21:01.788589</text:p>
          </table:table-cell>
          <table:table-cell office:value-type="string" calcext:value-type="string">
            <text:p>{"data":{"id":585,"uri":null,"created_at":"2021-07-08T17:21:01.708Z","updated_at":"2021-07-08T17:21:01.708Z","lat":20.0,"lon":4.0,"status":"active","collect_interval":null,"description":"teste de Recurso","uuid":"5e14b984-013a-4140-91fb-5c98b876fed4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4108877182006836</text:p>
          </table:table-cell>
          <table:table-cell office:value-type="string" calcext:value-type="string">
            <text:p>2021-07-08 14:21:32.273768</text:p>
          </table:table-cell>
          <table:table-cell office:value-type="string" calcext:value-type="string">
            <text:p>{"data":{"id":586,"uri":null,"created_at":"2021-07-08T17:21:32.193Z","updated_at":"2021-07-08T17:21:32.193Z","lat":42.0,"lon":43.0,"status":"active","collect_interval":null,"description":"Recurso para testes","uuid":"a691f179-f5c4-4d46-97d8-d0db2e4bb6b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924067497253418</text:p>
          </table:table-cell>
          <table:table-cell office:value-type="string" calcext:value-type="string">
            <text:p>2021-07-08 14:22:02.659361</text:p>
          </table:table-cell>
          <table:table-cell office:value-type="string" calcext:value-type="string">
            <text:p>{"data":{"id":587,"uri":null,"created_at":"2021-07-08T17:22:02.582Z","updated_at":"2021-07-08T17:22:02.582Z","lat":33.0,"lon":40.0,"status":"active","collect_interval":null,"description":"TESTE de Recurso","uuid":"72c9c771-7af1-49c0-b07f-43961a8faa28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34616470336914</text:p>
          </table:table-cell>
          <table:table-cell office:value-type="string" calcext:value-type="string">
            <text:p>2021-07-08 14:22:33.012710</text:p>
          </table:table-cell>
          <table:table-cell office:value-type="string" calcext:value-type="string">
            <text:p>{"data":{"id":588,"uri":null,"created_at":"2021-07-08T17:22:32.939Z","updated_at":"2021-07-08T17:22:32.939Z","lat":22.0,"lon":14.0,"status":"active","collect_interval":null,"description":"teste de Recurso","uuid":"1f0e8005-0b4d-404e-adf7-81ec6a1c354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2404375076293945</text:p>
          </table:table-cell>
          <table:table-cell office:value-type="string" calcext:value-type="string">
            <text:p>2021-07-08 14:23:03.462032</text:p>
          </table:table-cell>
          <table:table-cell office:value-type="string" calcext:value-type="string">
            <text:p>{"data":{"id":589,"uri":null,"created_at":"2021-07-08T17:23:03.391Z","updated_at":"2021-07-08T17:23:03.391Z","lat":3.0,"lon":31.0,"status":"active","collect_interval":null,"description":"Recurso para testes","uuid":"68c41798-9604-44dd-aa26-dea13e55459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1838011741638184</text:p>
          </table:table-cell>
          <table:table-cell office:value-type="string" calcext:value-type="string">
            <text:p>2021-07-08 14:23:33.950364</text:p>
          </table:table-cell>
          <table:table-cell office:value-type="string" calcext:value-type="string">
            <text:p>{"data":{"id":590,"uri":null,"created_at":"2021-07-08T17:23:33.878Z","updated_at":"2021-07-08T17:23:33.878Z","lat":24.0,"lon":1.0,"status":"active","collect_interval":null,"description":"TESTE de Recurso","uuid":"971c6c56-3a0f-426e-968c-1787fb18728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034910202026367</text:p>
          </table:table-cell>
          <table:table-cell office:value-type="string" calcext:value-type="string">
            <text:p>2021-07-08 14:24:04.300669</text:p>
          </table:table-cell>
          <table:table-cell office:value-type="string" calcext:value-type="string">
            <text:p>{"data":{"id":591,"uri":null,"created_at":"2021-07-08T17:24:04.233Z","updated_at":"2021-07-08T17:24:04.233Z","lat":44.0,"lon":44.0,"status":"active","collect_interval":null,"description":"teste de Recurso","uuid":"33e132ba-cf7b-481f-bdb8-65afd916010a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80033683776855</text:p>
          </table:table-cell>
          <table:table-cell office:value-type="string" calcext:value-type="string">
            <text:p>2021-07-08 14:24:34.671362</text:p>
          </table:table-cell>
          <table:table-cell office:value-type="string" calcext:value-type="string">
            <text:p>{"data":{"id":592,"uri":null,"created_at":"2021-07-08T17:24:34.589Z","updated_at":"2021-07-08T17:24:34.589Z","lat":26.0,"lon":4.0,"status":"active","collect_interval":null,"description":"Recurso para testes","uuid":"fb9cd600-d921-494a-b137-67bc56b5a993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85343170166016</text:p>
          </table:table-cell>
          <table:table-cell office:value-type="string" calcext:value-type="string">
            <text:p>2021-07-08 14:25:05.069686</text:p>
          </table:table-cell>
          <table:table-cell office:value-type="string" calcext:value-type="string">
            <text:p>{"data":{"id":593,"uri":null,"created_at":"2021-07-08T17:25:04.995Z","updated_at":"2021-07-08T17:25:04.995Z","lat":47.0,"lon":35.0,"status":"active","collect_interval":null,"description":"TESTE de Recurso","uuid":"eec0ecc3-fa37-4bb8-b210-0359da59291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852971076965332</text:p>
          </table:table-cell>
          <table:table-cell office:value-type="string" calcext:value-type="string">
            <text:p>2021-07-08 14:25:35.425204</text:p>
          </table:table-cell>
          <table:table-cell office:value-type="string" calcext:value-type="string">
            <text:p>{"data":{"id":594,"uri":null,"created_at":"2021-07-08T17:25:35.346Z","updated_at":"2021-07-08T17:25:35.346Z","lat":40.0,"lon":0.0,"status":"active","collect_interval":null,"description":"teste de Recurso","uuid":"8e460433-79f1-422b-b033-a6ea0bb0ca4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22936248779297</text:p>
          </table:table-cell>
          <table:table-cell office:value-type="string" calcext:value-type="string">
            <text:p>2021-07-08 14:26:05.814675</text:p>
          </table:table-cell>
          <table:table-cell office:value-type="string" calcext:value-type="string">
            <text:p>{"data":{"id":595,"uri":null,"created_at":"2021-07-08T17:26:05.732Z","updated_at":"2021-07-08T17:26:05.732Z","lat":41.0,"lon":2.0,"status":"active","collect_interval":null,"description":"Recurso para testes","uuid":"484bd63a-a5ba-4816-82e8-2a6d348efd6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714163780212402</text:p>
          </table:table-cell>
          <table:table-cell office:value-type="string" calcext:value-type="string">
            <text:p>2021-07-08 14:26:36.214049</text:p>
          </table:table-cell>
          <table:table-cell office:value-type="string" calcext:value-type="string">
            <text:p>{"data":{"id":596,"uri":null,"created_at":"2021-07-08T17:26:36.136Z","updated_at":"2021-07-08T17:26:36.136Z","lat":43.0,"lon":4.0,"status":"active","collect_interval":null,"description":"TESTE de Recurso","uuid":"1fec211d-4caa-4b5c-a9bc-4f6753b29c5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68195343017578</text:p>
          </table:table-cell>
          <table:table-cell office:value-type="string" calcext:value-type="string">
            <text:p>2021-07-08 14:27:06.595039</text:p>
          </table:table-cell>
          <table:table-cell office:value-type="string" calcext:value-type="string">
            <text:p>{"data":{"id":597,"uri":null,"created_at":"2021-07-08T17:27:06.521Z","updated_at":"2021-07-08T17:27:06.521Z","lat":27.0,"lon":5.0,"status":"active","collect_interval":null,"description":"teste de Recurso","uuid":"de35b4e1-4634-4eb4-91ad-c2e5763ddeb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4099278450012207</text:p>
          </table:table-cell>
          <table:table-cell office:value-type="string" calcext:value-type="string">
            <text:p>2021-07-08 14:27:36.985529</text:p>
          </table:table-cell>
          <table:table-cell office:value-type="string" calcext:value-type="string">
            <text:p>{"data":{"id":598,"uri":null,"created_at":"2021-07-08T17:27:36.889Z","updated_at":"2021-07-08T17:27:36.889Z","lat":23.0,"lon":15.0,"status":"active","collect_interval":null,"description":"Recurso para testes","uuid":"e525392f-0099-4986-80ea-8f94ddd05f2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863222122192383</text:p>
          </table:table-cell>
          <table:table-cell office:value-type="string" calcext:value-type="string">
            <text:p>2021-07-08 14:28:07.389168</text:p>
          </table:table-cell>
          <table:table-cell office:value-type="string" calcext:value-type="string">
            <text:p>{"data":{"id":599,"uri":null,"created_at":"2021-07-08T17:28:07.312Z","updated_at":"2021-07-08T17:28:07.312Z","lat":47.0,"lon":19.0,"status":"active","collect_interval":null,"description":"TESTE de Recurso","uuid":"3bea8b78-fb6c-471d-92a7-58329048071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33334732055664</text:p>
          </table:table-cell>
          <table:table-cell office:value-type="string" calcext:value-type="string">
            <text:p>2021-07-08 14:28:37.768199</text:p>
          </table:table-cell>
          <table:table-cell office:value-type="string" calcext:value-type="string">
            <text:p>{"data":{"id":600,"uri":null,"created_at":"2021-07-08T17:28:37.692Z","updated_at":"2021-07-08T17:28:37.692Z","lat":46.0,"lon":40.0,"status":"active","collect_interval":null,"description":"teste de Recurso","uuid":"a5b2a69e-4f42-4585-8706-2230a43a008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83280086517334</text:p>
          </table:table-cell>
          <table:table-cell office:value-type="string" calcext:value-type="string">
            <text:p>2021-07-08 14:29:08.136590</text:p>
          </table:table-cell>
          <table:table-cell office:value-type="string" calcext:value-type="string">
            <text:p>{"data":{"id":601,"uri":null,"created_at":"2021-07-08T17:29:08.055Z","updated_at":"2021-07-08T17:29:08.055Z","lat":43.0,"lon":42.0,"status":"active","collect_interval":null,"description":"Recurso para testes","uuid":"3921fff6-ddb1-4e1b-b96f-c19be5cfb47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448040962219238</text:p>
          </table:table-cell>
          <table:table-cell office:value-type="string" calcext:value-type="string">
            <text:p>2021-07-08 14:29:38.577338</text:p>
          </table:table-cell>
          <table:table-cell office:value-type="string" calcext:value-type="string">
            <text:p>{"data":{"id":602,"uri":null,"created_at":"2021-07-08T17:29:38.500Z","updated_at":"2021-07-08T17:29:38.500Z","lat":44.0,"lon":21.0,"status":"active","collect_interval":null,"description":"TESTE de Recurso","uuid":"ef8d6dd2-3bbb-4fed-ba2e-fa9225cb3d60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599053382873535</text:p>
          </table:table-cell>
          <table:table-cell office:value-type="string" calcext:value-type="string">
            <text:p>2021-07-08 14:30:09.000824</text:p>
          </table:table-cell>
          <table:table-cell office:value-type="string" calcext:value-type="string">
            <text:p>{"data":{"id":603,"uri":null,"created_at":"2021-07-08T17:30:08.912Z","updated_at":"2021-07-08T17:30:08.912Z","lat":24.0,"lon":5.0,"status":"active","collect_interval":null,"description":"teste de Recurso","uuid":"bba83a83-5fd8-49dd-b818-ff0a5f71d22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62144374847412</text:p>
          </table:table-cell>
          <table:table-cell office:value-type="string" calcext:value-type="string">
            <text:p>2021-07-08 14:30:39.338849</text:p>
          </table:table-cell>
          <table:table-cell office:value-type="string" calcext:value-type="string">
            <text:p>{"data":{"id":604,"uri":null,"created_at":"2021-07-08T17:30:39.260Z","updated_at":"2021-07-08T17:30:39.260Z","lat":10.0,"lon":36.0,"status":"active","collect_interval":null,"description":"Recurso para testes","uuid":"efe45bc6-72ae-40ed-a78a-d36f6ab90f0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251298904418945</text:p>
          </table:table-cell>
          <table:table-cell office:value-type="string" calcext:value-type="string">
            <text:p>2021-07-08 14:31:09.726423</text:p>
          </table:table-cell>
          <table:table-cell office:value-type="string" calcext:value-type="string">
            <text:p>{"data":{"id":605,"uri":null,"created_at":"2021-07-08T17:31:09.657Z","updated_at":"2021-07-08T17:31:09.657Z","lat":30.0,"lon":47.0,"status":"active","collect_interval":null,"description":"TESTE de Recurso","uuid":"9c6ca120-4eb8-4932-83f3-e8ba0acd28e4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484350204467773</text:p>
          </table:table-cell>
          <table:table-cell office:value-type="string" calcext:value-type="string">
            <text:p>2021-07-08 14:31:40.117480</text:p>
          </table:table-cell>
          <table:table-cell office:value-type="string" calcext:value-type="string">
            <text:p>{"data":{"id":606,"uri":null,"created_at":"2021-07-08T17:31:40.030Z","updated_at":"2021-07-08T17:31:40.030Z","lat":29.0,"lon":43.0,"status":"active","collect_interval":null,"description":"teste de Recurso","uuid":"f3fde12f-5d50-4cb5-922e-b1511d6a925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788477897644043</text:p>
          </table:table-cell>
          <table:table-cell office:value-type="string" calcext:value-type="string">
            <text:p>2021-07-08 14:32:10.538120</text:p>
          </table:table-cell>
          <table:table-cell office:value-type="string" calcext:value-type="string">
            <text:p>{"data":{"id":607,"uri":null,"created_at":"2021-07-08T17:32:10.454Z","updated_at":"2021-07-08T17:32:10.454Z","lat":3.0,"lon":7.0,"status":"active","collect_interval":null,"description":"Recurso para testes","uuid":"7e589f32-2f4e-4819-abd5-88a111d51dd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870471000671387</text:p>
          </table:table-cell>
          <table:table-cell office:value-type="string" calcext:value-type="string">
            <text:p>2021-07-08 14:32:41.029480</text:p>
          </table:table-cell>
          <table:table-cell office:value-type="string" calcext:value-type="string">
            <text:p>{"data":{"id":608,"uri":null,"created_at":"2021-07-08T17:32:40.955Z","updated_at":"2021-07-08T17:32:40.955Z","lat":12.0,"lon":29.0,"status":"active","collect_interval":null,"description":"TESTE de Recurso","uuid":"e77cbc0c-57f6-446a-ab76-0aedfa647fc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97434902191162</text:p>
          </table:table-cell>
          <table:table-cell office:value-type="string" calcext:value-type="string">
            <text:p>2021-07-08 14:33:11.359567</text:p>
          </table:table-cell>
          <table:table-cell office:value-type="string" calcext:value-type="string">
            <text:p>{"data":{"id":609,"uri":null,"created_at":"2021-07-08T17:33:11.276Z","updated_at":"2021-07-08T17:33:11.276Z","lat":39.0,"lon":35.0,"status":"active","collect_interval":null,"description":"teste de Recurso","uuid":"05e4e83d-e3e1-421d-8a3c-02ff0486173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613264083862305</text:p>
          </table:table-cell>
          <table:table-cell office:value-type="string" calcext:value-type="string">
            <text:p>2021-07-08 14:33:41.732210</text:p>
          </table:table-cell>
          <table:table-cell office:value-type="string" calcext:value-type="string">
            <text:p>{"data":{"id":610,"uri":null,"created_at":"2021-07-08T17:33:41.645Z","updated_at":"2021-07-08T17:33:41.645Z","lat":35.0,"lon":21.0,"status":"active","collect_interval":null,"description":"Recurso para testes","uuid":"8978821b-ab14-4b8c-86f8-43ef1ebbd57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3728322982788086</text:p>
          </table:table-cell>
          <table:table-cell office:value-type="string" calcext:value-type="string">
            <text:p>2021-07-08 14:34:12.125801</text:p>
          </table:table-cell>
          <table:table-cell office:value-type="string" calcext:value-type="string">
            <text:p>{"data":{"id":611,"uri":null,"created_at":"2021-07-08T17:34:12.041Z","updated_at":"2021-07-08T17:34:12.041Z","lat":24.0,"lon":23.0,"status":"active","collect_interval":null,"description":"TESTE de Recurso","uuid":"8ef6bb02-39b8-4628-bbf9-a5930e13ef3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03079414367676</text:p>
          </table:table-cell>
          <table:table-cell office:value-type="string" calcext:value-type="string">
            <text:p>2021-07-08 14:34:42.483642</text:p>
          </table:table-cell>
          <table:table-cell office:value-type="string" calcext:value-type="string">
            <text:p>{"data":{"id":612,"uri":null,"created_at":"2021-07-08T17:34:42.407Z","updated_at":"2021-07-08T17:34:42.407Z","lat":34.0,"lon":26.0,"status":"active","collect_interval":null,"description":"teste de Recurso","uuid":"3cfdc030-ada8-490d-a564-66767d9a9f6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693492889404297</text:p>
          </table:table-cell>
          <table:table-cell office:value-type="string" calcext:value-type="string">
            <text:p>2021-07-08 14:35:12.839664</text:p>
          </table:table-cell>
          <table:table-cell office:value-type="string" calcext:value-type="string">
            <text:p>{"data":{"id":613,"uri":null,"created_at":"2021-07-08T17:35:12.768Z","updated_at":"2021-07-08T17:35:12.768Z","lat":27.0,"lon":11.0,"status":"active","collect_interval":null,"description":"Recurso para testes","uuid":"cf18061d-5b33-41a9-80d4-82a4f2c458f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17533779144287</text:p>
          </table:table-cell>
          <table:table-cell office:value-type="string" calcext:value-type="string">
            <text:p>2021-07-08 14:35:43.209214</text:p>
          </table:table-cell>
          <table:table-cell office:value-type="string" calcext:value-type="string">
            <text:p>{"data":{"id":614,"uri":null,"created_at":"2021-07-08T17:35:43.135Z","updated_at":"2021-07-08T17:35:43.135Z","lat":22.0,"lon":49.0,"status":"active","collect_interval":null,"description":"TESTE de Recurso","uuid":"01c2aba7-0eb8-4860-ba34-02c3a318dcf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337604522705078</text:p>
          </table:table-cell>
          <table:table-cell office:value-type="string" calcext:value-type="string">
            <text:p>2021-07-08 14:36:13.560928</text:p>
          </table:table-cell>
          <table:table-cell office:value-type="string" calcext:value-type="string">
            <text:p>{"data":{"id":615,"uri":null,"created_at":"2021-07-08T17:36:13.487Z","updated_at":"2021-07-08T17:36:13.487Z","lat":47.0,"lon":35.0,"status":"active","collect_interval":null,"description":"teste de Recurso","uuid":"89567646-9852-4ea7-a52d-bdad4d8e605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278952598571777</text:p>
          </table:table-cell>
          <table:table-cell office:value-type="string" calcext:value-type="string">
            <text:p>2021-07-08 14:36:43.933866</text:p>
          </table:table-cell>
          <table:table-cell office:value-type="string" calcext:value-type="string">
            <text:p>{"data":{"id":616,"uri":null,"created_at":"2021-07-08T17:36:43.848Z","updated_at":"2021-07-08T17:36:43.848Z","lat":25.0,"lon":28.0,"status":"active","collect_interval":null,"description":"Recurso para testes","uuid":"c8eaed6b-d38f-4c93-9dc6-988f10bb2f9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174692153930664</text:p>
          </table:table-cell>
          <table:table-cell office:value-type="string" calcext:value-type="string">
            <text:p>2021-07-08 14:37:14.405316</text:p>
          </table:table-cell>
          <table:table-cell office:value-type="string" calcext:value-type="string">
            <text:p>{"data":{"id":617,"uri":null,"created_at":"2021-07-08T17:37:14.331Z","updated_at":"2021-07-08T17:37:14.331Z","lat":4.0,"lon":41.0,"status":"active","collect_interval":null,"description":"TESTE de Recurso","uuid":"b8725d63-8284-405e-967b-491d10046c8d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49858570098877</text:p>
          </table:table-cell>
          <table:table-cell office:value-type="string" calcext:value-type="string">
            <text:p>2021-07-08 14:37:44.730127</text:p>
          </table:table-cell>
          <table:table-cell office:value-type="string" calcext:value-type="string">
            <text:p>{"data":{"id":618,"uri":null,"created_at":"2021-07-08T17:37:44.661Z","updated_at":"2021-07-08T17:37:44.661Z","lat":36.0,"lon":20.0,"status":"active","collect_interval":null,"description":"teste de Recurso","uuid":"cc746f90-dd18-4fff-9e82-07e3e67fc16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74930763244629</text:p>
          </table:table-cell>
          <table:table-cell office:value-type="string" calcext:value-type="string">
            <text:p>2021-07-08 14:38:15.080665</text:p>
          </table:table-cell>
          <table:table-cell office:value-type="string" calcext:value-type="string">
            <text:p>{"data":{"id":619,"uri":null,"created_at":"2021-07-08T17:38:15.013Z","updated_at":"2021-07-08T17:38:15.013Z","lat":11.0,"lon":13.0,"status":"active","collect_interval":null,"description":"Recurso para testes","uuid":"4f973d96-02b7-4cdf-9096-b763c4daf25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954703330993652</text:p>
          </table:table-cell>
          <table:table-cell office:value-type="string" calcext:value-type="string">
            <text:p>2021-07-08 14:38:45.484701</text:p>
          </table:table-cell>
          <table:table-cell office:value-type="string" calcext:value-type="string">
            <text:p>{"data":{"id":620,"uri":null,"created_at":"2021-07-08T17:38:45.412Z","updated_at":"2021-07-08T17:38:45.412Z","lat":11.0,"lon":19.0,"status":"active","collect_interval":null,"description":"TESTE de Recurso","uuid":"3d75fd20-25a6-4f3f-aa36-2c8773ff623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532002925872803</text:p>
          </table:table-cell>
          <table:table-cell office:value-type="string" calcext:value-type="string">
            <text:p>2021-07-08 14:39:15.953232</text:p>
          </table:table-cell>
          <table:table-cell office:value-type="string" calcext:value-type="string">
            <text:p>{"data":{"id":621,"uri":null,"created_at":"2021-07-08T17:39:15.882Z","updated_at":"2021-07-08T17:39:15.882Z","lat":25.0,"lon":10.0,"status":"active","collect_interval":null,"description":"teste de Recurso","uuid":"ae93001f-99ec-401f-b265-853dc921b646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201301097869873</text:p>
          </table:table-cell>
          <table:table-cell office:value-type="string" calcext:value-type="string">
            <text:p>2021-07-08 14:39:46.417269</text:p>
          </table:table-cell>
          <table:table-cell office:value-type="string" calcext:value-type="string">
            <text:p>{"data":{"id":622,"uri":null,"created_at":"2021-07-08T17:39:46.349Z","updated_at":"2021-07-08T17:39:46.349Z","lat":25.0,"lon":2.0,"status":"active","collect_interval":null,"description":"Recurso para testes","uuid":"c67f8a6e-c39a-41a3-872c-8f8317ed5bd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281434059143066</text:p>
          </table:table-cell>
          <table:table-cell office:value-type="string" calcext:value-type="string">
            <text:p>2021-07-08 14:40:16.796926</text:p>
          </table:table-cell>
          <table:table-cell office:value-type="string" calcext:value-type="string">
            <text:p>{"data":{"id":623,"uri":null,"created_at":"2021-07-08T17:40:16.729Z","updated_at":"2021-07-08T17:40:16.729Z","lat":11.0,"lon":16.0,"status":"active","collect_interval":null,"description":"TESTE de Recurso","uuid":"cf7cb74a-4be6-4310-8e10-481d792da2a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74489688873291</text:p>
          </table:table-cell>
          <table:table-cell office:value-type="string" calcext:value-type="string">
            <text:p>2021-07-08 14:40:47.149127</text:p>
          </table:table-cell>
          <table:table-cell office:value-type="string" calcext:value-type="string">
            <text:p>{"data":{"id":624,"uri":null,"created_at":"2021-07-08T17:40:47.090Z","updated_at":"2021-07-08T17:40:47.090Z","lat":26.0,"lon":44.0,"status":"active","collect_interval":null,"description":"teste de Recurso","uuid":"7b605526-b1cf-4174-9ef7-3e06170c5c3b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345587730407715</text:p>
          </table:table-cell>
          <table:table-cell office:value-type="string" calcext:value-type="string">
            <text:p>2021-07-08 14:41:17.556850</text:p>
          </table:table-cell>
          <table:table-cell office:value-type="string" calcext:value-type="string">
            <text:p>{"data":{"id":625,"uri":null,"created_at":"2021-07-08T17:41:17.485Z","updated_at":"2021-07-08T17:41:17.485Z","lat":41.0,"lon":40.0,"status":"active","collect_interval":null,"description":"Recurso para testes","uuid":"7ee98141-76f0-4903-bdfa-52f93718b98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783400535583496</text:p>
          </table:table-cell>
          <table:table-cell office:value-type="string" calcext:value-type="string">
            <text:p>2021-07-08 14:41:48.027428</text:p>
          </table:table-cell>
          <table:table-cell office:value-type="string" calcext:value-type="string">
            <text:p>{"data":{"id":626,"uri":null,"created_at":"2021-07-08T17:41:47.954Z","updated_at":"2021-07-08T17:41:47.954Z","lat":2.0,"lon":46.0,"status":"active","collect_interval":null,"description":"TESTE de Recurso","uuid":"1db13e6a-9b0d-436f-b040-13edf61b2863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537017822265625</text:p>
          </table:table-cell>
          <table:table-cell office:value-type="string" calcext:value-type="string">
            <text:p>2021-07-08 14:42:18.387600</text:p>
          </table:table-cell>
          <table:table-cell office:value-type="string" calcext:value-type="string">
            <text:p>{"data":{"id":627,"uri":null,"created_at":"2021-07-08T17:42:18.314Z","updated_at":"2021-07-08T17:42:18.314Z","lat":39.0,"lon":20.0,"status":"active","collect_interval":null,"description":"teste de Recurso","uuid":"71b00353-0aa8-4f73-8a86-5823c2c51b7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206830978393555</text:p>
          </table:table-cell>
          <table:table-cell office:value-type="string" calcext:value-type="string">
            <text:p>2021-07-08 14:42:48.754817</text:p>
          </table:table-cell>
          <table:table-cell office:value-type="string" calcext:value-type="string">
            <text:p>{"data":{"id":628,"uri":null,"created_at":"2021-07-08T17:42:48.684Z","updated_at":"2021-07-08T17:42:48.684Z","lat":47.0,"lon":48.0,"status":"active","collect_interval":null,"description":"Recurso para testes","uuid":"d14d50a1-f177-4d25-83e3-2faec25e239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842200756072998</text:p>
          </table:table-cell>
          <table:table-cell office:value-type="string" calcext:value-type="string">
            <text:p>2021-07-08 14:43:19.107105</text:p>
          </table:table-cell>
          <table:table-cell office:value-type="string" calcext:value-type="string">
            <text:p>{"data":{"id":629,"uri":null,"created_at":"2021-07-08T17:43:19.049Z","updated_at":"2021-07-08T17:43:19.049Z","lat":37.0,"lon":21.0,"status":"active","collect_interval":null,"description":"TESTE de Recurso","uuid":"b6b2fc15-f02d-431f-88d2-cdc6a1af1bc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84954309463501</text:p>
          </table:table-cell>
          <table:table-cell office:value-type="string" calcext:value-type="string">
            <text:p>2021-07-08 14:43:49.530615</text:p>
          </table:table-cell>
          <table:table-cell office:value-type="string" calcext:value-type="string">
            <text:p>{"data":{"id":630,"uri":null,"created_at":"2021-07-08T17:43:49.454Z","updated_at":"2021-07-08T17:43:49.454Z","lat":19.0,"lon":3.0,"status":"active","collect_interval":null,"description":"teste de Recurso","uuid":"76e54997-aed7-406a-874e-2f5a9b56d982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95820426940918</text:p>
          </table:table-cell>
          <table:table-cell office:value-type="string" calcext:value-type="string">
            <text:p>2021-07-08 14:44:19.936194</text:p>
          </table:table-cell>
          <table:table-cell office:value-type="string" calcext:value-type="string">
            <text:p>{"data":{"id":631,"uri":null,"created_at":"2021-07-08T17:44:19.867Z","updated_at":"2021-07-08T17:44:19.867Z","lat":31.0,"lon":43.0,"status":"active","collect_interval":null,"description":"Recurso para testes","uuid":"9f78b58a-44bb-4f13-8623-5956516826fe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671486854553223</text:p>
          </table:table-cell>
          <table:table-cell office:value-type="string" calcext:value-type="string">
            <text:p>2021-07-08 14:44:50.322953</text:p>
          </table:table-cell>
          <table:table-cell office:value-type="string" calcext:value-type="string">
            <text:p>{"data":{"id":632,"uri":null,"created_at":"2021-07-08T17:44:50.257Z","updated_at":"2021-07-08T17:44:50.257Z","lat":45.0,"lon":9.0,"status":"active","collect_interval":null,"description":"TESTE de Recurso","uuid":"ad674927-9713-4a5e-85b5-aaf4f3f828b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375107765197754</text:p>
          </table:table-cell>
          <table:table-cell office:value-type="string" calcext:value-type="string">
            <text:p>2021-07-08 14:45:20.685739</text:p>
          </table:table-cell>
          <table:table-cell office:value-type="string" calcext:value-type="string">
            <text:p>{"data":{"id":633,"uri":null,"created_at":"2021-07-08T17:45:20.618Z","updated_at":"2021-07-08T17:45:20.618Z","lat":36.0,"lon":26.0,"status":"active","collect_interval":null,"description":"teste de Recurso","uuid":"df62cba4-6fee-4134-9b6e-54a2046960b0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790671348571777</text:p>
          </table:table-cell>
          <table:table-cell office:value-type="string" calcext:value-type="string">
            <text:p>2021-07-08 14:45:51.046063</text:p>
          </table:table-cell>
          <table:table-cell office:value-type="string" calcext:value-type="string">
            <text:p>{"data":{"id":634,"uri":null,"created_at":"2021-07-08T17:45:50.972Z","updated_at":"2021-07-08T17:45:50.972Z","lat":35.0,"lon":2.0,"status":"active","collect_interval":null,"description":"Recurso para testes","uuid":"001611bb-4d96-49a7-81d0-c04bc1e7d3f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283985137939453</text:p>
          </table:table-cell>
          <table:table-cell office:value-type="string" calcext:value-type="string">
            <text:p>2021-07-08 14:46:21.432019</text:p>
          </table:table-cell>
          <table:table-cell office:value-type="string" calcext:value-type="string">
            <text:p>{"data":{"id":635,"uri":null,"created_at":"2021-07-08T17:46:21.368Z","updated_at":"2021-07-08T17:46:21.368Z","lat":1.0,"lon":27.0,"status":"active","collect_interval":null,"description":"TESTE de Recurso","uuid":"fb41ed44-2f97-4fae-a89d-cef9b641b348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08387851715088</text:p>
          </table:table-cell>
          <table:table-cell office:value-type="string" calcext:value-type="string">
            <text:p>2021-07-08 14:46:51.781976</text:p>
          </table:table-cell>
          <table:table-cell office:value-type="string" calcext:value-type="string">
            <text:p>{"data":{"id":636,"uri":null,"created_at":"2021-07-08T17:46:51.713Z","updated_at":"2021-07-08T17:46:51.713Z","lat":6.0,"lon":1.0,"status":"active","collect_interval":null,"description":"teste de Recurso","uuid":"a51ad5ee-b3e9-4617-993d-23ca0490866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203880786895752</text:p>
          </table:table-cell>
          <table:table-cell office:value-type="string" calcext:value-type="string">
            <text:p>2021-07-08 14:47:22.253607</text:p>
          </table:table-cell>
          <table:table-cell office:value-type="string" calcext:value-type="string">
            <text:p>{"data":{"id":637,"uri":null,"created_at":"2021-07-08T17:47:22.189Z","updated_at":"2021-07-08T17:47:22.189Z","lat":7.0,"lon":16.0,"status":"active","collect_interval":null,"description":"Recurso para testes","uuid":"50e5727f-28e0-42d3-9585-43ff07ec6db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52211570739746</text:p>
          </table:table-cell>
          <table:table-cell office:value-type="string" calcext:value-type="string">
            <text:p>2021-07-08 14:47:52.652681</text:p>
          </table:table-cell>
          <table:table-cell office:value-type="string" calcext:value-type="string">
            <text:p>{"data":{"id":638,"uri":null,"created_at":"2021-07-08T17:47:52.578Z","updated_at":"2021-07-08T17:47:52.578Z","lat":15.0,"lon":25.0,"status":"active","collect_interval":null,"description":"TESTE de Recurso","uuid":"a81e5b3a-c5bb-486c-87a5-4b1eb6e0796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10155296325684</text:p>
          </table:table-cell>
          <table:table-cell office:value-type="string" calcext:value-type="string">
            <text:p>2021-07-08 14:48:23.016812</text:p>
          </table:table-cell>
          <table:table-cell office:value-type="string" calcext:value-type="string">
            <text:p>{"data":{"id":639,"uri":null,"created_at":"2021-07-08T17:48:22.947Z","updated_at":"2021-07-08T17:48:22.947Z","lat":13.0,"lon":23.0,"status":"active","collect_interval":null,"description":"teste de Recurso","uuid":"fd846412-a192-46fd-b193-5f47c508846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621157169342041</text:p>
          </table:table-cell>
          <table:table-cell office:value-type="string" calcext:value-type="string">
            <text:p>2021-07-08 14:48:53.422821</text:p>
          </table:table-cell>
          <table:table-cell office:value-type="string" calcext:value-type="string">
            <text:p>{"data":{"id":640,"uri":null,"created_at":"2021-07-08T17:48:53.349Z","updated_at":"2021-07-08T17:48:53.349Z","lat":40.0,"lon":37.0,"status":"active","collect_interval":null,"description":"Recurso para testes","uuid":"84724ba3-690e-4cd2-b586-241369012cf4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314216136932373</text:p>
          </table:table-cell>
          <table:table-cell office:value-type="string" calcext:value-type="string">
            <text:p>2021-07-08 14:49:23.961185</text:p>
          </table:table-cell>
          <table:table-cell office:value-type="string" calcext:value-type="string">
            <text:p>{"data":{"id":641,"uri":null,"created_at":"2021-07-08T17:49:23.890Z","updated_at":"2021-07-08T17:49:23.890Z","lat":36.0,"lon":31.0,"status":"active","collect_interval":null,"description":"TESTE de Recurso","uuid":"288ba9e8-53c9-4e7c-acfd-e4cac5c6c696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560603618621826</text:p>
          </table:table-cell>
          <table:table-cell office:value-type="string" calcext:value-type="string">
            <text:p>2021-07-08 14:49:54.360285</text:p>
          </table:table-cell>
          <table:table-cell office:value-type="string" calcext:value-type="string">
            <text:p>{"data":{"id":642,"uri":null,"created_at":"2021-07-08T17:49:54.290Z","updated_at":"2021-07-08T17:49:54.290Z","lat":8.0,"lon":3.0,"status":"active","collect_interval":null,"description":"teste de Recurso","uuid":"9651b693-afa5-4d70-838a-443a0a926ee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19775605201721191</text:p>
          </table:table-cell>
          <table:table-cell office:value-type="string" calcext:value-type="string">
            <text:p>2021-07-08 14:50:24.705406</text:p>
          </table:table-cell>
          <table:table-cell office:value-type="string" calcext:value-type="string">
            <text:p>{"data":{"id":643,"uri":null,"created_at":"2021-07-08T17:50:24.635Z","updated_at":"2021-07-08T17:50:24.635Z","lat":9.0,"lon":33.0,"status":"active","collect_interval":null,"description":"Recurso para testes","uuid":"4de785af-0dfb-45ef-b077-fcea7b0a24b2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36705780029297</text:p>
          </table:table-cell>
          <table:table-cell office:value-type="string" calcext:value-type="string">
            <text:p>2021-07-08 14:50:55.093484</text:p>
          </table:table-cell>
          <table:table-cell office:value-type="string" calcext:value-type="string">
            <text:p>{"data":{"id":644,"uri":null,"created_at":"2021-07-08T17:50:55.027Z","updated_at":"2021-07-08T17:50:55.027Z","lat":43.0,"lon":4.0,"status":"active","collect_interval":null,"description":"TESTE de Recurso","uuid":"88688adc-c247-4522-bf8f-959d326ac37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18935775756836</text:p>
          </table:table-cell>
          <table:table-cell office:value-type="string" calcext:value-type="string">
            <text:p>2021-07-08 14:51:25.528264</text:p>
          </table:table-cell>
          <table:table-cell office:value-type="string" calcext:value-type="string">
            <text:p>{"data":{"id":645,"uri":null,"created_at":"2021-07-08T17:51:25.471Z","updated_at":"2021-07-08T17:51:25.471Z","lat":13.0,"lon":17.0,"status":"active","collect_interval":null,"description":"teste de Recurso","uuid":"9a03ec44-3ee1-4745-947d-637d5fa6d8f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121933937072754</text:p>
          </table:table-cell>
          <table:table-cell office:value-type="string" calcext:value-type="string">
            <text:p>2021-07-08 14:51:56.031661</text:p>
          </table:table-cell>
          <table:table-cell office:value-type="string" calcext:value-type="string">
            <text:p>{"data":{"id":646,"uri":null,"created_at":"2021-07-08T17:51:55.967Z","updated_at":"2021-07-08T17:51:55.967Z","lat":0.0,"lon":17.0,"status":"active","collect_interval":null,"description":"Recurso para testes","uuid":"7984535c-c736-42ba-ade4-f8bc0f6bba3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2312846183776855</text:p>
          </table:table-cell>
          <table:table-cell office:value-type="string" calcext:value-type="string">
            <text:p>2021-07-08 14:52:26.552618</text:p>
          </table:table-cell>
          <table:table-cell office:value-type="string" calcext:value-type="string">
            <text:p>{"data":{"id":647,"uri":null,"created_at":"2021-07-08T17:52:26.485Z","updated_at":"2021-07-08T17:52:26.485Z","lat":3.0,"lon":1.0,"status":"active","collect_interval":null,"description":"TESTE de Recurso","uuid":"9409104e-2eb7-4d05-a6e1-8f5f679522be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372223377227783</text:p>
          </table:table-cell>
          <table:table-cell office:value-type="string" calcext:value-type="string">
            <text:p>2021-07-08 14:52:57.101325</text:p>
          </table:table-cell>
          <table:table-cell office:value-type="string" calcext:value-type="string">
            <text:p>{"data":{"id":648,"uri":null,"created_at":"2021-07-08T17:52:57.032Z","updated_at":"2021-07-08T17:52:57.032Z","lat":36.0,"lon":38.0,"status":"active","collect_interval":null,"description":"teste de Recurso","uuid":"0f8019ae-8982-4b71-bede-66a4e5d02c6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227001190185547</text:p>
          </table:table-cell>
          <table:table-cell office:value-type="string" calcext:value-type="string">
            <text:p>2021-07-08 14:53:27.506811</text:p>
          </table:table-cell>
          <table:table-cell office:value-type="string" calcext:value-type="string">
            <text:p>{"data":{"id":649,"uri":null,"created_at":"2021-07-08T17:53:27.429Z","updated_at":"2021-07-08T17:53:27.429Z","lat":37.0,"lon":4.0,"status":"active","collect_interval":null,"description":"Recurso para testes","uuid":"d6576c43-4839-4a7f-a0d1-8cf2efce506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117998123168945</text:p>
          </table:table-cell>
          <table:table-cell office:value-type="string" calcext:value-type="string">
            <text:p>2021-07-08 14:53:57.892012</text:p>
          </table:table-cell>
          <table:table-cell office:value-type="string" calcext:value-type="string">
            <text:p>{"data":{"id":650,"uri":null,"created_at":"2021-07-08T17:53:57.824Z","updated_at":"2021-07-08T17:53:57.824Z","lat":6.0,"lon":33.0,"status":"active","collect_interval":null,"description":"TESTE de Recurso","uuid":"e0c431b6-14ac-4bd0-a670-3cd3124fc34d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04959487915039</text:p>
          </table:table-cell>
          <table:table-cell office:value-type="string" calcext:value-type="string">
            <text:p>2021-07-08 14:54:28.323770</text:p>
          </table:table-cell>
          <table:table-cell office:value-type="string" calcext:value-type="string">
            <text:p>{"data":{"id":651,"uri":null,"created_at":"2021-07-08T17:54:28.253Z","updated_at":"2021-07-08T17:54:28.253Z","lat":26.0,"lon":2.0,"status":"active","collect_interval":null,"description":"teste de Recurso","uuid":"9e21cd53-71c4-4018-a870-62ac08023b1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19245433807373</text:p>
          </table:table-cell>
          <table:table-cell office:value-type="string" calcext:value-type="string">
            <text:p>2021-07-08 14:54:58.705250</text:p>
          </table:table-cell>
          <table:table-cell office:value-type="string" calcext:value-type="string">
            <text:p>{"data":{"id":652,"uri":null,"created_at":"2021-07-08T17:54:58.627Z","updated_at":"2021-07-08T17:54:58.627Z","lat":11.0,"lon":29.0,"status":"active","collect_interval":null,"description":"Recurso para testes","uuid":"048661ec-6f7a-4abc-972b-0cfd3c4c1e1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425080299377441</text:p>
          </table:table-cell>
          <table:table-cell office:value-type="string" calcext:value-type="string">
            <text:p>2021-07-08 14:55:29.094998</text:p>
          </table:table-cell>
          <table:table-cell office:value-type="string" calcext:value-type="string">
            <text:p>{"data":{"id":653,"uri":null,"created_at":"2021-07-08T17:55:29.023Z","updated_at":"2021-07-08T17:55:29.023Z","lat":30.0,"lon":21.0,"status":"active","collect_interval":null,"description":"TESTE de Recurso","uuid":"6fdac44a-b656-4fbb-9312-f24175001f8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66062355041504</text:p>
          </table:table-cell>
          <table:table-cell office:value-type="string" calcext:value-type="string">
            <text:p>2021-07-08 14:55:59.453866</text:p>
          </table:table-cell>
          <table:table-cell office:value-type="string" calcext:value-type="string">
            <text:p>{"data":{"id":654,"uri":null,"created_at":"2021-07-08T17:55:59.383Z","updated_at":"2021-07-08T17:55:59.383Z","lat":42.0,"lon":34.0,"status":"active","collect_interval":null,"description":"teste de Recurso","uuid":"02da6a04-3870-4cf9-bf11-5889c7e24e8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474766731262207</text:p>
          </table:table-cell>
          <table:table-cell office:value-type="string" calcext:value-type="string">
            <text:p>2021-07-08 14:56:29.816884</text:p>
          </table:table-cell>
          <table:table-cell office:value-type="string" calcext:value-type="string">
            <text:p>{"data":{"id":655,"uri":null,"created_at":"2021-07-08T17:56:29.738Z","updated_at":"2021-07-08T17:56:29.738Z","lat":18.0,"lon":21.0,"status":"active","collect_interval":null,"description":"Recurso para testes","uuid":"67d44039-8c76-488e-925b-0c11a79a123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470402717590332</text:p>
          </table:table-cell>
          <table:table-cell office:value-type="string" calcext:value-type="string">
            <text:p>2021-07-08 14:57:00.224443</text:p>
          </table:table-cell>
          <table:table-cell office:value-type="string" calcext:value-type="string">
            <text:p>{"data":{"id":656,"uri":null,"created_at":"2021-07-08T17:57:00.149Z","updated_at":"2021-07-08T17:57:00.149Z","lat":18.0,"lon":13.0,"status":"active","collect_interval":null,"description":"TESTE de Recurso","uuid":"ff8e5ef2-fe7a-4899-913f-460c82c65a4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2009038925170898</text:p>
          </table:table-cell>
          <table:table-cell office:value-type="string" calcext:value-type="string">
            <text:p>2021-07-08 14:57:30.594631</text:p>
          </table:table-cell>
          <table:table-cell office:value-type="string" calcext:value-type="string">
            <text:p>{"data":{"id":657,"uri":null,"created_at":"2021-07-08T17:57:30.522Z","updated_at":"2021-07-08T17:57:30.522Z","lat":42.0,"lon":2.0,"status":"active","collect_interval":null,"description":"teste de Recurso","uuid":"d6f5822c-dbd6-4230-8b1d-f21af22ae70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925091743469238</text:p>
          </table:table-cell>
          <table:table-cell office:value-type="string" calcext:value-type="string">
            <text:p>2021-07-08 14:58:00.958922</text:p>
          </table:table-cell>
          <table:table-cell office:value-type="string" calcext:value-type="string">
            <text:p>{"data":{"id":658,"uri":null,"created_at":"2021-07-08T17:58:00.886Z","updated_at":"2021-07-08T17:58:00.886Z","lat":46.0,"lon":20.0,"status":"active","collect_interval":null,"description":"Recurso para testes","uuid":"34dcc1e4-361b-44a9-aaa9-04678961a7dd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452712059020996</text:p>
          </table:table-cell>
          <table:table-cell office:value-type="string" calcext:value-type="string">
            <text:p>2021-07-08 14:58:31.355708</text:p>
          </table:table-cell>
          <table:table-cell office:value-type="string" calcext:value-type="string">
            <text:p>{"data":{"id":659,"uri":null,"created_at":"2021-07-08T17:58:31.286Z","updated_at":"2021-07-08T17:58:31.286Z","lat":1.0,"lon":22.0,"status":"active","collect_interval":null,"description":"TESTE de Recurso","uuid":"73c35219-b9bf-47b0-a4b5-a383aa31902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65501594543457</text:p>
          </table:table-cell>
          <table:table-cell office:value-type="string" calcext:value-type="string">
            <text:p>2021-07-08 14:59:01.790944</text:p>
          </table:table-cell>
          <table:table-cell office:value-type="string" calcext:value-type="string">
            <text:p>{"data":{"id":660,"uri":null,"created_at":"2021-07-08T17:59:01.715Z","updated_at":"2021-07-08T17:59:01.715Z","lat":32.0,"lon":37.0,"status":"active","collect_interval":null,"description":"teste de Recurso","uuid":"ec980483-7b8d-47b0-8ff8-fa9e9e6e150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855588912963867</text:p>
          </table:table-cell>
          <table:table-cell office:value-type="string" calcext:value-type="string">
            <text:p>2021-07-08 15:10:34.275671</text:p>
          </table:table-cell>
          <table:table-cell office:value-type="string" calcext:value-type="string">
            <text:p>{"data":{"id":661,"uri":null,"created_at":"2021-07-08T18:10:34.212Z","updated_at":"2021-07-08T18:10:34.212Z","lat":25.0,"lon":14.0,"status":"active","collect_interval":null,"description":"Recurso para testes","uuid":"07ef6400-a436-46f0-84bc-5f049918814a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415851593017578</text:p>
          </table:table-cell>
          <table:table-cell office:value-type="string" calcext:value-type="string">
            <text:p>2021-07-08 15:11:04.773642</text:p>
          </table:table-cell>
          <table:table-cell office:value-type="string" calcext:value-type="string">
            <text:p>{"data":{"id":662,"uri":null,"created_at":"2021-07-08T18:11:04.717Z","updated_at":"2021-07-08T18:11:04.717Z","lat":19.0,"lon":46.0,"status":"active","collect_interval":null,"description":"TESTE de Recurso","uuid":"3fefab4e-c655-466b-80fe-dcf506b4527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164990425109863</text:p>
          </table:table-cell>
          <table:table-cell office:value-type="string" calcext:value-type="string">
            <text:p>2021-07-08 15:11:35.122164</text:p>
          </table:table-cell>
          <table:table-cell office:value-type="string" calcext:value-type="string">
            <text:p>{"data":{"id":663,"uri":null,"created_at":"2021-07-08T18:11:35.068Z","updated_at":"2021-07-08T18:11:35.068Z","lat":9.0,"lon":17.0,"status":"active","collect_interval":null,"description":"teste de Recurso","uuid":"61038a8d-4f32-43f3-aaae-13904e2d13e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65286636352539</text:p>
          </table:table-cell>
          <table:table-cell office:value-type="string" calcext:value-type="string">
            <text:p>2021-07-08 15:12:05.471714</text:p>
          </table:table-cell>
          <table:table-cell office:value-type="string" calcext:value-type="string">
            <text:p>{"data":{"id":664,"uri":null,"created_at":"2021-07-08T18:12:05.408Z","updated_at":"2021-07-08T18:12:05.408Z","lat":21.0,"lon":47.0,"status":"active","collect_interval":null,"description":"Recurso para testes","uuid":"4ae31004-d77e-424c-990f-8c1b9a6016a5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82762622833252</text:p>
          </table:table-cell>
          <table:table-cell office:value-type="string" calcext:value-type="string">
            <text:p>2021-07-08 15:12:35.908988</text:p>
          </table:table-cell>
          <table:table-cell office:value-type="string" calcext:value-type="string">
            <text:p>{"data":{"id":665,"uri":null,"created_at":"2021-07-08T18:12:35.847Z","updated_at":"2021-07-08T18:12:35.847Z","lat":9.0,"lon":47.0,"status":"active","collect_interval":null,"description":"TESTE de Recurso","uuid":"b91158ad-ab92-4fe9-abc7-d797238aa0f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245694160461426</text:p>
          </table:table-cell>
          <table:table-cell office:value-type="string" calcext:value-type="string">
            <text:p>2021-07-08 15:13:06.258487</text:p>
          </table:table-cell>
          <table:table-cell office:value-type="string" calcext:value-type="string">
            <text:p>{"data":{"id":666,"uri":null,"created_at":"2021-07-08T18:13:06.189Z","updated_at":"2021-07-08T18:13:06.189Z","lat":42.0,"lon":15.0,"status":"active","collect_interval":null,"description":"teste de Recurso","uuid":"169119cb-309d-4eb7-b548-d85406000a08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0905828475952148</text:p>
          </table:table-cell>
          <table:table-cell office:value-type="string" calcext:value-type="string">
            <text:p>2021-07-08 15:13:36.585651</text:p>
          </table:table-cell>
          <table:table-cell office:value-type="string" calcext:value-type="string">
            <text:p>{"data":{"id":667,"uri":null,"created_at":"2021-07-08T18:13:36.526Z","updated_at":"2021-07-08T18:13:36.526Z","lat":26.0,"lon":31.0,"status":"active","collect_interval":null,"description":"Recurso para testes","uuid":"764a5d2d-32f7-413c-a21d-8de8133602b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617674827575684</text:p>
          </table:table-cell>
          <table:table-cell office:value-type="string" calcext:value-type="string">
            <text:p>2021-07-08 15:14:06.974097</text:p>
          </table:table-cell>
          <table:table-cell office:value-type="string" calcext:value-type="string">
            <text:p>{"data":{"id":668,"uri":null,"created_at":"2021-07-08T18:14:06.909Z","updated_at":"2021-07-08T18:14:06.909Z","lat":37.0,"lon":29.0,"status":"active","collect_interval":null,"description":"TESTE de Recurso","uuid":"a29913b6-4e23-4b1f-a357-26357d0161fd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689915657043457</text:p>
          </table:table-cell>
          <table:table-cell office:value-type="string" calcext:value-type="string">
            <text:p>2021-07-08 15:14:37.383443</text:p>
          </table:table-cell>
          <table:table-cell office:value-type="string" calcext:value-type="string">
            <text:p>{"data":{"id":669,"uri":null,"created_at":"2021-07-08T18:14:37.320Z","updated_at":"2021-07-08T18:14:37.320Z","lat":31.0,"lon":15.0,"status":"active","collect_interval":null,"description":"teste de Recurso","uuid":"cef06b81-0d37-4bed-9de9-eb6690e9ebc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730303764343262</text:p>
          </table:table-cell>
          <table:table-cell office:value-type="string" calcext:value-type="string">
            <text:p>2021-07-08 15:15:07.739551</text:p>
          </table:table-cell>
          <table:table-cell office:value-type="string" calcext:value-type="string">
            <text:p>{"data":{"id":670,"uri":null,"created_at":"2021-07-08T18:15:07.664Z","updated_at":"2021-07-08T18:15:07.664Z","lat":20.0,"lon":40.0,"status":"active","collect_interval":null,"description":"Recurso para testes","uuid":"9594c6b6-adea-4ae0-bc18-a8739e418fe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879076957702637</text:p>
          </table:table-cell>
          <table:table-cell office:value-type="string" calcext:value-type="string">
            <text:p>2021-07-08 15:15:38.096197</text:p>
          </table:table-cell>
          <table:table-cell office:value-type="string" calcext:value-type="string">
            <text:p>{"data":{"id":671,"uri":null,"created_at":"2021-07-08T18:15:38.031Z","updated_at":"2021-07-08T18:15:38.031Z","lat":35.0,"lon":22.0,"status":"active","collect_interval":null,"description":"TESTE de Recurso","uuid":"39a8b71d-2d42-48cd-8f86-78c7bfe62511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14301681518555</text:p>
          </table:table-cell>
          <table:table-cell office:value-type="string" calcext:value-type="string">
            <text:p>2021-07-08 15:16:08.451896</text:p>
          </table:table-cell>
          <table:table-cell office:value-type="string" calcext:value-type="string">
            <text:p>{"data":{"id":672,"uri":null,"created_at":"2021-07-08T18:16:08.387Z","updated_at":"2021-07-08T18:16:08.387Z","lat":48.0,"lon":49.0,"status":"active","collect_interval":null,"description":"teste de Recurso","uuid":"8c571cee-b69a-4d6a-9942-67976f42e45f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158528327941895</text:p>
          </table:table-cell>
          <table:table-cell office:value-type="string" calcext:value-type="string">
            <text:p>2021-07-08 15:16:38.839777</text:p>
          </table:table-cell>
          <table:table-cell office:value-type="string" calcext:value-type="string">
            <text:p>{"data":{"id":673,"uri":null,"created_at":"2021-07-08T18:16:38.769Z","updated_at":"2021-07-08T18:16:38.769Z","lat":2.0,"lon":40.0,"status":"active","collect_interval":null,"description":"Recurso para testes","uuid":"92173e1a-cffb-4111-bd0f-af4c54d871c5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12333345413208</text:p>
          </table:table-cell>
          <table:table-cell office:value-type="string" calcext:value-type="string">
            <text:p>2021-07-08 15:17:09.365029</text:p>
          </table:table-cell>
          <table:table-cell office:value-type="string" calcext:value-type="string">
            <text:p>{"data":{"id":674,"uri":null,"created_at":"2021-07-08T18:17:09.307Z","updated_at":"2021-07-08T18:17:09.307Z","lat":46.0,"lon":46.0,"status":"active","collect_interval":null,"description":"TESTE de Recurso","uuid":"be09dddb-3bf3-422e-a5cd-e1c47c9ac877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4362850189208984</text:p>
          </table:table-cell>
          <table:table-cell office:value-type="string" calcext:value-type="string">
            <text:p>2021-07-08 15:17:39.772313</text:p>
          </table:table-cell>
          <table:table-cell office:value-type="string" calcext:value-type="string">
            <text:p>{"data":{"id":675,"uri":null,"created_at":"2021-07-08T18:17:39.707Z","updated_at":"2021-07-08T18:17:39.707Z","lat":32.0,"lon":17.0,"status":"active","collect_interval":null,"description":"teste de Recurso","uuid":"a0cd15c7-acb7-4b57-bd3b-58c806cd2025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884727478027344</text:p>
          </table:table-cell>
          <table:table-cell office:value-type="string" calcext:value-type="string">
            <text:p>2021-07-08 15:18:10.130648</text:p>
          </table:table-cell>
          <table:table-cell office:value-type="string" calcext:value-type="string">
            <text:p>{"data":{"id":676,"uri":null,"created_at":"2021-07-08T18:18:10.051Z","updated_at":"2021-07-08T18:18:10.051Z","lat":44.0,"lon":4.0,"status":"active","collect_interval":null,"description":"Recurso para testes","uuid":"1f0ef379-ad80-42a2-928f-f426c48fdf2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2668375968933105</text:p>
          </table:table-cell>
          <table:table-cell office:value-type="string" calcext:value-type="string">
            <text:p>2021-07-08 15:18:40.616957</text:p>
          </table:table-cell>
          <table:table-cell office:value-type="string" calcext:value-type="string">
            <text:p>{"data":{"id":677,"uri":null,"created_at":"2021-07-08T18:18:40.547Z","updated_at":"2021-07-08T18:18:40.547Z","lat":12.0,"lon":31.0,"status":"active","collect_interval":null,"description":"TESTE de Recurso","uuid":"df49afa6-de1e-4e68-95e3-6f68a60d536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481013298034668</text:p>
          </table:table-cell>
          <table:table-cell office:value-type="string" calcext:value-type="string">
            <text:p>2021-07-08 15:19:10.967785</text:p>
          </table:table-cell>
          <table:table-cell office:value-type="string" calcext:value-type="string">
            <text:p>{"data":{"id":678,"uri":null,"created_at":"2021-07-08T18:19:10.901Z","updated_at":"2021-07-08T18:19:10.901Z","lat":8.0,"lon":14.0,"status":"active","collect_interval":null,"description":"teste de Recurso","uuid":"84ce3527-e490-4948-9d24-d42402e774fb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317719459533691</text:p>
          </table:table-cell>
          <table:table-cell office:value-type="string" calcext:value-type="string">
            <text:p>2021-07-08 15:19:41.326168</text:p>
          </table:table-cell>
          <table:table-cell office:value-type="string" calcext:value-type="string">
            <text:p>{"data":{"id":679,"uri":null,"created_at":"2021-07-08T18:19:41.253Z","updated_at":"2021-07-08T18:19:41.253Z","lat":29.0,"lon":7.0,"status":"active","collect_interval":null,"description":"Recurso para testes","uuid":"327f7b83-cf39-47d9-b82e-1473c65a907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20194435119629</text:p>
          </table:table-cell>
          <table:table-cell office:value-type="string" calcext:value-type="string">
            <text:p>2021-07-08 15:20:11.711900</text:p>
          </table:table-cell>
          <table:table-cell office:value-type="string" calcext:value-type="string">
            <text:p>{"data":{"id":680,"uri":null,"created_at":"2021-07-08T18:20:11.642Z","updated_at":"2021-07-08T18:20:11.642Z","lat":1.0,"lon":33.0,"status":"active","collect_interval":null,"description":"TESTE de Recurso","uuid":"e94f1792-29c2-4b39-b33b-173ef8dc2e0c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16258144378662</text:p>
          </table:table-cell>
          <table:table-cell office:value-type="string" calcext:value-type="string">
            <text:p>2021-07-08 15:20:42.059837</text:p>
          </table:table-cell>
          <table:table-cell office:value-type="string" calcext:value-type="string">
            <text:p>{"data":{"id":681,"uri":null,"created_at":"2021-07-08T18:20:41.992Z","updated_at":"2021-07-08T18:20:41.992Z","lat":19.0,"lon":13.0,"status":"active","collect_interval":null,"description":"teste de Recurso","uuid":"011bd375-cc1d-46d8-9679-d206a591a75c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3079442977905273</text:p>
          </table:table-cell>
          <table:table-cell office:value-type="string" calcext:value-type="string">
            <text:p>2021-07-08 15:21:12.435255</text:p>
          </table:table-cell>
          <table:table-cell office:value-type="string" calcext:value-type="string">
            <text:p>{"data":{"id":682,"uri":null,"created_at":"2021-07-08T18:21:12.361Z","updated_at":"2021-07-08T18:21:12.361Z","lat":31.0,"lon":15.0,"status":"active","collect_interval":null,"description":"Recurso para testes","uuid":"ab7816c3-b5c7-4e18-a3ef-32a548dd2b4f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600245475769043</text:p>
          </table:table-cell>
          <table:table-cell office:value-type="string" calcext:value-type="string">
            <text:p>2021-07-08 15:21:42.829178</text:p>
          </table:table-cell>
          <table:table-cell office:value-type="string" calcext:value-type="string">
            <text:p>{"data":{"id":683,"uri":null,"created_at":"2021-07-08T18:21:42.757Z","updated_at":"2021-07-08T18:21:42.757Z","lat":37.0,"lon":29.0,"status":"active","collect_interval":null,"description":"TESTE de Recurso","uuid":"f7d0785f-77dc-4f9c-91b3-b61c2cc38b9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092368125915527</text:p>
          </table:table-cell>
          <table:table-cell office:value-type="string" calcext:value-type="string">
            <text:p>2021-07-08 15:22:13.239191</text:p>
          </table:table-cell>
          <table:table-cell office:value-type="string" calcext:value-type="string">
            <text:p>{"data":{"id":684,"uri":null,"created_at":"2021-07-08T18:22:13.179Z","updated_at":"2021-07-08T18:22:13.179Z","lat":8.0,"lon":35.0,"status":"active","collect_interval":null,"description":"teste de Recurso","uuid":"222d9f50-46ee-4e8d-b9f7-d8137f01e2e3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431015968322754</text:p>
          </table:table-cell>
          <table:table-cell office:value-type="string" calcext:value-type="string">
            <text:p>2021-07-08 15:22:43.602048</text:p>
          </table:table-cell>
          <table:table-cell office:value-type="string" calcext:value-type="string">
            <text:p>{"data":{"id":685,"uri":null,"created_at":"2021-07-08T18:22:43.528Z","updated_at":"2021-07-08T18:22:43.528Z","lat":48.0,"lon":11.0,"status":"active","collect_interval":null,"description":"Recurso para testes","uuid":"4732119a-c871-4d32-9624-abb7c3e8c386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0551109313964844</text:p>
          </table:table-cell>
          <table:table-cell office:value-type="string" calcext:value-type="string">
            <text:p>2021-07-08 15:23:14.077145</text:p>
          </table:table-cell>
          <table:table-cell office:value-type="string" calcext:value-type="string">
            <text:p>{"data":{"id":686,"uri":null,"created_at":"2021-07-08T18:23:14.017Z","updated_at":"2021-07-08T18:23:14.017Z","lat":34.0,"lon":26.0,"status":"active","collect_interval":null,"description":"TESTE de Recurso","uuid":"02613c2e-afd4-4932-a3cf-f5dbfecda902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19331789016723633</text:p>
          </table:table-cell>
          <table:table-cell office:value-type="string" calcext:value-type="string">
            <text:p>2021-07-08 15:23:44.415318</text:p>
          </table:table-cell>
          <table:table-cell office:value-type="string" calcext:value-type="string">
            <text:p>{"data":{"id":687,"uri":null,"created_at":"2021-07-08T18:23:44.353Z","updated_at":"2021-07-08T18:23:44.353Z","lat":42.0,"lon":31.0,"status":"active","collect_interval":null,"description":"teste de Recurso","uuid":"d7c4f4d0-7f28-4e3b-9d93-01703e09b75b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2790279388427734</text:p>
          </table:table-cell>
          <table:table-cell office:value-type="string" calcext:value-type="string">
            <text:p>2021-07-08 15:24:14.938339</text:p>
          </table:table-cell>
          <table:table-cell office:value-type="string" calcext:value-type="string">
            <text:p>{"data":{"id":688,"uri":null,"created_at":"2021-07-08T18:24:14.866Z","updated_at":"2021-07-08T18:24:14.866Z","lat":42.0,"lon":27.0,"status":"active","collect_interval":null,"description":"Recurso para testes","uuid":"a188b662-094a-4915-b52b-e7f5f213a44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2091984748840332</text:p>
          </table:table-cell>
          <table:table-cell office:value-type="string" calcext:value-type="string">
            <text:p>2021-07-08 15:24:45.300715</text:p>
          </table:table-cell>
          <table:table-cell office:value-type="string" calcext:value-type="string">
            <text:p>{"data":{"id":689,"uri":null,"created_at":"2021-07-08T18:24:45.233Z","updated_at":"2021-07-08T18:24:45.233Z","lat":38.0,"lon":31.0,"status":"active","collect_interval":null,"description":"TESTE de Recurso","uuid":"af3b4e82-0520-4213-a1a4-ec950cc33e2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486927032470703</text:p>
          </table:table-cell>
          <table:table-cell office:value-type="string" calcext:value-type="string">
            <text:p>2021-07-08 15:25:15.700479</text:p>
          </table:table-cell>
          <table:table-cell office:value-type="string" calcext:value-type="string">
            <text:p>{"data":{"id":690,"uri":null,"created_at":"2021-07-08T18:25:15.635Z","updated_at":"2021-07-08T18:25:15.635Z","lat":35.0,"lon":16.0,"status":"active","collect_interval":null,"description":"teste de Recurso","uuid":"b26eeaec-a36d-4de3-8ac7-db33b1fd9d7e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32334375381469727</text:p>
          </table:table-cell>
          <table:table-cell office:value-type="string" calcext:value-type="string">
            <text:p>2021-07-08 15:25:46.166064</text:p>
          </table:table-cell>
          <table:table-cell office:value-type="string" calcext:value-type="string">
            <text:p>{"data":{"id":691,"uri":null,"created_at":"2021-07-08T18:25:46.094Z","updated_at":"2021-07-08T18:25:46.094Z","lat":6.0,"lon":29.0,"status":"active","collect_interval":null,"description":"Recurso para testes","uuid":"bd320172-7782-4ff2-8482-9f036258fe71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831679344177246</text:p>
          </table:table-cell>
          <table:table-cell office:value-type="string" calcext:value-type="string">
            <text:p>2021-07-08 15:26:16.558351</text:p>
          </table:table-cell>
          <table:table-cell office:value-type="string" calcext:value-type="string">
            <text:p>{"data":{"id":692,"uri":null,"created_at":"2021-07-08T18:26:16.487Z","updated_at":"2021-07-08T18:26:16.487Z","lat":40.0,"lon":26.0,"status":"active","collect_interval":null,"description":"TESTE de Recurso","uuid":"49932bb8-c76e-40f7-bc06-4253e285578b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0882225036621094</text:p>
          </table:table-cell>
          <table:table-cell office:value-type="string" calcext:value-type="string">
            <text:p>2021-07-08 15:26:46.907364</text:p>
          </table:table-cell>
          <table:table-cell office:value-type="string" calcext:value-type="string">
            <text:p>{"data":{"id":693,"uri":null,"created_at":"2021-07-08T18:26:46.839Z","updated_at":"2021-07-08T18:26:46.839Z","lat":24.0,"lon":28.0,"status":"active","collect_interval":null,"description":"teste de Recurso","uuid":"5daba4cd-5476-4646-a4c2-de6aa9829fc7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691631317138672</text:p>
          </table:table-cell>
          <table:table-cell office:value-type="string" calcext:value-type="string">
            <text:p>2021-07-08 15:27:17.286691</text:p>
          </table:table-cell>
          <table:table-cell office:value-type="string" calcext:value-type="string">
            <text:p>{"data":{"id":694,"uri":null,"created_at":"2021-07-08T18:27:17.212Z","updated_at":"2021-07-08T18:27:17.212Z","lat":6.0,"lon":3.0,"status":"active","collect_interval":null,"description":"Recurso para testes","uuid":"9596ddf0-1849-496b-bdc8-f8ecd921933c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2280492782592773</text:p>
          </table:table-cell>
          <table:table-cell office:value-type="string" calcext:value-type="string">
            <text:p>2021-07-08 15:27:47.849264</text:p>
          </table:table-cell>
          <table:table-cell office:value-type="string" calcext:value-type="string">
            <text:p>{"data":{"id":695,"uri":null,"created_at":"2021-07-08T18:27:47.784Z","updated_at":"2021-07-08T18:27:47.784Z","lat":48.0,"lon":45.0,"status":"active","collect_interval":null,"description":"TESTE de Recurso","uuid":"ba1e421e-bdae-4219-abd7-30797bfca3bf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189488410949707</text:p>
          </table:table-cell>
          <table:table-cell office:value-type="string" calcext:value-type="string">
            <text:p>2021-07-08 15:28:18.261446</text:p>
          </table:table-cell>
          <table:table-cell office:value-type="string" calcext:value-type="string">
            <text:p>{"data":{"id":696,"uri":null,"created_at":"2021-07-08T18:28:18.199Z","updated_at":"2021-07-08T18:28:18.199Z","lat":5.0,"lon":2.0,"status":"active","collect_interval":null,"description":"teste de Recurso","uuid":"46ee506f-f0df-42d6-8c93-019ca75f048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2110414505004883</text:p>
          </table:table-cell>
          <table:table-cell office:value-type="string" calcext:value-type="string">
            <text:p>2021-07-08 15:28:48.658200</text:p>
          </table:table-cell>
          <table:table-cell office:value-type="string" calcext:value-type="string">
            <text:p>{"data":{"id":697,"uri":null,"created_at":"2021-07-08T18:28:48.591Z","updated_at":"2021-07-08T18:28:48.591Z","lat":28.0,"lon":32.0,"status":"active","collect_interval":null,"description":"Recurso para testes","uuid":"13d05389-7242-4dd8-9132-c34be66800e8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31645822525024414</text:p>
          </table:table-cell>
          <table:table-cell office:value-type="string" calcext:value-type="string">
            <text:p>2021-07-08 15:29:19.144415</text:p>
          </table:table-cell>
          <table:table-cell office:value-type="string" calcext:value-type="string">
            <text:p>{"data":{"id":698,"uri":null,"created_at":"2021-07-08T18:29:19.082Z","updated_at":"2021-07-08T18:29:19.082Z","lat":43.0,"lon":42.0,"status":"active","collect_interval":null,"description":"TESTE de Recurso","uuid":"9e3771bf-e36f-4259-b381-1b2b8c5c22b9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32025599479675293</text:p>
          </table:table-cell>
          <table:table-cell office:value-type="string" calcext:value-type="string">
            <text:p>2021-07-08 15:29:49.604159</text:p>
          </table:table-cell>
          <table:table-cell office:value-type="string" calcext:value-type="string">
            <text:p>{"data":{"id":699,"uri":null,"created_at":"2021-07-08T18:29:49.544Z","updated_at":"2021-07-08T18:29:49.544Z","lat":39.0,"lon":13.0,"status":"active","collect_interval":null,"description":"teste de Recurso","uuid":"8f519e07-a970-43e4-97b7-41812f1fc669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5931239128112793</text:p>
          </table:table-cell>
          <table:table-cell office:value-type="string" calcext:value-type="string">
            <text:p>2021-07-08 15:30:20.060329</text:p>
          </table:table-cell>
          <table:table-cell office:value-type="string" calcext:value-type="string">
            <text:p>{"data":{"id":700,"uri":null,"created_at":"2021-07-08T18:30:19.992Z","updated_at":"2021-07-08T18:30:19.992Z","lat":21.0,"lon":14.0,"status":"active","collect_interval":null,"description":"Recurso para testes","uuid":"04310c1b-41a6-45e7-86e7-a4e6ab366aa7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19173932075500488</text:p>
          </table:table-cell>
          <table:table-cell office:value-type="string" calcext:value-type="string">
            <text:p>2021-07-08 15:30:50.426869</text:p>
          </table:table-cell>
          <table:table-cell office:value-type="string" calcext:value-type="string">
            <text:p>{"data":{"id":701,"uri":null,"created_at":"2021-07-08T18:30:50.375Z","updated_at":"2021-07-08T18:30:50.375Z","lat":13.0,"lon":21.0,"status":"active","collect_interval":null,"description":"TESTE de Recurso","uuid":"163d17de-492c-4be3-8bc2-e106a274c795","city":null,"neighborhood":null,"state":null,"postal_code":null,"country":null,"capabilities":["averageTemperature"]}}</text:p>
          </table:table-cell>
          <table:table-cell/>
        </table:table-row>
        <table:table-row table:style-name="ro1">
          <table:table-cell office:value-type="string" calcext:value-type="string">
            <text:p>0.2614774703979492</text:p>
          </table:table-cell>
          <table:table-cell office:value-type="string" calcext:value-type="string">
            <text:p>2021-07-08 15:31:20.832051</text:p>
          </table:table-cell>
          <table:table-cell office:value-type="string" calcext:value-type="string">
            <text:p>{"data":{"id":702,"uri":null,"created_at":"2021-07-08T18:31:20.770Z","updated_at":"2021-07-08T18:31:20.770Z","lat":46.0,"lon":9.0,"status":"active","collect_interval":null,"description":"teste de Recurso","uuid":"56a88613-e9d0-432f-ac10-c69929386851","city":null,"neighborhood":null,"state":null,"postal_code":null,"country":null,"capabilities":["averagePressure"]}}</text:p>
          </table:table-cell>
          <table:table-cell/>
        </table:table-row>
        <table:table-row table:style-name="ro1">
          <table:table-cell office:value-type="string" calcext:value-type="string">
            <text:p>0.21835541725158691</text:p>
          </table:table-cell>
          <table:table-cell office:value-type="string" calcext:value-type="string">
            <text:p>2021-07-08 15:31:51.191146</text:p>
          </table:table-cell>
          <table:table-cell office:value-type="string" calcext:value-type="string">
            <text:p>{"data":{"id":703,"uri":null,"created_at":"2021-07-08T18:31:51.122Z","updated_at":"2021-07-08T18:31:51.122Z","lat":9.0,"lon":3.0,"status":"active","collect_interval":null,"description":"Recurso para testes","uuid":"f56d7c55-e430-4f84-8a3e-45fabfafbe30","city":null,"neighborhood":null,"state":null,"postal_code":null,"country":null,"capabilities":["averagePressure","averageTemperature"]}}</text:p>
          </table:table-cell>
          <table:table-cell/>
        </table:table-row>
        <table:table-row table:style-name="ro1">
          <table:table-cell office:value-type="string" calcext:value-type="string">
            <text:p>0.21722769737243652</text:p>
          </table:table-cell>
          <table:table-cell office:value-type="string" calcext:value-type="string">
            <text:p>2021-07-08 15:32:21.653429</text:p>
          </table:table-cell>
          <table:table-cell office:value-type="string" calcext:value-type="string">
            <text:p>{"data":{"id":704,"uri":null,"created_at":"2021-07-08T18:32:21.587Z","updated_at":"2021-07-08T18:32:21.587Z","lat":0.0,"lon":48.0,"status":"active","collect_interval":null,"description":"TESTE de Recurso","uuid":"3f06ddff-4e41-4fb5-8211-4d3d039b4ab6","city":null,"neighborhood":null,"state":null,"postal_code":null,"country":null,"capabilities":["averageTemperature"]}}</text:p>
          </table:table-cell>
          <table:table-cell table:style-name="ce3" office:value-type="string" calcext:value-type="string">
            <text:p>2021-07-08T18:32:21.587Z</text:p>
          </table:table-cell>
        </table:table-row>
        <table:table-row table:style-name="ro1">
          <table:table-cell office:value-type="string" calcext:value-type="string">
            <text:p>0.18840980529785156</text:p>
          </table:table-cell>
          <table:table-cell office:value-type="string" calcext:value-type="string">
            <text:p>2021-07-08 15:32:52.029546</text:p>
          </table:table-cell>
          <table:table-cell office:value-type="string" calcext:value-type="string">
            <text:p>{"data":{"id":705,"uri":null,"created_at":"2021-07-08T18:32:51.977Z","updated_at":"2021-07-08T18:32:51.977Z","lat":30.0,"lon":5.0,"status":"active","collect_interval":null,"description":"teste de Recurso","uuid":"178d55ef-392f-4b07-a549-e3bdf223f086","city":null,"neighborhood":null,"state":null,"postal_code":null,"country":null,"capabilities":["averagePressure"]}}</text:p>
          </table:table-cell>
          <table:table-cell table:style-name="ce3" office:value-type="string" calcext:value-type="string">
            <text:p>2021-07-08T18:32:51.977Z</text:p>
          </table:table-cell>
        </table:table-row>
        <table:table-row table:style-name="ro1">
          <table:table-cell office:value-type="string" calcext:value-type="string">
            <text:p>0.21240973472595215</text:p>
          </table:table-cell>
          <table:table-cell office:value-type="string" calcext:value-type="string">
            <text:p>2021-07-08 15:33:22.441581</text:p>
          </table:table-cell>
          <table:table-cell office:value-type="string" calcext:value-type="string">
            <text:p>{"data":{"id":706,"uri":null,"created_at":"2021-07-08T18:33:22.378Z","updated_at":"2021-07-08T18:33:22.378Z","lat":34.0,"lon":27.0,"status":"active","collect_interval":null,"description":"Recurso para testes","uuid":"198cf0c3-10b6-437d-b38a-74f78ccd9694","city":null,"neighborhood":null,"state":null,"postal_code":null,"country":null,"capabilities":["averagePressure","averageTemperature"]}}</text:p>
          </table:table-cell>
          <table:table-cell table:style-name="ce3" office:value-type="string" calcext:value-type="string">
            <text:p>2021-07-08T18:33:22.378Z</text:p>
          </table:table-cell>
        </table:table-row>
        <table:table-row table:style-name="ro1">
          <table:table-cell office:value-type="string" calcext:value-type="string">
            <text:p>0.20992374420166016</text:p>
          </table:table-cell>
          <table:table-cell office:value-type="string" calcext:value-type="string">
            <text:p>2021-07-08 15:33:52.830537</text:p>
          </table:table-cell>
          <table:table-cell office:value-type="string" calcext:value-type="string">
            <text:p>{"data":{"id":707,"uri":null,"created_at":"2021-07-08T18:33:52.766Z","updated_at":"2021-07-08T18:33:52.766Z","lat":46.0,"lon":28.0,"status":"active","collect_interval":null,"description":"TESTE de Recurso","uuid":"c31440c7-3762-43b8-b87f-2117343034da","city":null,"neighborhood":null,"state":null,"postal_code":null,"country":null,"capabilities":["averageTemperature"]}}</text:p>
          </table:table-cell>
          <table:table-cell table:style-name="ce3" office:value-type="string" calcext:value-type="string">
            <text:p>2021-07-08T18:33:52.766Z</text:p>
          </table:table-cell>
        </table:table-row>
        <table:table-row table:style-name="ro1">
          <table:table-cell office:value-type="string" calcext:value-type="string">
            <text:p>0.24640870094299316</text:p>
          </table:table-cell>
          <table:table-cell office:value-type="string" calcext:value-type="string">
            <text:p>2021-07-08 15:34:23.286338</text:p>
          </table:table-cell>
          <table:table-cell office:value-type="string" calcext:value-type="string">
            <text:p>{"data":{"id":708,"uri":null,"created_at":"2021-07-08T18:34:23.228Z","updated_at":"2021-07-08T18:34:23.228Z","lat":3.0,"lon":6.0,"status":"active","collect_interval":null,"description":"teste de Recurso","uuid":"65b3ba8a-feb4-4145-aeb8-58839ec0c7dd","city":null,"neighborhood":null,"state":null,"postal_code":null,"country":null,"capabilities":["averagePressure"]}}</text:p>
          </table:table-cell>
          <table:table-cell table:style-name="ce3" office:value-type="string" calcext:value-type="string">
            <text:p>2021-07-08T18:34:23.228Z</text:p>
          </table:table-cell>
        </table:table-row>
        <table:table-row table:style-name="ro1">
          <table:table-cell office:value-type="string" calcext:value-type="string">
            <text:p>0.22651958465576172</text:p>
          </table:table-cell>
          <table:table-cell office:value-type="string" calcext:value-type="string">
            <text:p>2021-07-08 15:34:53.731665</text:p>
          </table:table-cell>
          <table:table-cell office:value-type="string" calcext:value-type="string">
            <text:p>{"data":{"id":709,"uri":null,"created_at":"2021-07-08T18:34:53.660Z","updated_at":"2021-07-08T18:34:53.660Z","lat":27.0,"lon":27.0,"status":"active","collect_interval":null,"description":"Recurso para testes","uuid":"f043bd15-c778-4e49-a3a6-0f49d8e2ed3d","city":null,"neighborhood":null,"state":null,"postal_code":null,"country":null,"capabilities":["averagePressure","averageTemperature"]}}</text:p>
          </table:table-cell>
          <table:table-cell table:style-name="ce3" office:value-type="string" calcext:value-type="string">
            <text:p>2021-07-08T18:34:53.660Z</text:p>
          </table:table-cell>
        </table:table-row>
        <table:table-row table:style-name="ro1">
          <table:table-cell office:value-type="string" calcext:value-type="string">
            <text:p>0.3173558712005615</text:p>
          </table:table-cell>
          <table:table-cell office:value-type="string" calcext:value-type="string">
            <text:p>2021-07-08 15:35:24.225899</text:p>
          </table:table-cell>
          <table:table-cell office:value-type="string" calcext:value-type="string">
            <text:p>{"data":{"id":710,"uri":null,"created_at":"2021-07-08T18:35:24.167Z","updated_at":"2021-07-08T18:35:24.167Z","lat":8.0,"lon":5.0,"status":"active","collect_interval":null,"description":"TESTE de Recurso","uuid":"811ed891-9af4-4ea5-b7b0-419fd4c7ba4e","city":null,"neighborhood":null,"state":null,"postal_code":null,"country":null,"capabilities":["averageTemperature"]}}</text:p>
          </table:table-cell>
          <table:table-cell table:style-name="ce3" office:value-type="string" calcext:value-type="string">
            <text:p>2021-07-08T18:35:24.167Z</text:p>
          </table:table-cell>
        </table:table-row>
        <table:table-row table:style-name="ro1">
          <table:table-cell office:value-type="string" calcext:value-type="string">
            <text:p>0.3026714324951172</text:p>
          </table:table-cell>
          <table:table-cell office:value-type="string" calcext:value-type="string">
            <text:p>2021-07-08 15:35:54.745671</text:p>
          </table:table-cell>
          <table:table-cell office:value-type="string" calcext:value-type="string">
            <text:p>{"data":{"id":711,"uri":null,"created_at":"2021-07-08T18:35:54.694Z","updated_at":"2021-07-08T18:35:54.694Z","lat":31.0,"lon":13.0,"status":"active","collect_interval":null,"description":"teste de Recurso","uuid":"dbc9a2ce-459f-4174-a693-a126f5a82b7c","city":null,"neighborhood":null,"state":null,"postal_code":null,"country":null,"capabilities":["averagePressure"]}}</text:p>
          </table:table-cell>
          <table:table-cell table:style-name="ce3" office:value-type="string" calcext:value-type="string">
            <text:p>2021-07-08T18:35:54.694Z</text:p>
          </table:table-cell>
        </table:table-row>
        <table:table-row table:style-name="ro1">
          <table:table-cell office:value-type="string" calcext:value-type="string">
            <text:p>0.23350834846496582</text:p>
          </table:table-cell>
          <table:table-cell office:value-type="string" calcext:value-type="string">
            <text:p>2021-07-08 15:36:25.139882</text:p>
          </table:table-cell>
          <table:table-cell office:value-type="string" calcext:value-type="string">
            <text:p>{"data":{"id":712,"uri":null,"created_at":"2021-07-08T18:36:25.069Z","updated_at":"2021-07-08T18:36:25.069Z","lat":0.0,"lon":11.0,"status":"active","collect_interval":null,"description":"Recurso para testes","uuid":"d47004c1-97a6-4552-81d6-3ebda39aecd9","city":null,"neighborhood":null,"state":null,"postal_code":null,"country":null,"capabilities":["averagePressure","averageTemperature"]}}</text:p>
          </table:table-cell>
          <table:table-cell table:style-name="ce3" office:value-type="string" calcext:value-type="string">
            <text:p>2021-07-08T18:36:25.069Z</text:p>
          </table:table-cell>
        </table:table-row>
        <table:table-row table:style-name="ro1">
          <table:table-cell office:value-type="string" calcext:value-type="string">
            <text:p>0.22085356712341309</text:p>
          </table:table-cell>
          <table:table-cell office:value-type="string" calcext:value-type="string">
            <text:p>2021-07-08 15:36:55.535905</text:p>
          </table:table-cell>
          <table:table-cell office:value-type="string" calcext:value-type="string">
            <text:p>{"data":{"id":713,"uri":null,"created_at":"2021-07-08T18:36:55.470Z","updated_at":"2021-07-08T18:36:55.470Z","lat":15.0,"lon":21.0,"status":"active","collect_interval":null,"description":"TESTE de Recurso","uuid":"b9595539-c74d-4ddb-91cd-c0570ce52dbb","city":null,"neighborhood":null,"state":null,"postal_code":null,"country":null,"capabilities":["averageTemperature"]}}</text:p>
          </table:table-cell>
          <table:table-cell table:style-name="ce3" office:value-type="string" calcext:value-type="string">
            <text:p>2021-07-08T18:36:55.470Z</text:p>
          </table:table-cell>
        </table:table-row>
        <table:table-row table:style-name="ro1">
          <table:table-cell office:value-type="string" calcext:value-type="string">
            <text:p>0.21425175666809082</text:p>
          </table:table-cell>
          <table:table-cell office:value-type="string" calcext:value-type="string">
            <text:p>2021-07-08 15:37:25.913767</text:p>
          </table:table-cell>
          <table:table-cell office:value-type="string" calcext:value-type="string">
            <text:p>{"data":{"id":714,"uri":null,"created_at":"2021-07-08T18:37:25.849Z","updated_at":"2021-07-08T18:37:25.849Z","lat":18.0,"lon":30.0,"status":"active","collect_interval":null,"description":"teste de Recurso","uuid":"41033478-b0a2-4217-a269-7bc7849389bc","city":null,"neighborhood":null,"state":null,"postal_code":null,"country":null,"capabilities":["averagePressure"]}}</text:p>
          </table:table-cell>
          <table:table-cell table:style-name="ce3" office:value-type="string" calcext:value-type="string">
            <text:p>2021-07-08T18:37:25.849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7:09:06.9211079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3T17:09:39.464724400</dc:date>
    <meta:editing-duration>PT10M46S</meta:editing-duration>
    <meta:editing-cycles>2</meta:editing-cycles>
    <meta:generator>LibreOffice/6.4.7.2$Linux_X86_64 LibreOffice_project/40$Build-2</meta:generator>
    <meta:document-statistic meta:table-count="1" meta:cell-count="995" meta:object-count="0"/>
  </office:meta>
</office:document-meta>
</file>